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pt"/>
    </style:style>
    <style:style style:name="co2" style:family="table-column">
      <style:table-column-properties fo:break-before="auto" style:column-width="28.4pt"/>
    </style:style>
    <style:style style:name="co3" style:family="table-column">
      <style:table-column-properties fo:break-before="auto" style:column-width="46.06pt"/>
    </style:style>
    <style:style style:name="co4" style:family="table-column">
      <style:table-column-properties fo:break-before="auto" style:column-width="59.3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64.06pt"/>
    </style:style>
    <style:style style:name="co7" style:family="table-column">
      <style:table-column-properties fo:break-before="auto" style:column-width="68.85pt"/>
    </style:style>
    <style:style style:name="co8" style:family="table-column">
      <style:table-column-properties fo:break-before="auto" style:column-width="104.51pt"/>
    </style:style>
    <style:style style:name="co9" style:family="table-column">
      <style:table-column-properties fo:break-before="auto" style:column-width="70.3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53.4pt"/>
    </style:style>
    <style:style style:name="co13" style:family="table-column">
      <style:table-column-properties fo:break-before="auto" style:column-width="50.09pt"/>
    </style:style>
    <style:style style:name="co14" style:family="table-column">
      <style:table-column-properties fo:break-before="auto" style:column-width="40.2pt"/>
    </style:style>
    <style:style style:name="co15" style:family="table-column">
      <style:table-column-properties fo:break-before="auto" style:column-width="97.54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34.3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24.75pt"/>
    </style:style>
    <style:style style:name="co20" style:family="table-column">
      <style:table-column-properties fo:break-before="auto" style:column-width="65.91pt"/>
    </style:style>
    <style:style style:name="co21" style:family="table-column">
      <style:table-column-properties fo:break-before="auto" style:column-width="19.59pt"/>
    </style:style>
    <style:style style:name="co22" style:family="table-column">
      <style:table-column-properties fo:break-before="auto" style:column-width="67.75pt"/>
    </style:style>
    <style:style style:name="co23" style:family="table-column">
      <style:table-column-properties fo:break-before="auto" style:column-width="103.8pt"/>
    </style:style>
    <style:style style:name="co24" style:family="table-column">
      <style:table-column-properties fo:break-before="auto" style:column-width="98.25pt"/>
    </style:style>
    <style:style style:name="co25" style:family="table-column">
      <style:table-column-properties fo:break-before="auto" style:column-width="93.09pt"/>
    </style:style>
    <style:style style:name="co26" style:family="table-column">
      <style:table-column-properties fo:break-before="auto" style:column-width="85.75pt"/>
    </style:style>
    <style:style style:name="co27" style:family="table-column">
      <style:table-column-properties fo:break-before="auto" style:column-width="82.46pt"/>
    </style:style>
    <style:style style:name="co28" style:family="table-column">
      <style:table-column-properties fo:break-before="auto" style:column-width="101.2pt"/>
    </style:style>
    <style:style style:name="co29" style:family="table-column">
      <style:table-column-properties fo:break-before="auto" style:column-width="102.64pt"/>
    </style:style>
    <style:style style:name="co30" style:family="table-column">
      <style:table-column-properties fo:break-before="auto" style:column-width="107.46pt"/>
    </style:style>
    <style:style style:name="co31" style:family="table-column">
      <style:table-column-properties fo:break-before="auto" style:column-width="133.2pt"/>
    </style:style>
    <style:style style:name="co32" style:family="table-column">
      <style:table-column-properties fo:break-before="auto" style:column-width="11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/>
    <style:style style:name="ce2" style:family="table-cell" style:parent-style-name="Default" style:data-style-name="N99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3" style:family="table-cell" style:parent-style-name="Pivot_20_Table_20_Field">
      <style:table-cell-properties fo:border="0.99pt solid #000000"/>
    </style:style>
    <style:style style:name="ce1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7" style:family="table-cell" style:parent-style-name="Pivot_20_Table_20_Category" style:data-style-name="N0">
      <style:table-cell-properties fo:border="0.99pt solid #000000"/>
    </style:style>
    <style:style style:name="ce1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22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23" style:family="table-cell" style:parent-style-name="Pivot_20_Table_20_Value" style:data-style-name="N2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Value" style:data-style-name="N2">
      <style:table-cell-properties fo:border-bottom="0.99pt solid #000000" fo:border-left="0.99pt solid #000000" fo:border-right="none" fo:border-top="0.99pt solid #000000"/>
    </style:style>
    <style:style style:name="ce25" style:family="table-cell" style:parent-style-name="Pivot_20_Table_20_Result" style:data-style-name="N2">
      <style:table-cell-properties fo:border-bottom="2.01pt solid #000000" fo:border-left="0.99pt solid #000000" fo:border-right="none" fo:border-top="0.99pt solid #000000"/>
    </style:style>
    <style:style style:name="ce2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8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29" style:family="table-cell" style:parent-style-name="Pivot_20_Table_20_Value" style:data-style-name="N2"/>
    <style:style style:name="ce30" style:family="table-cell" style:parent-style-name="Pivot_20_Table_20_Value" style:data-style-name="N2">
      <style:table-cell-properties fo:border-bottom="0.99pt solid #000000" fo:border-left="none" fo:border-right="none" fo:border-top="none"/>
    </style:style>
    <style:style style:name="ce31" style:family="table-cell" style:parent-style-name="Pivot_20_Table_20_Value" style:data-style-name="N2">
      <style:table-cell-properties fo:border-bottom="0.99pt solid #000000" fo:border-left="none" fo:border-right="none" fo:border-top="0.99pt solid #000000"/>
    </style:style>
    <style:style style:name="ce32" style:family="table-cell" style:parent-style-name="Pivot_20_Table_20_Result" style:data-style-name="N2">
      <style:table-cell-properties fo:border-bottom="2.01pt solid #000000" fo:border-left="none" fo:border-right="none" fo:border-top="0.99pt solid #000000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5" style:family="table-cell" style:parent-style-name="Pivot_20_Table_20_Value" style:data-style-name="N2">
      <style:table-cell-properties fo:border-bottom="none" fo:border-left="none" fo:border-right="2.01pt solid #000000" fo:border-top="0.99pt solid #000000"/>
    </style:style>
    <style:style style:name="ce36" style:family="table-cell" style:parent-style-name="Pivot_20_Table_20_Value" style:data-style-name="N2">
      <style:table-cell-properties fo:border-bottom="none" fo:border-left="none" fo:border-right="2.01pt solid #000000" fo:border-top="none"/>
    </style:style>
    <style:style style:name="ce37" style:family="table-cell" style:parent-style-name="Pivot_20_Table_20_Value" style:data-style-name="N2">
      <style:table-cell-properties fo:border-bottom="0.99pt solid #000000" fo:border-left="none" fo:border-right="2.01pt solid #000000" fo:border-top="none"/>
    </style:style>
    <style:style style:name="ce38" style:family="table-cell" style:parent-style-name="Pivot_20_Table_20_Value" style:data-style-name="N2">
      <style:table-cell-properties fo:border-bottom="0.99pt solid #000000" fo:border-left="none" fo:border-right="2.01pt solid #000000" fo:border-top="0.99pt solid #000000"/>
    </style:style>
    <style:style style:name="ce39" style:family="table-cell" style:parent-style-name="Pivot_20_Table_20_Result" style:data-style-name="N2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Opt Det</text:p>
          </table:table-cell>
          <table:table-cell office:value-type="string" calcext:value-type="string">
            <text:p>Heur Det</text:p>
          </table:table-cell>
          <table:table-cell office:value-type="string" calcext:value-type="string">
            <text:p>Opt Stoc</text:p>
          </table:table-cell>
          <table:table-cell office:value-type="string" calcext:value-type="string">
            <text:p>BB nodes</text:p>
          </table:table-cell>
          <table:table-cell office:value-type="string" calcext:value-type="string">
            <text:p>BB nodes pruned</text:p>
          </table:table-cell>
          <table:table-cell office:value-type="string" calcext:value-type="string">
            <text:p>n cuts Det</text:p>
          </table:table-cell>
          <table:table-cell office:value-type="string" calcext:value-type="string">
            <text:p>n cuts Stoc</text:p>
          </table:table-cell>
          <table:table-cell office:value-type="string" calcext:value-type="string">
            <text:p>t master</text:p>
          </table:table-cell>
          <table:table-cell office:value-type="string" calcext:value-type="string">
            <text:p>t slave</text:p>
          </table:table-cell>
          <table:table-cell office:value-type="string" calcext:value-type="string">
            <text:p>t Stoc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counterexample</text:p>
          </table:table-cell>
          <table:table-cell office:value-type="string" calcext:value-type="string">
            <text:p>time ratio</text:p>
          </table:table-cell>
          <table:table-cell office:value-type="string" calcext:value-type="string">
            <text:p>value ratio</text:p>
          </table:table-cell>
          <table:table-cell office:value-type="string" calcext:value-type="string">
            <text:p>count_counterex</text:p>
          </table:table-cell>
          <table:table-cell office:value-type="string" calcext:value-type="string">
            <text:p>cuts per nod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75691083803" calcext:value-type="float">
            <text:p>7.76</text:p>
          </table:table-cell>
          <table:table-cell office:value-type="float" office:value="7.04529055625" calcext:value-type="float">
            <text:p>7.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.00642251968384" calcext:value-type="float">
            <text:p>0.01</text:p>
          </table:table-cell>
          <table:table-cell office:value-type="float" office:value="3.00672364235" calcext:value-type="float">
            <text:p>3.01</text:p>
          </table:table-cell>
          <table:table-cell office:value-type="float" office:value="2.6346180439" calcext:value-type="float">
            <text:p>2.63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2]+[.L2])/[.M2]" office:value-type="float" office:value="1.14367476113293" calcext:value-type="float">
            <text:p>1.14</text:p>
          </table:table-cell>
          <table:table-cell table:style-name="ce1" table:formula="of:=[.E2]/[.D2]" office:value-type="float" office:value="1" calcext:value-type="float">
            <text:p>1.00</text:p>
          </table:table-cell>
          <table:table-cell table:formula="of:=IF([.O2];1;0)" office:value-type="float" office:value="0" calcext:value-type="float">
            <text:p>0</text:p>
          </table:table-cell>
          <table:table-cell table:formula="of:=([.I2]-[.J2])/([.G2]-1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.6887761323" calcext:value-type="float">
            <text:p>15.69</text:p>
          </table:table-cell>
          <table:table-cell office:value-type="float" office:value="15.9807127171" calcext:value-type="float">
            <text:p>15.98</text:p>
          </table:table-cell>
          <table:table-cell office:value-type="float" office:value="10.6627824825" calcext:value-type="float">
            <text:p>10.6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0.00919532775879" calcext:value-type="float">
            <text:p>0.01</text:p>
          </table:table-cell>
          <table:table-cell office:value-type="float" office:value="4.81287574768" calcext:value-type="float">
            <text:p>4.81</text:p>
          </table:table-cell>
          <table:table-cell office:value-type="float" office:value="2.5873939991" calcext:value-type="float">
            <text:p>2.5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]+[.L3])/[.M3]" office:value-type="float" office:value="1.86367869644751" calcext:value-type="float">
            <text:p>1.86</text:p>
          </table:table-cell>
          <table:table-cell table:style-name="ce1" table:formula="of:=[.E3]/[.D3]" office:value-type="float" office:value="1.01860798970794" calcext:value-type="float">
            <text:p>1.02</text:p>
          </table:table-cell>
          <table:table-cell table:formula="of:=IF([.O3];1;0)" office:value-type="float" office:value="1" calcext:value-type="float">
            <text:p>1</text:p>
          </table:table-cell>
          <table:table-cell table:formula="of:=([.I3]-[.J3])/([.G3]-1)" office:value-type="float" office:value="0.785714285714286" calcext:value-type="float">
            <text:p>0.7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.27435513913" calcext:value-type="float">
            <text:p>5.27</text:p>
          </table:table-cell>
          <table:table-cell office:value-type="float" office:value="10.7060116716" calcext:value-type="float">
            <text:p>10.71</text:p>
          </table:table-cell>
          <table:table-cell office:value-type="float" office:value="3.78508202732" calcext:value-type="float">
            <text:p>3.7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0049991607666" calcext:value-type="float">
            <text:p>0.00</text:p>
          </table:table-cell>
          <table:table-cell office:value-type="float" office:value="3.22013688087" calcext:value-type="float">
            <text:p>3.22</text:p>
          </table:table-cell>
          <table:table-cell office:value-type="float" office:value="1.81295800209" calcext:value-type="float">
            <text:p>1.8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4]+[.L4])/[.M4]" office:value-type="float" office:value="1.77893588153649" calcext:value-type="float">
            <text:p>1.78</text:p>
          </table:table-cell>
          <table:table-cell table:style-name="ce1" table:formula="of:=[.E4]/[.D4]" office:value-type="float" office:value="2.02982381527042" calcext:value-type="float">
            <text:p>2.03</text:p>
          </table:table-cell>
          <table:table-cell table:formula="of:=IF([.O4];1;0)" office:value-type="float" office:value="1" calcext:value-type="float">
            <text:p>1</text:p>
          </table:table-cell>
          <table:table-cell table:formula="of:=([.I4]-[.J4])/([.G4]-1)" office:value-type="float" office:value="1.33333333333333" calcext:value-type="float">
            <text:p>1.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0495641089" calcext:value-type="float">
            <text:p>15.05</text:p>
          </table:table-cell>
          <table:table-cell office:value-type="float" office:value="26.6845258342" calcext:value-type="float">
            <text:p>26.68</text:p>
          </table:table-cell>
          <table:table-cell office:value-type="float" office:value="12.224973943" calcext:value-type="float">
            <text:p>12.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0.0128247737885" calcext:value-type="float">
            <text:p>0.01</text:p>
          </table:table-cell>
          <table:table-cell office:value-type="float" office:value="7.5062277317" calcext:value-type="float">
            <text:p>7.51</text:p>
          </table:table-cell>
          <table:table-cell office:value-type="float" office:value="1.85165786743" calcext:value-type="float">
            <text:p>1.8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5]+[.L5])/[.M5]" office:value-type="float" office:value="4.06071371917348" calcext:value-type="float">
            <text:p>4.06</text:p>
          </table:table-cell>
          <table:table-cell table:style-name="ce1" table:formula="of:=[.E5]/[.D5]" office:value-type="float" office:value="1.77310954929381" calcext:value-type="float">
            <text:p>1.77</text:p>
          </table:table-cell>
          <table:table-cell table:formula="of:=IF([.O5];1;0)" office:value-type="float" office:value="1" calcext:value-type="float">
            <text:p>1</text:p>
          </table:table-cell>
          <table:table-cell table:formula="of:=([.I5]-[.J5])/([.G5]-1)" office:value-type="float" office:value="0.545454545454545" calcext:value-type="float">
            <text:p>0.5454545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39564131205" calcext:value-type="float">
            <text:p>4.40</text:p>
          </table:table-cell>
          <table:table-cell office:value-type="float" office:value="4.40754142254" calcext:value-type="float">
            <text:p>4.41</text:p>
          </table:table-cell>
          <table:table-cell office:value-type="float" office:value="3.61210187772" calcext:value-type="float">
            <text:p>3.6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00805044174194" calcext:value-type="float">
            <text:p>0.01</text:p>
          </table:table-cell>
          <table:table-cell office:value-type="float" office:value="2.67423915863" calcext:value-type="float">
            <text:p>2.67</text:p>
          </table:table-cell>
          <table:table-cell office:value-type="float" office:value="1.21196484566" calcext:value-type="float">
            <text:p>1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]+[.L6])/[.M6]" office:value-type="float" office:value="2.21317442496547" calcext:value-type="float">
            <text:p>2.21</text:p>
          </table:table-cell>
          <table:table-cell table:style-name="ce1" table:formula="of:=[.E6]/[.D6]" office:value-type="float" office:value="1.00270725239964" calcext:value-type="float">
            <text:p>1.00</text:p>
          </table:table-cell>
          <table:table-cell table:formula="of:=IF([.O6];1;0)" office:value-type="float" office:value="1" calcext:value-type="float">
            <text:p>1</text:p>
          </table:table-cell>
          <table:table-cell table:formula="of:=([.I6]-[.J6])/([.G6]-1)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43515360049" calcext:value-type="float">
            <text:p>7.44</text:p>
          </table:table-cell>
          <table:table-cell office:value-type="float" office:value="5.26361611532" calcext:value-type="float">
            <text:p>5.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0412654876709" calcext:value-type="float">
            <text:p>0.00</text:p>
          </table:table-cell>
          <table:table-cell office:value-type="float" office:value="1.40523028374" calcext:value-type="float">
            <text:p>1.41</text:p>
          </table:table-cell>
          <table:table-cell office:value-type="float" office:value="0.893826007843" calcext:value-type="float">
            <text:p>0.8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7]+[.L7])/[.M7]" office:value-type="float" office:value="1.57676865535405" calcext:value-type="float">
            <text:p>1.58</text:p>
          </table:table-cell>
          <table:table-cell table:style-name="ce1" table:formula="of:=[.E7]/[.D7]" office:value-type="float" office:value="1" calcext:value-type="float">
            <text:p>1.00</text:p>
          </table:table-cell>
          <table:table-cell table:formula="of:=IF([.O7];1;0)" office:value-type="float" office:value="0" calcext:value-type="float">
            <text:p>0</text:p>
          </table:table-cell>
          <table:table-cell table:formula="of:=([.I7]-[.J7])/([.G7]-1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.44850678907" calcext:value-type="float">
            <text:p>9.45</text:p>
          </table:table-cell>
          <table:table-cell office:value-type="float" office:value="8.78329979384" calcext:value-type="float">
            <text:p>8.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197291374207" calcext:value-type="float">
            <text:p>0.00</text:p>
          </table:table-cell>
          <table:table-cell office:value-type="float" office:value="0.608290910721" calcext:value-type="float">
            <text:p>0.61</text:p>
          </table:table-cell>
          <table:table-cell office:value-type="float" office:value="0.683380126953" calcext:value-type="float">
            <text:p>0.6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8]+[.L8])/[.M8]" office:value-type="float" office:value="0.893007859599408" calcext:value-type="float">
            <text:p>0.89</text:p>
          </table:table-cell>
          <table:table-cell table:style-name="ce1" table:formula="of:=[.E8]/[.D8]" office:value-type="float" office:value="1" calcext:value-type="float">
            <text:p>1.00</text:p>
          </table:table-cell>
          <table:table-cell table:formula="of:=IF([.O8];1;0)" office:value-type="float" office:value="0" calcext:value-type="float">
            <text:p>0</text:p>
          </table:table-cell>
          <table:table-cell table:formula="of:=([.I8]-[.J8])/([.G8]-1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.98114638421" calcext:value-type="float">
            <text:p>9.98</text:p>
          </table:table-cell>
          <table:table-cell office:value-type="float" office:value="6.22559339665" calcext:value-type="float">
            <text:p>6.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401258468628" calcext:value-type="float">
            <text:p>0.00</text:p>
          </table:table-cell>
          <table:table-cell office:value-type="float" office:value="1.69294333458" calcext:value-type="float">
            <text:p>1.69</text:p>
          </table:table-cell>
          <table:table-cell office:value-type="float" office:value="1.02922987938" calcext:value-type="float">
            <text:p>1.03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9]+[.L9])/[.M9]" office:value-type="float" office:value="1.64876278202156" calcext:value-type="float">
            <text:p>1.65</text:p>
          </table:table-cell>
          <table:table-cell table:style-name="ce1" table:formula="of:=[.E9]/[.D9]" office:value-type="float" office:value="1" calcext:value-type="float">
            <text:p>1.00</text:p>
          </table:table-cell>
          <table:table-cell table:formula="of:=IF([.O9];1;0)" office:value-type="float" office:value="0" calcext:value-type="float">
            <text:p>0</text:p>
          </table:table-cell>
          <table:table-cell table:formula="of:=([.I9]-[.J9])/([.G9]-1)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.95029541298" calcext:value-type="float">
            <text:p>6.95</text:p>
          </table:table-cell>
          <table:table-cell office:value-type="float" office:value="4.45877215686" calcext:value-type="float">
            <text:p>4.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0312280654907" calcext:value-type="float">
            <text:p>0.00</text:p>
          </table:table-cell>
          <table:table-cell office:value-type="float" office:value="1.42690229416" calcext:value-type="float">
            <text:p>1.43</text:p>
          </table:table-cell>
          <table:table-cell office:value-type="float" office:value="0.773715019226" calcext:value-type="float">
            <text:p>0.7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0]+[.L10])/[.M10]" office:value-type="float" office:value="1.84825816376115" calcext:value-type="float">
            <text:p>1.85</text:p>
          </table:table-cell>
          <table:table-cell table:style-name="ce1" table:formula="of:=[.E10]/[.D10]" office:value-type="float" office:value="1" calcext:value-type="float">
            <text:p>1.00</text:p>
          </table:table-cell>
          <table:table-cell table:formula="of:=IF([.O10];1;0)" office:value-type="float" office:value="0" calcext:value-type="float">
            <text:p>0</text:p>
          </table:table-cell>
          <table:table-cell table:formula="of:=([.I10]-[.J10])/([.G10]-1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.56461135538" calcext:value-type="float">
            <text:p>6.56</text:p>
          </table:table-cell>
          <table:table-cell office:value-type="float" office:value="4.3829586457" calcext:value-type="float">
            <text:p>4.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243210792542" calcext:value-type="float">
            <text:p>0.00</text:p>
          </table:table-cell>
          <table:table-cell office:value-type="float" office:value="1.46046161652" calcext:value-type="float">
            <text:p>1.46</text:p>
          </table:table-cell>
          <table:table-cell office:value-type="float" office:value="1.25359082222" calcext:value-type="float">
            <text:p>1.2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1]+[.L11])/[.M11]" office:value-type="float" office:value="1.16696269509597" calcext:value-type="float">
            <text:p>1.17</text:p>
          </table:table-cell>
          <table:table-cell table:style-name="ce1" table:formula="of:=[.E11]/[.D11]" office:value-type="float" office:value="1" calcext:value-type="float">
            <text:p>1.00</text:p>
          </table:table-cell>
          <table:table-cell table:formula="of:=IF([.O11];1;0)" office:value-type="float" office:value="0" calcext:value-type="float">
            <text:p>0</text:p>
          </table:table-cell>
          <table:table-cell table:formula="of:=([.I11]-[.J11])/([.G11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32694892071" calcext:value-type="float">
            <text:p>7.33</text:p>
          </table:table-cell>
          <table:table-cell office:value-type="float" office:value="7.4259006109" calcext:value-type="float">
            <text:p>7.43</text:p>
          </table:table-cell>
          <table:table-cell office:value-type="float" office:value="5.65202897818" calcext:value-type="float">
            <text:p>5.6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0.0274603366852" calcext:value-type="float">
            <text:p>0.03</text:p>
          </table:table-cell>
          <table:table-cell office:value-type="float" office:value="13.7329769135" calcext:value-type="float">
            <text:p>13.73</text:p>
          </table:table-cell>
          <table:table-cell office:value-type="float" office:value="3.42812800407" calcext:value-type="float">
            <text:p>3.4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2]+[.L12])/[.M12]" office:value-type="float" office:value="4.01398000128592" calcext:value-type="float">
            <text:p>4.01</text:p>
          </table:table-cell>
          <table:table-cell table:style-name="ce1" table:formula="of:=[.E12]/[.D12]" office:value-type="float" office:value="1.01350516992282" calcext:value-type="float">
            <text:p>1.01</text:p>
          </table:table-cell>
          <table:table-cell table:formula="of:=IF([.O12];1;0)" office:value-type="float" office:value="1" calcext:value-type="float">
            <text:p>1</text:p>
          </table:table-cell>
          <table:table-cell table:formula="of:=([.I12]-[.J12])/([.G12]-1)" office:value-type="float" office:value="1.68181818181818" calcext:value-type="float">
            <text:p>1.68181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.59608356128" calcext:value-type="float">
            <text:p>4.60</text:p>
          </table:table-cell>
          <table:table-cell office:value-type="float" office:value="4.03954451368" calcext:value-type="float">
            <text:p>4.0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00870180130005" calcext:value-type="float">
            <text:p>0.01</text:p>
          </table:table-cell>
          <table:table-cell office:value-type="float" office:value="5.89716792107" calcext:value-type="float">
            <text:p>5.90</text:p>
          </table:table-cell>
          <table:table-cell office:value-type="float" office:value="3.52117609978" calcext:value-type="float">
            <text:p>3.5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3]+[.L13])/[.M13]" office:value-type="float" office:value="1.67724349905108" calcext:value-type="float">
            <text:p>1.68</text:p>
          </table:table-cell>
          <table:table-cell table:style-name="ce1" table:formula="of:=[.E13]/[.D13]" office:value-type="float" office:value="1" calcext:value-type="float">
            <text:p>1.00</text:p>
          </table:table-cell>
          <table:table-cell table:formula="of:=IF([.O13];1;0)" office:value-type="float" office:value="0" calcext:value-type="float">
            <text:p>0</text:p>
          </table:table-cell>
          <table:table-cell table:formula="of:=([.I13]-[.J13])/([.G13]-1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07594011395" calcext:value-type="float">
            <text:p>4.08</text:p>
          </table:table-cell>
          <table:table-cell office:value-type="float" office:value="4.01579958418" calcext:value-type="float">
            <text:p>4.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00685405731201" calcext:value-type="float">
            <text:p>0.01</text:p>
          </table:table-cell>
          <table:table-cell office:value-type="float" office:value="4.5784497261" calcext:value-type="float">
            <text:p>4.58</text:p>
          </table:table-cell>
          <table:table-cell office:value-type="float" office:value="2.41718196869" calcext:value-type="float">
            <text:p>2.4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4]+[.L14])/[.M14]" office:value-type="float" office:value="1.8969625964474" calcext:value-type="float">
            <text:p>1.90</text:p>
          </table:table-cell>
          <table:table-cell table:style-name="ce1" table:formula="of:=[.E14]/[.D14]" office:value-type="float" office:value="1" calcext:value-type="float">
            <text:p>1.00</text:p>
          </table:table-cell>
          <table:table-cell table:formula="of:=IF([.O14];1;0)" office:value-type="float" office:value="0" calcext:value-type="float">
            <text:p>0</text:p>
          </table:table-cell>
          <table:table-cell table:formula="of:=([.I14]-[.J14])/([.G14]-1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.0513982548" calcext:value-type="float">
            <text:p>11.05</text:p>
          </table:table-cell>
          <table:table-cell office:value-type="float" office:value="8.16625973057" calcext:value-type="float">
            <text:p>8.17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226" calcext:value-type="float">
            <text:p>226</text:p>
          </table:table-cell>
          <table:table-cell office:value-type="float" office:value="45" calcext:value-type="float">
            <text:p>45</text:p>
          </table:table-cell>
          <table:table-cell office:value-type="float" office:value="0.138285636902" calcext:value-type="float">
            <text:p>0.14</text:p>
          </table:table-cell>
          <table:table-cell office:value-type="float" office:value="52.6986823082" calcext:value-type="float">
            <text:p>52.70</text:p>
          </table:table-cell>
          <table:table-cell office:value-type="float" office:value="6.05821108818" calcext:value-type="float">
            <text:p>6.0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5]+[.L15])/[.M15]" office:value-type="float" office:value="8.72154620828427" calcext:value-type="float">
            <text:p>8.72</text:p>
          </table:table-cell>
          <table:table-cell table:style-name="ce1" table:formula="of:=[.E15]/[.D15]" office:value-type="float" office:value="1" calcext:value-type="float">
            <text:p>1.00</text:p>
          </table:table-cell>
          <table:table-cell table:formula="of:=IF([.O15];1;0)" office:value-type="float" office:value="0" calcext:value-type="float">
            <text:p>0</text:p>
          </table:table-cell>
          <table:table-cell table:formula="of:=([.I15]-[.J15])/([.G15]-1)" office:value-type="float" office:value="1.45967741935484" calcext:value-type="float">
            <text:p>1.45967741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58170208209" calcext:value-type="float">
            <text:p>4.58</text:p>
          </table:table-cell>
          <table:table-cell office:value-type="float" office:value="4.66109045044" calcext:value-type="float">
            <text:p>4.66</text:p>
          </table:table-cell>
          <table:table-cell office:value-type="float" office:value="3.13320551159" calcext:value-type="float">
            <text:p>3.1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0.0129520893097" calcext:value-type="float">
            <text:p>0.01</text:p>
          </table:table-cell>
          <table:table-cell office:value-type="float" office:value="9.79461526871" calcext:value-type="float">
            <text:p>9.79</text:p>
          </table:table-cell>
          <table:table-cell office:value-type="float" office:value="4.31362295151" calcext:value-type="float">
            <text:p>4.3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6]+[.L16])/[.M16]" office:value-type="float" office:value="2.27362647785118" calcext:value-type="float">
            <text:p>2.27</text:p>
          </table:table-cell>
          <table:table-cell table:style-name="ce1" table:formula="of:=[.E16]/[.D16]" office:value-type="float" office:value="1.0173272654851" calcext:value-type="float">
            <text:p>1.02</text:p>
          </table:table-cell>
          <table:table-cell table:formula="of:=IF([.O16];1;0)" office:value-type="float" office:value="1" calcext:value-type="float">
            <text:p>1</text:p>
          </table:table-cell>
          <table:table-cell table:formula="of:=([.I16]-[.J16])/([.G16]-1)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.12540446237" calcext:value-type="float">
            <text:p>5.13</text:p>
          </table:table-cell>
          <table:table-cell office:value-type="float" office:value="5.43973844081" calcext:value-type="float">
            <text:p>5.44</text:p>
          </table:table-cell>
          <table:table-cell office:value-type="float" office:value="3.52216692348" calcext:value-type="float">
            <text:p>3.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0.0173323154449" calcext:value-type="float">
            <text:p>0.02</text:p>
          </table:table-cell>
          <table:table-cell office:value-type="float" office:value="13.6806862354" calcext:value-type="float">
            <text:p>13.68</text:p>
          </table:table-cell>
          <table:table-cell office:value-type="float" office:value="4.20693993568" calcext:value-type="float">
            <text:p>4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7]+[.L17])/[.M17]" office:value-type="float" office:value="3.25605279853628" calcext:value-type="float">
            <text:p>3.26</text:p>
          </table:table-cell>
          <table:table-cell table:style-name="ce1" table:formula="of:=[.E17]/[.D17]" office:value-type="float" office:value="1.06132861918465" calcext:value-type="float">
            <text:p>1.06</text:p>
          </table:table-cell>
          <table:table-cell table:formula="of:=IF([.O17];1;0)" office:value-type="float" office:value="1" calcext:value-type="float">
            <text:p>1</text:p>
          </table:table-cell>
          <table:table-cell table:formula="of:=([.I17]-[.J17])/([.G17]-1)" office:value-type="float" office:value="1.09090909090909" calcext:value-type="float">
            <text:p>1.09090909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44831869988" calcext:value-type="float">
            <text:p>7.45</text:p>
          </table:table-cell>
          <table:table-cell office:value-type="float" office:value="5.72489426923" calcext:value-type="float">
            <text:p>5.72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0.0297298431396" calcext:value-type="float">
            <text:p>0.03</text:p>
          </table:table-cell>
          <table:table-cell office:value-type="float" office:value="18.9922297001" calcext:value-type="float">
            <text:p>18.99</text:p>
          </table:table-cell>
          <table:table-cell office:value-type="float" office:value="4.39093899727" calcext:value-type="float">
            <text:p>4.3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8]+[.L18])/[.M18]" office:value-type="float" office:value="4.33209378564954" calcext:value-type="float">
            <text:p>4.33</text:p>
          </table:table-cell>
          <table:table-cell table:style-name="ce1" table:formula="of:=[.E18]/[.D18]" office:value-type="float" office:value="1" calcext:value-type="float">
            <text:p>1.00</text:p>
          </table:table-cell>
          <table:table-cell table:formula="of:=IF([.O18];1;0)" office:value-type="float" office:value="0" calcext:value-type="float">
            <text:p>0</text:p>
          </table:table-cell>
          <table:table-cell table:formula="of:=([.I18]-[.J18])/([.G18]-1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.59006032425" calcext:value-type="float">
            <text:p>6.59</text:p>
          </table:table-cell>
          <table:table-cell office:value-type="float" office:value="4.80551824797" calcext:value-type="float">
            <text:p>4.8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0.0252759456635" calcext:value-type="float">
            <text:p>0.03</text:p>
          </table:table-cell>
          <table:table-cell office:value-type="float" office:value="13.2507030964" calcext:value-type="float">
            <text:p>13.25</text:p>
          </table:table-cell>
          <table:table-cell office:value-type="float" office:value="2.01323914528" calcext:value-type="float">
            <text:p>2.0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9]+[.L19])/[.M19]" office:value-type="float" office:value="6.59433782280102" calcext:value-type="float">
            <text:p>6.59</text:p>
          </table:table-cell>
          <table:table-cell table:style-name="ce1" table:formula="of:=[.E19]/[.D19]" office:value-type="float" office:value="1" calcext:value-type="float">
            <text:p>1.00</text:p>
          </table:table-cell>
          <table:table-cell table:formula="of:=IF([.O19];1;0)" office:value-type="float" office:value="0" calcext:value-type="float">
            <text:p>0</text:p>
          </table:table-cell>
          <table:table-cell table:formula="of:=([.I19]-[.J19])/([.G19]-1)"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.15696810985" calcext:value-type="float">
            <text:p>4.16</text:p>
          </table:table-cell>
          <table:table-cell office:value-type="float" office:value="3.31478119572" calcext:value-type="float">
            <text:p>3.3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.00986504554749" calcext:value-type="float">
            <text:p>0.01</text:p>
          </table:table-cell>
          <table:table-cell office:value-type="float" office:value="6.06816148758" calcext:value-type="float">
            <text:p>6.07</text:p>
          </table:table-cell>
          <table:table-cell office:value-type="float" office:value="4.43409085274" calcext:value-type="float">
            <text:p>4.43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20]+[.L20])/[.M20]" office:value-type="float" office:value="1.37074920992465" calcext:value-type="float">
            <text:p>1.37</text:p>
          </table:table-cell>
          <table:table-cell table:style-name="ce1" table:formula="of:=[.E20]/[.D20]" office:value-type="float" office:value="1" calcext:value-type="float">
            <text:p>1.00</text:p>
          </table:table-cell>
          <table:table-cell table:formula="of:=IF([.O20];1;0)" office:value-type="float" office:value="0" calcext:value-type="float">
            <text:p>0</text:p>
          </table:table-cell>
          <table:table-cell table:formula="of:=([.I20]-[.J20])/([.G20]-1)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.17606679019" calcext:value-type="float">
            <text:p>6.18</text:p>
          </table:table-cell>
          <table:table-cell office:value-type="float" office:value="7.84563461063" calcext:value-type="float">
            <text:p>7.85</text:p>
          </table:table-cell>
          <table:table-cell office:value-type="float" office:value="4.94694030637" calcext:value-type="float">
            <text:p>4.9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0.019947052002" calcext:value-type="float">
            <text:p>0.02</text:p>
          </table:table-cell>
          <table:table-cell office:value-type="float" office:value="9.72166895866" calcext:value-type="float">
            <text:p>9.72</text:p>
          </table:table-cell>
          <table:table-cell office:value-type="float" office:value="2.63382196426" calcext:value-type="float">
            <text:p>2.6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1]+[.L21])/[.M21]" office:value-type="float" office:value="3.69866154313092" calcext:value-type="float">
            <text:p>3.70</text:p>
          </table:table-cell>
          <table:table-cell table:style-name="ce1" table:formula="of:=[.E21]/[.D21]" office:value-type="float" office:value="1.27032865368165" calcext:value-type="float">
            <text:p>1.27</text:p>
          </table:table-cell>
          <table:table-cell table:formula="of:=IF([.O21];1;0)" office:value-type="float" office:value="1" calcext:value-type="float">
            <text:p>1</text:p>
          </table:table-cell>
          <table:table-cell table:formula="of:=([.I21]-[.J21])/([.G21]-1)" office:value-type="float" office:value="1.64285714285714" calcext:value-type="float">
            <text:p>1.6428571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77601719923" calcext:value-type="float">
            <text:p>9.78</text:p>
          </table:table-cell>
          <table:table-cell office:value-type="float" office:value="10.6237352072" calcext:value-type="float">
            <text:p>10.62</text:p>
          </table:table-cell>
          <table:table-cell office:value-type="float" office:value="6.92974283699" calcext:value-type="float">
            <text:p>6.93</text:p>
          </table:table-cell>
          <table:table-cell office:value-type="float" office:value="387" calcext:value-type="float">
            <text:p>387</text:p>
          </table:table-cell>
          <table:table-cell office:value-type="float" office:value="190" calcext:value-type="float">
            <text:p>190</text:p>
          </table:table-cell>
          <table:table-cell office:value-type="float" office:value="994" calcext:value-type="float">
            <text:p>994</text:p>
          </table:table-cell>
          <table:table-cell office:value-type="float" office:value="111" calcext:value-type="float">
            <text:p>111</text:p>
          </table:table-cell>
          <table:table-cell office:value-type="float" office:value="2.1409945488" calcext:value-type="float">
            <text:p>2.14</text:p>
          </table:table-cell>
          <table:table-cell office:value-type="float" office:value="338.233618498" calcext:value-type="float">
            <text:p>338.23</text:p>
          </table:table-cell>
          <table:table-cell office:value-type="float" office:value="23.0400848389" calcext:value-type="float">
            <text:p>23.0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2]+[.L22])/[.M22]" office:value-type="float" office:value="14.7731492929281" calcext:value-type="float">
            <text:p>14.77</text:p>
          </table:table-cell>
          <table:table-cell table:style-name="ce1" table:formula="of:=[.E22]/[.D22]" office:value-type="float" office:value="1.08671404629247" calcext:value-type="float">
            <text:p>1.09</text:p>
          </table:table-cell>
          <table:table-cell table:formula="of:=IF([.O22];1;0)" office:value-type="float" office:value="1" calcext:value-type="float">
            <text:p>1</text:p>
          </table:table-cell>
          <table:table-cell table:formula="of:=([.I22]-[.J22])/([.G22]-1)" office:value-type="float" office:value="2.28756476683938" calcext:value-type="float">
            <text:p>2.2875647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64884536594" calcext:value-type="float">
            <text:p>4.65</text:p>
          </table:table-cell>
          <table:table-cell office:value-type="float" office:value="5.10294625377" calcext:value-type="float">
            <text:p>5.10</text:p>
          </table:table-cell>
          <table:table-cell office:value-type="float" office:value="3.50203668329" calcext:value-type="float">
            <text:p>3.5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0.047657251358" calcext:value-type="float">
            <text:p>0.05</text:p>
          </table:table-cell>
          <table:table-cell office:value-type="float" office:value="24.0358879566" calcext:value-type="float">
            <text:p>24.04</text:p>
          </table:table-cell>
          <table:table-cell office:value-type="float" office:value="5.93830084801" calcext:value-type="float">
            <text:p>5.9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3]+[.L23])/[.M23]" office:value-type="float" office:value="4.05562901314249" calcext:value-type="float">
            <text:p>4.06</text:p>
          </table:table-cell>
          <table:table-cell table:style-name="ce1" table:formula="of:=[.E23]/[.D23]" office:value-type="float" office:value="1.09768035976352" calcext:value-type="float">
            <text:p>1.10</text:p>
          </table:table-cell>
          <table:table-cell table:formula="of:=IF([.O23];1;0)" office:value-type="float" office:value="1" calcext:value-type="float">
            <text:p>1</text:p>
          </table:table-cell>
          <table:table-cell table:formula="of:=([.I23]-[.J23])/([.G23]-1)" office:value-type="float" office:value="1.275" calcext:value-type="float">
            <text:p>1.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.51597547447" calcext:value-type="float">
            <text:p>5.52</text:p>
          </table:table-cell>
          <table:table-cell office:value-type="float" office:value="4.21218739389" calcext:value-type="float">
            <text:p>4.2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0.0305509567261" calcext:value-type="float">
            <text:p>0.03</text:p>
          </table:table-cell>
          <table:table-cell office:value-type="float" office:value="16.6847403049" calcext:value-type="float">
            <text:p>16.68</text:p>
          </table:table-cell>
          <table:table-cell office:value-type="float" office:value="7.16909003258" calcext:value-type="float">
            <text:p>7.1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24]+[.L24])/[.M24]" office:value-type="float" office:value="2.33157781331568" calcext:value-type="float">
            <text:p>2.33</text:p>
          </table:table-cell>
          <table:table-cell table:style-name="ce1" table:formula="of:=[.E24]/[.D24]" office:value-type="float" office:value="1" calcext:value-type="float">
            <text:p>1.00</text:p>
          </table:table-cell>
          <table:table-cell table:formula="of:=IF([.O24];1;0)" office:value-type="float" office:value="0" calcext:value-type="float">
            <text:p>0</text:p>
          </table:table-cell>
          <table:table-cell table:formula="of:=([.I24]-[.J24])/([.G24]-1)" office:value-type="float" office:value="2.83333333333333" calcext:value-type="float">
            <text:p>2.8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63145899069" calcext:value-type="float">
            <text:p>6.63</text:p>
          </table:table-cell>
          <table:table-cell office:value-type="float" office:value="6.73892605851" calcext:value-type="float">
            <text:p>6.74</text:p>
          </table:table-cell>
          <table:table-cell office:value-type="float" office:value="4.59917106627" calcext:value-type="float">
            <text:p>4.60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231" calcext:value-type="float">
            <text:p>231</text:p>
          </table:table-cell>
          <table:table-cell office:value-type="float" office:value="34" calcext:value-type="float">
            <text:p>34</text:p>
          </table:table-cell>
          <table:table-cell office:value-type="float" office:value="0.193989992142" calcext:value-type="float">
            <text:p>0.19</text:p>
          </table:table-cell>
          <table:table-cell office:value-type="float" office:value="87.8592660427" calcext:value-type="float">
            <text:p>87.86</text:p>
          </table:table-cell>
          <table:table-cell office:value-type="float" office:value="6.36285185814" calcext:value-type="float">
            <text:p>6.3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5]+[.L25])/[.M25]" office:value-type="float" office:value="13.83864625454" calcext:value-type="float">
            <text:p>13.84</text:p>
          </table:table-cell>
          <table:table-cell table:style-name="ce1" table:formula="of:=[.E25]/[.D25]" office:value-type="float" office:value="1.0162056446358" calcext:value-type="float">
            <text:p>1.02</text:p>
          </table:table-cell>
          <table:table-cell table:formula="of:=IF([.O25];1;0)" office:value-type="float" office:value="1" calcext:value-type="float">
            <text:p>1</text:p>
          </table:table-cell>
          <table:table-cell table:formula="of:=([.I25]-[.J25])/([.G25]-1)" office:value-type="float" office:value="1.51538461538462" calcext:value-type="float">
            <text:p>1.51538461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82535438103" calcext:value-type="float">
            <text:p>9.83</text:p>
          </table:table-cell>
          <table:table-cell office:value-type="float" office:value="10.708447304" calcext:value-type="float">
            <text:p>10.71</text:p>
          </table:table-cell>
          <table:table-cell office:value-type="float" office:value="7.6737054597" calcext:value-type="float">
            <text:p>7.67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279" calcext:value-type="float">
            <text:p>279</text:p>
          </table:table-cell>
          <table:table-cell office:value-type="float" office:value="85" calcext:value-type="float">
            <text:p>85</text:p>
          </table:table-cell>
          <table:table-cell office:value-type="float" office:value="0.199377775192" calcext:value-type="float">
            <text:p>0.20</text:p>
          </table:table-cell>
          <table:table-cell office:value-type="float" office:value="74.8939843178" calcext:value-type="float">
            <text:p>74.89</text:p>
          </table:table-cell>
          <table:table-cell office:value-type="float" office:value="9.59167003632" calcext:value-type="float">
            <text:p>9.5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6]+[.L26])/[.M26]" office:value-type="float" office:value="7.8290184929884" calcext:value-type="float">
            <text:p>7.83</text:p>
          </table:table-cell>
          <table:table-cell table:style-name="ce1" table:formula="of:=[.E26]/[.D26]" office:value-type="float" office:value="1.08987898947187" calcext:value-type="float">
            <text:p>1.09</text:p>
          </table:table-cell>
          <table:table-cell table:formula="of:=IF([.O26];1;0)" office:value-type="float" office:value="1" calcext:value-type="float">
            <text:p>1</text:p>
          </table:table-cell>
          <table:table-cell table:formula="of:=([.I26]-[.J26])/([.G26]-1)"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20106475024" calcext:value-type="float">
            <text:p>6.20</text:p>
          </table:table-cell>
          <table:table-cell office:value-type="float" office:value="6.22283449128" calcext:value-type="float">
            <text:p>6.22</text:p>
          </table:table-cell>
          <table:table-cell office:value-type="float" office:value="5.25928339799" calcext:value-type="float">
            <text:p>5.26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196" calcext:value-type="float">
            <text:p>196</text:p>
          </table:table-cell>
          <table:table-cell office:value-type="float" office:value="59" calcext:value-type="float">
            <text:p>59</text:p>
          </table:table-cell>
          <table:table-cell office:value-type="float" office:value="0.118289232254" calcext:value-type="float">
            <text:p>0.12</text:p>
          </table:table-cell>
          <table:table-cell office:value-type="float" office:value="54.4572820663" calcext:value-type="float">
            <text:p>54.46</text:p>
          </table:table-cell>
          <table:table-cell office:value-type="float" office:value="11.5721330643" calcext:value-type="float">
            <text:p>11.5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7]+[.L27])/[.M27]" office:value-type="float" office:value="4.71612026886551" calcext:value-type="float">
            <text:p>4.72</text:p>
          </table:table-cell>
          <table:table-cell table:style-name="ce1" table:formula="of:=[.E27]/[.D27]" office:value-type="float" office:value="1.00351064565793" calcext:value-type="float">
            <text:p>1.00</text:p>
          </table:table-cell>
          <table:table-cell table:formula="of:=IF([.O27];1;0)" office:value-type="float" office:value="1" calcext:value-type="float">
            <text:p>1</text:p>
          </table:table-cell>
          <table:table-cell table:formula="of:=([.I27]-[.J27])/([.G27]-1)" office:value-type="float" office:value="1.90277777777778" calcext:value-type="float">
            <text:p>1.90277777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.4813571706" calcext:value-type="float">
            <text:p>9.48</text:p>
          </table:table-cell>
          <table:table-cell office:value-type="float" office:value="11.6256125692" calcext:value-type="float">
            <text:p>11.63</text:p>
          </table:table-cell>
          <table:table-cell office:value-type="float" office:value="6.83874052441" calcext:value-type="float">
            <text:p>6.84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359" calcext:value-type="float">
            <text:p>359</text:p>
          </table:table-cell>
          <table:table-cell office:value-type="float" office:value="87" calcext:value-type="float">
            <text:p>87</text:p>
          </table:table-cell>
          <table:table-cell office:value-type="float" office:value="0.294971704483" calcext:value-type="float">
            <text:p>0.29</text:p>
          </table:table-cell>
          <table:table-cell office:value-type="float" office:value="103.706138134" calcext:value-type="float">
            <text:p>103.71</text:p>
          </table:table-cell>
          <table:table-cell office:value-type="float" office:value="13.7587151527" calcext:value-type="float">
            <text:p>13.7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28]+[.L28])/[.M28]" office:value-type="float" office:value="7.55892601047663" calcext:value-type="float">
            <text:p>7.56</text:p>
          </table:table-cell>
          <table:table-cell table:style-name="ce1" table:formula="of:=[.E28]/[.D28]" office:value-type="float" office:value="1.2261549016684" calcext:value-type="float">
            <text:p>1.23</text:p>
          </table:table-cell>
          <table:table-cell table:formula="of:=IF([.O28];1;0)" office:value-type="float" office:value="1" calcext:value-type="float">
            <text:p>1</text:p>
          </table:table-cell>
          <table:table-cell table:formula="of:=([.I28]-[.J28])/([.G28]-1)"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.63813792615" calcext:value-type="float">
            <text:p>4.64</text:p>
          </table:table-cell>
          <table:table-cell office:value-type="float" office:value="4.02724670095" calcext:value-type="float">
            <text:p>4.0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0.0349609851837" calcext:value-type="float">
            <text:p>0.03</text:p>
          </table:table-cell>
          <table:table-cell office:value-type="float" office:value="19.5653114319" calcext:value-type="float">
            <text:p>19.57</text:p>
          </table:table-cell>
          <table:table-cell office:value-type="float" office:value="7.29327201843" calcext:value-type="float">
            <text:p>7.2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29]+[.L29])/[.M29]" office:value-type="float" office:value="2.6874456852225" calcext:value-type="float">
            <text:p>2.69</text:p>
          </table:table-cell>
          <table:table-cell table:style-name="ce1" table:formula="of:=[.E29]/[.D29]" office:value-type="float" office:value="1" calcext:value-type="float">
            <text:p>1.00</text:p>
          </table:table-cell>
          <table:table-cell table:formula="of:=IF([.O29];1;0)" office:value-type="float" office:value="0" calcext:value-type="float">
            <text:p>0</text:p>
          </table:table-cell>
          <table:table-cell table:formula="of:=([.I29]-[.J29])/([.G29]-1)" office:value-type="float" office:value="1.29166666666667" calcext:value-type="float">
            <text:p>1.291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54312490013" calcext:value-type="float">
            <text:p>5.54</text:p>
          </table:table-cell>
          <table:table-cell office:value-type="float" office:value="4.63697606816" calcext:value-type="float">
            <text:p>4.6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office:value-type="float" office:value="0.0626606941223" calcext:value-type="float">
            <text:p>0.06</text:p>
          </table:table-cell>
          <table:table-cell office:value-type="float" office:value="29.7137918472" calcext:value-type="float">
            <text:p>29.71</text:p>
          </table:table-cell>
          <table:table-cell office:value-type="float" office:value="8.61724805832" calcext:value-type="float">
            <text:p>8.6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30]+[.L30])/[.M30]" office:value-type="float" office:value="3.45544799683154" calcext:value-type="float">
            <text:p>3.46</text:p>
          </table:table-cell>
          <table:table-cell table:style-name="ce1" table:formula="of:=[.E30]/[.D30]" office:value-type="float" office:value="1" calcext:value-type="float">
            <text:p>1.00</text:p>
          </table:table-cell>
          <table:table-cell table:formula="of:=IF([.O30];1;0)" office:value-type="float" office:value="0" calcext:value-type="float">
            <text:p>0</text:p>
          </table:table-cell>
          <table:table-cell table:formula="of:=([.I30]-[.J30])/([.G30]-1)" office:value-type="float" office:value="2.43333333333333" calcext:value-type="float">
            <text:p>2.4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.52164550192" calcext:value-type="float">
            <text:p>6.52</text:p>
          </table:table-cell>
          <table:table-cell office:value-type="float" office:value="7.6423954633" calcext:value-type="float">
            <text:p>7.64</text:p>
          </table:table-cell>
          <table:table-cell office:value-type="float" office:value="4.79963955174" calcext:value-type="float">
            <text:p>4.80</text:p>
          </table:table-cell>
          <table:table-cell office:value-type="float" office:value="103" calcext:value-type="float">
            <text:p>103</text:p>
          </table:table-cell>
          <table:table-cell office:value-type="float" office:value="47" calcext:value-type="float">
            <text:p>47</text:p>
          </table:table-cell>
          <table:table-cell office:value-type="float" office:value="226" calcext:value-type="float">
            <text:p>226</text:p>
          </table:table-cell>
          <table:table-cell office:value-type="float" office:value="38" calcext:value-type="float">
            <text:p>38</text:p>
          </table:table-cell>
          <table:table-cell office:value-type="float" office:value="0.15993642807" calcext:value-type="float">
            <text:p>0.16</text:p>
          </table:table-cell>
          <table:table-cell office:value-type="float" office:value="86.5404598713" calcext:value-type="float">
            <text:p>86.54</text:p>
          </table:table-cell>
          <table:table-cell office:value-type="float" office:value="9.53972291946" calcext:value-type="float">
            <text:p>9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1]+[.L31])/[.M31]" office:value-type="float" office:value="9.08835581822933" calcext:value-type="float">
            <text:p>9.09</text:p>
          </table:table-cell>
          <table:table-cell table:style-name="ce1" table:formula="of:=[.E31]/[.D31]" office:value-type="float" office:value="1.17185079456558" calcext:value-type="float">
            <text:p>1.17</text:p>
          </table:table-cell>
          <table:table-cell table:formula="of:=IF([.O31];1;0)" office:value-type="float" office:value="1" calcext:value-type="float">
            <text:p>1</text:p>
          </table:table-cell>
          <table:table-cell table:formula="of:=([.I31]-[.J31])/([.G31]-1)" office:value-type="float" office:value="1.84313725490196" calcext:value-type="float">
            <text:p>1.84313725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19592015494" calcext:value-type="float">
            <text:p>9.20</text:p>
          </table:table-cell>
          <table:table-cell office:value-type="float" office:value="9.38190545571" calcext:value-type="float">
            <text:p>9.38</text:p>
          </table:table-cell>
          <table:table-cell office:value-type="float" office:value="6.25516727307" calcext:value-type="float">
            <text:p>6.26</text:p>
          </table:table-cell>
          <table:table-cell office:value-type="float" office:value="801" calcext:value-type="float">
            <text:p>801</text:p>
          </table:table-cell>
          <table:table-cell office:value-type="float" office:value="400" calcext:value-type="float">
            <text:p>400</text:p>
          </table:table-cell>
          <table:table-cell office:value-type="float" office:value="2025" calcext:value-type="float">
            <text:p>2025</text:p>
          </table:table-cell>
          <table:table-cell office:value-type="float" office:value="98" calcext:value-type="float">
            <text:p>98</text:p>
          </table:table-cell>
          <table:table-cell office:value-type="float" office:value="11.8012037277" calcext:value-type="float">
            <text:p>11.80</text:p>
          </table:table-cell>
          <table:table-cell office:value-type="float" office:value="1906.99524689" calcext:value-type="float">
            <text:p>1907.00</text:p>
          </table:table-cell>
          <table:table-cell office:value-type="float" office:value="52.1065211296" calcext:value-type="float">
            <text:p>52.1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2]+[.L32])/[.M32]" office:value-type="float" office:value="36.8244973761585" calcext:value-type="float">
            <text:p>36.82</text:p>
          </table:table-cell>
          <table:table-cell table:style-name="ce1" table:formula="of:=[.E32]/[.D32]" office:value-type="float" office:value="1.02022476246383" calcext:value-type="float">
            <text:p>1.02</text:p>
          </table:table-cell>
          <table:table-cell table:formula="of:=IF([.O32];1;0)" office:value-type="float" office:value="1" calcext:value-type="float">
            <text:p>1</text:p>
          </table:table-cell>
          <table:table-cell table:formula="of:=([.I32]-[.J32])/([.G32]-1)" office:value-type="float" office:value="2.40875" calcext:value-type="float">
            <text:p>2.40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19788756915" calcext:value-type="float">
            <text:p>5.20</text:p>
          </table:table-cell>
          <table:table-cell office:value-type="float" office:value="5.28137370829" calcext:value-type="float">
            <text:p>5.28</text:p>
          </table:table-cell>
          <table:table-cell office:value-type="float" office:value="4.33045087999" calcext:value-type="float">
            <text:p>4.33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65" calcext:value-type="float">
            <text:p>265</text:p>
          </table:table-cell>
          <table:table-cell office:value-type="float" office:value="84" calcext:value-type="float">
            <text:p>84</text:p>
          </table:table-cell>
          <table:table-cell office:value-type="float" office:value="0.215634822845" calcext:value-type="float">
            <text:p>0.22</text:p>
          </table:table-cell>
          <table:table-cell office:value-type="float" office:value="172.346747398" calcext:value-type="float">
            <text:p>172.35</text:p>
          </table:table-cell>
          <table:table-cell office:value-type="float" office:value="21.6036109924" calcext:value-type="float">
            <text:p>21.6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3]+[.L33])/[.M33]" office:value-type="float" office:value="7.98766383460391" calcext:value-type="float">
            <text:p>7.99</text:p>
          </table:table-cell>
          <table:table-cell table:style-name="ce1" table:formula="of:=[.E33]/[.D33]" office:value-type="float" office:value="1.01606155154942" calcext:value-type="float">
            <text:p>1.02</text:p>
          </table:table-cell>
          <table:table-cell table:formula="of:=IF([.O33];1;0)" office:value-type="float" office:value="1" calcext:value-type="float">
            <text:p>1</text:p>
          </table:table-cell>
          <table:table-cell table:formula="of:=([.I33]-[.J33])/([.G33]-1)" office:value-type="float" office:value="2.91935483870968" calcext:value-type="float">
            <text:p>2.91935483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.17257574524" calcext:value-type="float">
            <text:p>5.17</text:p>
          </table:table-cell>
          <table:table-cell office:value-type="float" office:value="5.7237075437" calcext:value-type="float">
            <text:p>5.72</text:p>
          </table:table-cell>
          <table:table-cell office:value-type="float" office:value="4.30705616574" calcext:value-type="float">
            <text:p>4.31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433" calcext:value-type="float">
            <text:p>433</text:p>
          </table:table-cell>
          <table:table-cell office:value-type="float" office:value="122" calcext:value-type="float">
            <text:p>122</text:p>
          </table:table-cell>
          <table:table-cell office:value-type="float" office:value="0.517357587814" calcext:value-type="float">
            <text:p>0.52</text:p>
          </table:table-cell>
          <table:table-cell office:value-type="float" office:value="508.076370001" calcext:value-type="float">
            <text:p>508.08</text:p>
          </table:table-cell>
          <table:table-cell office:value-type="float" office:value="78.3678019047" calcext:value-type="float">
            <text:p>78.3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4]+[.L34])/[.M34]" office:value-type="float" office:value="6.48983020102178" calcext:value-type="float">
            <text:p>6.49</text:p>
          </table:table-cell>
          <table:table-cell table:style-name="ce1" table:formula="of:=[.E34]/[.D34]" office:value-type="float" office:value="1.10654881157945" calcext:value-type="float">
            <text:p>1.11</text:p>
          </table:table-cell>
          <table:table-cell table:formula="of:=IF([.O34];1;0)" office:value-type="float" office:value="1" calcext:value-type="float">
            <text:p>1</text:p>
          </table:table-cell>
          <table:table-cell table:formula="of:=([.I34]-[.J34])/([.G34]-1)" office:value-type="float" office:value="3.79268292682927" calcext:value-type="float">
            <text:p>3.79268292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.83004296805" calcext:value-type="float">
            <text:p>6.83</text:p>
          </table:table-cell>
          <table:table-cell office:value-type="float" office:value="5.45929562907" calcext:value-type="float">
            <text:p>5.46</text:p>
          </table:table-cell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 office:value-type="float" office:value="528" calcext:value-type="float">
            <text:p>528</text:p>
          </table:table-cell>
          <table:table-cell office:value-type="float" office:value="149" calcext:value-type="float">
            <text:p>149</text:p>
          </table:table-cell>
          <table:table-cell office:value-type="float" office:value="0.758451700211" calcext:value-type="float">
            <text:p>0.76</text:p>
          </table:table-cell>
          <table:table-cell office:value-type="float" office:value="527.176401854" calcext:value-type="float">
            <text:p>527.18</text:p>
          </table:table-cell>
          <table:table-cell office:value-type="float" office:value="47.4196519852" calcext:value-type="float">
            <text:p>47.4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35]+[.L35])/[.M35]" office:value-type="float" office:value="11.1332502760455" calcext:value-type="float">
            <text:p>11.13</text:p>
          </table:table-cell>
          <table:table-cell table:style-name="ce1" table:formula="of:=[.E35]/[.D35]" office:value-type="float" office:value="1" calcext:value-type="float">
            <text:p>1.00</text:p>
          </table:table-cell>
          <table:table-cell table:formula="of:=IF([.O35];1;0)" office:value-type="float" office:value="0" calcext:value-type="float">
            <text:p>0</text:p>
          </table:table-cell>
          <table:table-cell table:formula="of:=([.I35]-[.J35])/([.G35]-1)" office:value-type="float" office:value="2.5958904109589" calcext:value-type="float">
            <text:p>2.5958904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.2965348376" calcext:value-type="float">
            <text:p>10.30</text:p>
          </table:table-cell>
          <table:table-cell office:value-type="float" office:value="10.3731423062" calcext:value-type="float">
            <text:p>10.37</text:p>
          </table:table-cell>
          <table:table-cell office:value-type="float" office:value="7.30270038302" calcext:value-type="float">
            <text:p>7.30</text:p>
          </table:table-cell>
          <table:table-cell office:value-type="float" office:value="824" calcext:value-type="float">
            <text:p>824</text:p>
          </table:table-cell>
          <table:table-cell office:value-type="float" office:value="409" calcext:value-type="float">
            <text:p>409</text:p>
          </table:table-cell>
          <table:table-cell office:value-type="float" office:value="1987" calcext:value-type="float">
            <text:p>1987</text:p>
          </table:table-cell>
          <table:table-cell office:value-type="float" office:value="212" calcext:value-type="float">
            <text:p>212</text:p>
          </table:table-cell>
          <table:table-cell office:value-type="float" office:value="13.4849424362" calcext:value-type="float">
            <text:p>13.48</text:p>
          </table:table-cell>
          <table:table-cell office:value-type="float" office:value="3603.87538409" calcext:value-type="float">
            <text:p>3603.88</text:p>
          </table:table-cell>
          <table:table-cell office:value-type="float" office:value="156.523505926" calcext:value-type="float">
            <text:p>156.52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36]+[.L36])/[.M36]" office:value-type="float" office:value="23.1106523274299" calcext:value-type="float">
            <text:p>23.11</text:p>
          </table:table-cell>
          <table:table-cell table:style-name="ce1" table:formula="of:=[.E36]/[.D36]" office:value-type="float" office:value="1.0074401213426" calcext:value-type="float">
            <text:p>1.01</text:p>
          </table:table-cell>
          <table:table-cell table:formula="of:=IF([.O36];1;0)" office:value-type="float" office:value="1" calcext:value-type="float">
            <text:p>1</text:p>
          </table:table-cell>
          <table:table-cell table:formula="of:=([.I36]-[.J36])/([.G36]-1)" office:value-type="float" office:value="2.15674362089915" calcext:value-type="float">
            <text:p>2.15674362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28115199863" calcext:value-type="float">
            <text:p>4.28</text:p>
          </table:table-cell>
          <table:table-cell office:value-type="float" office:value="4.64496562722" calcext:value-type="float">
            <text:p>4.64</text:p>
          </table:table-cell>
          <table:table-cell office:value-type="float" office:value="3.38742364064" calcext:value-type="float">
            <text:p>3.3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office:value-type="float" office:value="0.0981676578522" calcext:value-type="float">
            <text:p>0.10</text:p>
          </table:table-cell>
          <table:table-cell office:value-type="float" office:value="60.7200345993" calcext:value-type="float">
            <text:p>60.72</text:p>
          </table:table-cell>
          <table:table-cell office:value-type="float" office:value="13.537186861" calcext:value-type="float">
            <text:p>13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7]+[.L37])/[.M37]" office:value-type="float" office:value="4.49267657170092" calcext:value-type="float">
            <text:p>4.49</text:p>
          </table:table-cell>
          <table:table-cell table:style-name="ce1" table:formula="of:=[.E37]/[.D37]" office:value-type="float" office:value="1.08498031107198" calcext:value-type="float">
            <text:p>1.08</text:p>
          </table:table-cell>
          <table:table-cell table:formula="of:=IF([.O37];1;0)" office:value-type="float" office:value="1" calcext:value-type="float">
            <text:p>1</text:p>
          </table:table-cell>
          <table:table-cell table:formula="of:=([.I37]-[.J37])/([.G37]-1)" office:value-type="float" office:value="2.57142857142857" calcext:value-type="float">
            <text:p>2.57142857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27270582703" calcext:value-type="float">
            <text:p>6.27</text:p>
          </table:table-cell>
          <table:table-cell office:value-type="float" office:value="6.3194752137" calcext:value-type="float">
            <text:p>6.32</text:p>
          </table:table-cell>
          <table:table-cell office:value-type="float" office:value="4.26032044291" calcext:value-type="float">
            <text:p>4.26</text:p>
          </table:table-cell>
          <table:table-cell office:value-type="float" office:value="203" calcext:value-type="float">
            <text:p>203</text:p>
          </table:table-cell>
          <table:table-cell office:value-type="float" office:value="99" calcext:value-type="float">
            <text:p>99</text:p>
          </table:table-cell>
          <table:table-cell office:value-type="float" office:value="968" calcext:value-type="float">
            <text:p>968</text:p>
          </table:table-cell>
          <table:table-cell office:value-type="float" office:value="94" calcext:value-type="float">
            <text:p>94</text:p>
          </table:table-cell>
          <table:table-cell office:value-type="float" office:value="2.31809520721" calcext:value-type="float">
            <text:p>2.32</text:p>
          </table:table-cell>
          <table:table-cell office:value-type="float" office:value="1181.50947475" calcext:value-type="float">
            <text:p>1181.51</text:p>
          </table:table-cell>
          <table:table-cell office:value-type="float" office:value="46.4254519939" calcext:value-type="float">
            <text:p>46.4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8]+[.L38])/[.M38]" office:value-type="float" office:value="25.4995378421465" calcext:value-type="float">
            <text:p>25.50</text:p>
          </table:table-cell>
          <table:table-cell table:style-name="ce1" table:formula="of:=[.E38]/[.D38]" office:value-type="float" office:value="1.00745601467049" calcext:value-type="float">
            <text:p>1.01</text:p>
          </table:table-cell>
          <table:table-cell table:formula="of:=IF([.O38];1;0)" office:value-type="float" office:value="1" calcext:value-type="float">
            <text:p>1</text:p>
          </table:table-cell>
          <table:table-cell table:formula="of:=([.I38]-[.J38])/([.G38]-1)" office:value-type="float" office:value="4.32673267326733" calcext:value-type="float">
            <text:p>4.32673267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4525495411" calcext:value-type="float">
            <text:p>5.65</text:p>
          </table:table-cell>
          <table:table-cell office:value-type="float" office:value="5.79347888005" calcext:value-type="float">
            <text:p>5.79</text:p>
          </table:table-cell>
          <table:table-cell office:value-type="float" office:value="4.14222816065" calcext:value-type="float">
            <text:p>4.14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313" calcext:value-type="float">
            <text:p>313</text:p>
          </table:table-cell>
          <table:table-cell office:value-type="float" office:value="94" calcext:value-type="float">
            <text:p>94</text:p>
          </table:table-cell>
          <table:table-cell office:value-type="float" office:value="0.283771753311" calcext:value-type="float">
            <text:p>0.28</text:p>
          </table:table-cell>
          <table:table-cell office:value-type="float" office:value="265.425241232" calcext:value-type="float">
            <text:p>265.43</text:p>
          </table:table-cell>
          <table:table-cell office:value-type="float" office:value="39.2571709156" calcext:value-type="float">
            <text:p>39.2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39]+[.L39])/[.M39]" office:value-type="float" office:value="6.76841980173675" calcext:value-type="float">
            <text:p>6.77</text:p>
          </table:table-cell>
          <table:table-cell table:style-name="ce1" table:formula="of:=[.E39]/[.D39]" office:value-type="float" office:value="1.02625637409557" calcext:value-type="float">
            <text:p>1.03</text:p>
          </table:table-cell>
          <table:table-cell table:formula="of:=IF([.O39];1;0)" office:value-type="float" office:value="1" calcext:value-type="float">
            <text:p>1</text:p>
          </table:table-cell>
          <table:table-cell table:formula="of:=([.I39]-[.J39])/([.G39]-1)" office:value-type="float" office:value="2.67073170731707" calcext:value-type="float">
            <text:p>2.67073170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.86909364434" calcext:value-type="float">
            <text:p>6.87</text:p>
          </table:table-cell>
          <table:table-cell office:value-type="float" office:value="8.3606205026" calcext:value-type="float">
            <text:p>8.36</text:p>
          </table:table-cell>
          <table:table-cell office:value-type="float" office:value="4.58421241009" calcext:value-type="float">
            <text:p>4.58</text:p>
          </table:table-cell>
          <table:table-cell office:value-type="float" office:value="151" calcext:value-type="float">
            <text:p>151</text:p>
          </table:table-cell>
          <table:table-cell office:value-type="float" office:value="71" calcext:value-type="float">
            <text:p>71</text:p>
          </table:table-cell>
          <table:table-cell office:value-type="float" office:value="658" calcext:value-type="float">
            <text:p>658</text:p>
          </table:table-cell>
          <table:table-cell office:value-type="float" office:value="117" calcext:value-type="float">
            <text:p>117</text:p>
          </table:table-cell>
          <table:table-cell office:value-type="float" office:value="1.08216166496" calcext:value-type="float">
            <text:p>1.08</text:p>
          </table:table-cell>
          <table:table-cell office:value-type="float" office:value="658.843231916" calcext:value-type="float">
            <text:p>658.84</text:p>
          </table:table-cell>
          <table:table-cell office:value-type="float" office:value="55.5195128918" calcext:value-type="float">
            <text:p>55.5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40]+[.L40])/[.M40]" office:value-type="float" office:value="11.886368579405" calcext:value-type="float">
            <text:p>11.89</text:p>
          </table:table-cell>
          <table:table-cell table:style-name="ce1" table:formula="of:=[.E40]/[.D40]" office:value-type="float" office:value="1.21713590401974" calcext:value-type="float">
            <text:p>1.22</text:p>
          </table:table-cell>
          <table:table-cell table:formula="of:=IF([.O40];1;0)" office:value-type="float" office:value="1" calcext:value-type="float">
            <text:p>1</text:p>
          </table:table-cell>
          <table:table-cell table:formula="of:=([.I40]-[.J40])/([.G40]-1)" office:value-type="float" office:value="3.60666666666667" calcext:value-type="float">
            <text:p>3.60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12200675178" calcext:value-type="float">
            <text:p>7.12</text:p>
          </table:table-cell>
          <table:table-cell office:value-type="float" office:value="8.7082712812" calcext:value-type="float">
            <text:p>8.71</text:p>
          </table:table-cell>
          <table:table-cell office:value-type="float" office:value="5.22898987607" calcext:value-type="float">
            <text:p>5.23</text:p>
          </table:table-cell>
          <table:table-cell office:value-type="float" office:value="639" calcext:value-type="float">
            <text:p>639</text:p>
          </table:table-cell>
          <table:table-cell office:value-type="float" office:value="318" calcext:value-type="float">
            <text:p>318</text:p>
          </table:table-cell>
          <table:table-cell office:value-type="float" office:value="1617" calcext:value-type="float">
            <text:p>1617</text:p>
          </table:table-cell>
          <table:table-cell office:value-type="float" office:value="150" calcext:value-type="float">
            <text:p>150</text:p>
          </table:table-cell>
          <table:table-cell office:value-type="float" office:value="8.73984575272" calcext:value-type="float">
            <text:p>8.74</text:p>
          </table:table-cell>
          <table:table-cell office:value-type="float" office:value="3033.93284559" calcext:value-type="float">
            <text:p>3033.93</text:p>
          </table:table-cell>
          <table:table-cell office:value-type="float" office:value="120.044281006" calcext:value-type="float">
            <text:p>120.0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41]+[.L41])/[.M41]" office:value-type="float" office:value="25.3462527814269" calcext:value-type="float">
            <text:p>25.35</text:p>
          </table:table-cell>
          <table:table-cell table:style-name="ce1" table:formula="of:=[.E41]/[.D41]" office:value-type="float" office:value="1.22272718697206" calcext:value-type="float">
            <text:p>1.22</text:p>
          </table:table-cell>
          <table:table-cell table:formula="of:=IF([.O41];1;0)" office:value-type="float" office:value="1" calcext:value-type="float">
            <text:p>1</text:p>
          </table:table-cell>
          <table:table-cell table:formula="of:=([.I41]-[.J41])/([.G41]-1)" office:value-type="float" office:value="2.29937304075235" calcext:value-type="float">
            <text:p>2.29937304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27245498659" calcext:value-type="float">
            <text:p>8.27</text:p>
          </table:table-cell>
          <table:table-cell office:value-type="float" office:value="6.53574542928" calcext:value-type="float">
            <text:p>6.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.00863528251648" calcext:value-type="float">
            <text:p>0.01</text:p>
          </table:table-cell>
          <table:table-cell office:value-type="float" office:value="3.44541788101" calcext:value-type="float">
            <text:p>3.45</text:p>
          </table:table-cell>
          <table:table-cell office:value-type="float" office:value="2.15741920471" calcext:value-type="float">
            <text:p>2.1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42]+[.L42])/[.M42]" office:value-type="float" office:value="1.60101159569995" calcext:value-type="float">
            <text:p>1.60</text:p>
          </table:table-cell>
          <table:table-cell table:style-name="ce1" table:formula="of:=[.E42]/[.D42]" office:value-type="float" office:value="1" calcext:value-type="float">
            <text:p>1.00</text:p>
          </table:table-cell>
          <table:table-cell table:formula="of:=IF([.O42];1;0)" office:value-type="float" office:value="0" calcext:value-type="float">
            <text:p>0</text:p>
          </table:table-cell>
          <table:table-cell table:formula="of:=([.I42]-[.J42])/([.G42]-1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.71119113108" calcext:value-type="float">
            <text:p>4.71</text:p>
          </table:table-cell>
          <table:table-cell office:value-type="float" office:value="3.15061238464" calcext:value-type="float">
            <text:p>3.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00886869430542" calcext:value-type="float">
            <text:p>0.01</text:p>
          </table:table-cell>
          <table:table-cell office:value-type="float" office:value="5.70076489449" calcext:value-type="float">
            <text:p>5.70</text:p>
          </table:table-cell>
          <table:table-cell office:value-type="float" office:value="1.59403085709" calcext:value-type="float">
            <text:p>1.5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43]+[.L43])/[.M43]" office:value-type="float" office:value="3.58188397884512" calcext:value-type="float">
            <text:p>3.58</text:p>
          </table:table-cell>
          <table:table-cell table:style-name="ce1" table:formula="of:=[.E43]/[.D43]" office:value-type="float" office:value="1" calcext:value-type="float">
            <text:p>1.00</text:p>
          </table:table-cell>
          <table:table-cell table:formula="of:=IF([.O43];1;0)" office:value-type="float" office:value="0" calcext:value-type="float">
            <text:p>0</text:p>
          </table:table-cell>
          <table:table-cell table:formula="of:=([.I43]-[.J43])/([.G43]-1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.77894316321" calcext:value-type="float">
            <text:p>4.78</text:p>
          </table:table-cell>
          <table:table-cell office:value-type="float" office:value="4.3327255842" calcext:value-type="float">
            <text:p>4.3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00518727302551" calcext:value-type="float">
            <text:p>0.01</text:p>
          </table:table-cell>
          <table:table-cell office:value-type="float" office:value="2.14552807808" calcext:value-type="float">
            <text:p>2.15</text:p>
          </table:table-cell>
          <table:table-cell office:value-type="float" office:value="2.03037405014" calcext:value-type="float">
            <text:p>2.03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44]+[.L44])/[.M44]" office:value-type="float" office:value="1.05927050779496" calcext:value-type="float">
            <text:p>1.06</text:p>
          </table:table-cell>
          <table:table-cell table:style-name="ce1" table:formula="of:=[.E44]/[.D44]" office:value-type="float" office:value="1" calcext:value-type="float">
            <text:p>1.00</text:p>
          </table:table-cell>
          <table:table-cell table:formula="of:=IF([.O44];1;0)" office:value-type="float" office:value="0" calcext:value-type="float">
            <text:p>0</text:p>
          </table:table-cell>
          <table:table-cell table:formula="of:=([.I44]-[.J44])/([.G44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.22507092951" calcext:value-type="float">
            <text:p>8.23</text:p>
          </table:table-cell>
          <table:table-cell office:value-type="float" office:value="12.5792305807" calcext:value-type="float">
            <text:p>12.58</text:p>
          </table:table-cell>
          <table:table-cell office:value-type="float" office:value="6.32738064963" calcext:value-type="float">
            <text:p>6.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0.00788235664368" calcext:value-type="float">
            <text:p>0.01</text:p>
          </table:table-cell>
          <table:table-cell office:value-type="float" office:value="3.83147072792" calcext:value-type="float">
            <text:p>3.83</text:p>
          </table:table-cell>
          <table:table-cell office:value-type="float" office:value="2.10589408875" calcext:value-type="float">
            <text:p>2.1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45]+[.L45])/[.M45]" office:value-type="float" office:value="1.8231463325122" calcext:value-type="float">
            <text:p>1.82</text:p>
          </table:table-cell>
          <table:table-cell table:style-name="ce1" table:formula="of:=[.E45]/[.D45]" office:value-type="float" office:value="1.52937654744935" calcext:value-type="float">
            <text:p>1.53</text:p>
          </table:table-cell>
          <table:table-cell table:formula="of:=IF([.O45];1;0)" office:value-type="float" office:value="1" calcext:value-type="float">
            <text:p>1</text:p>
          </table:table-cell>
          <table:table-cell table:formula="of:=([.I45]-[.J45])/([.G45]-1)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.3158607312" calcext:value-type="float">
            <text:p>12.32</text:p>
          </table:table-cell>
          <table:table-cell office:value-type="float" office:value="15.3012437553" calcext:value-type="float">
            <text:p>15.30</text:p>
          </table:table-cell>
          <table:table-cell office:value-type="float" office:value="10.3905891185" calcext:value-type="float">
            <text:p>10.3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0.010176897049" calcext:value-type="float">
            <text:p>0.01</text:p>
          </table:table-cell>
          <table:table-cell office:value-type="float" office:value="5.20883846283" calcext:value-type="float">
            <text:p>5.21</text:p>
          </table:table-cell>
          <table:table-cell office:value-type="float" office:value="1.76116704941" calcext:value-type="float">
            <text:p>1.7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46]+[.L46])/[.M46]" office:value-type="float" office:value="2.96338462704455" calcext:value-type="float">
            <text:p>2.96</text:p>
          </table:table-cell>
          <table:table-cell table:style-name="ce1" table:formula="of:=[.E46]/[.D46]" office:value-type="float" office:value="1.24240149261651" calcext:value-type="float">
            <text:p>1.24</text:p>
          </table:table-cell>
          <table:table-cell table:formula="of:=IF([.O46];1;0)" office:value-type="float" office:value="1" calcext:value-type="float">
            <text:p>1</text:p>
          </table:table-cell>
          <table:table-cell table:formula="of:=([.I46]-[.J46])/([.G46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36164086635" calcext:value-type="float">
            <text:p>7.36</text:p>
          </table:table-cell>
          <table:table-cell office:value-type="float" office:value="5.4496127313" calcext:value-type="float">
            <text:p>5.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647187232971" calcext:value-type="float">
            <text:p>0.01</text:p>
          </table:table-cell>
          <table:table-cell office:value-type="float" office:value="3.48371934891" calcext:value-type="float">
            <text:p>3.48</text:p>
          </table:table-cell>
          <table:table-cell office:value-type="float" office:value="1.76955890656" calcext:value-type="float">
            <text:p>1.7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47]+[.L47])/[.M47]" office:value-type="float" office:value="1.97235096740837" calcext:value-type="float">
            <text:p>1.97</text:p>
          </table:table-cell>
          <table:table-cell table:style-name="ce1" table:formula="of:=[.E47]/[.D47]" office:value-type="float" office:value="1" calcext:value-type="float">
            <text:p>1.00</text:p>
          </table:table-cell>
          <table:table-cell table:formula="of:=IF([.O47];1;0)" office:value-type="float" office:value="0" calcext:value-type="float">
            <text:p>0</text:p>
          </table:table-cell>
          <table:table-cell table:formula="of:=([.I47]-[.J47])/([.G47]-1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92663191974" calcext:value-type="float">
            <text:p>4.93</text:p>
          </table:table-cell>
          <table:table-cell office:value-type="float" office:value="7.08297435129" calcext:value-type="float">
            <text:p>7.08</text:p>
          </table:table-cell>
          <table:table-cell office:value-type="float" office:value="4.13305278928" calcext:value-type="float">
            <text:p>4.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327277183533" calcext:value-type="float">
            <text:p>0.00</text:p>
          </table:table-cell>
          <table:table-cell office:value-type="float" office:value="1.53487181664" calcext:value-type="float">
            <text:p>1.53</text:p>
          </table:table-cell>
          <table:table-cell office:value-type="float" office:value="0.513248920441" calcext:value-type="float">
            <text:p>0.5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48]+[.L48])/[.M48]" office:value-type="float" office:value="2.99687837074008" calcext:value-type="float">
            <text:p>3.00</text:p>
          </table:table-cell>
          <table:table-cell table:style-name="ce1" table:formula="of:=[.E48]/[.D48]" office:value-type="float" office:value="1.43769099593375" calcext:value-type="float">
            <text:p>1.44</text:p>
          </table:table-cell>
          <table:table-cell table:formula="of:=IF([.O48];1;0)" office:value-type="float" office:value="1" calcext:value-type="float">
            <text:p>1</text:p>
          </table:table-cell>
          <table:table-cell table:formula="of:=([.I48]-[.J48])/([.G48]-1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.53599022554" calcext:value-type="float">
            <text:p>7.54</text:p>
          </table:table-cell>
          <table:table-cell office:value-type="float" office:value="7.95651520695" calcext:value-type="float">
            <text:p>7.96</text:p>
          </table:table-cell>
          <table:table-cell office:value-type="float" office:value="5.26604817421" calcext:value-type="float">
            <text:p>5.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0071268081665" calcext:value-type="float">
            <text:p>0.01</text:p>
          </table:table-cell>
          <table:table-cell office:value-type="float" office:value="6.09313511848" calcext:value-type="float">
            <text:p>6.09</text:p>
          </table:table-cell>
          <table:table-cell office:value-type="float" office:value="3.24802899361" calcext:value-type="float">
            <text:p>3.2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49]+[.L49])/[.M49]" office:value-type="float" office:value="1.8781426947382" calcext:value-type="float">
            <text:p>1.88</text:p>
          </table:table-cell>
          <table:table-cell table:style-name="ce1" table:formula="of:=[.E49]/[.D49]" office:value-type="float" office:value="1.05580221959217" calcext:value-type="float">
            <text:p>1.06</text:p>
          </table:table-cell>
          <table:table-cell table:formula="of:=IF([.O49];1;0)" office:value-type="float" office:value="1" calcext:value-type="float">
            <text:p>1</text:p>
          </table:table-cell>
          <table:table-cell table:formula="of:=([.I49]-[.J49])/([.G49]-1)" office:value-type="float" office:value="0.583333333333333" calcext:value-type="float">
            <text:p>0.58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.77033724443" calcext:value-type="float">
            <text:p>4.77</text:p>
          </table:table-cell>
          <table:table-cell office:value-type="float" office:value="4.27386922005" calcext:value-type="float">
            <text:p>4.2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00552988052368" calcext:value-type="float">
            <text:p>0.01</text:p>
          </table:table-cell>
          <table:table-cell office:value-type="float" office:value="4.45804738998" calcext:value-type="float">
            <text:p>4.46</text:p>
          </table:table-cell>
          <table:table-cell office:value-type="float" office:value="2.95984196663" calcext:value-type="float">
            <text:p>2.9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50]+[.L50])/[.M50]" office:value-type="float" office:value="1.50804580813002" calcext:value-type="float">
            <text:p>1.51</text:p>
          </table:table-cell>
          <table:table-cell table:style-name="ce1" table:formula="of:=[.E50]/[.D50]" office:value-type="float" office:value="1" calcext:value-type="float">
            <text:p>1.00</text:p>
          </table:table-cell>
          <table:table-cell table:formula="of:=IF([.O50];1;0)" office:value-type="float" office:value="0" calcext:value-type="float">
            <text:p>0</text:p>
          </table:table-cell>
          <table:table-cell table:formula="of:=([.I50]-[.J50])/([.G50]-1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.30420011044" calcext:value-type="float">
            <text:p>8.30</text:p>
          </table:table-cell>
          <table:table-cell office:value-type="float" office:value="7.18785639964" calcext:value-type="float">
            <text:p>7.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0.0103533267975" calcext:value-type="float">
            <text:p>0.01</text:p>
          </table:table-cell>
          <table:table-cell office:value-type="float" office:value="3.95565056801" calcext:value-type="float">
            <text:p>3.96</text:p>
          </table:table-cell>
          <table:table-cell office:value-type="float" office:value="2.0605609417" calcext:value-type="float">
            <text:p>2.0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51]+[.L51])/[.M51]" office:value-type="float" office:value="1.92472050427952" calcext:value-type="float">
            <text:p>1.92</text:p>
          </table:table-cell>
          <table:table-cell table:style-name="ce1" table:formula="of:=[.E51]/[.D51]" office:value-type="float" office:value="1" calcext:value-type="float">
            <text:p>1.00</text:p>
          </table:table-cell>
          <table:table-cell table:formula="of:=IF([.O51];1;0)" office:value-type="float" office:value="0" calcext:value-type="float">
            <text:p>0</text:p>
          </table:table-cell>
          <table:table-cell table:formula="of:=([.I51]-[.J51])/([.G51]-1)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.2235865552" calcext:value-type="float">
            <text:p>10.22</text:p>
          </table:table-cell>
          <table:table-cell office:value-type="float" office:value="11.1841575745" calcext:value-type="float">
            <text:p>11.18</text:p>
          </table:table-cell>
          <table:table-cell office:value-type="float" office:value="8.00982097454" calcext:value-type="float">
            <text:p>8.01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office:value-type="float" office:value="0.139781951904" calcext:value-type="float">
            <text:p>0.14</text:p>
          </table:table-cell>
          <table:table-cell office:value-type="float" office:value="56.5984957218" calcext:value-type="float">
            <text:p>56.60</text:p>
          </table:table-cell>
          <table:table-cell office:value-type="float" office:value="14.026113987" calcext:value-type="float">
            <text:p>14.0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52]+[.L52])/[.M52]" office:value-type="float" office:value="4.04518869063031" calcext:value-type="float">
            <text:p>4.05</text:p>
          </table:table-cell>
          <table:table-cell table:style-name="ce1" table:formula="of:=[.E52]/[.D52]" office:value-type="float" office:value="1.09395636395443" calcext:value-type="float">
            <text:p>1.09</text:p>
          </table:table-cell>
          <table:table-cell table:formula="of:=IF([.O52];1;0)" office:value-type="float" office:value="1" calcext:value-type="float">
            <text:p>1</text:p>
          </table:table-cell>
          <table:table-cell table:formula="of:=([.I52]-[.J52])/([.G52]-1)" office:value-type="float" office:value="2.21212121212121" calcext:value-type="float">
            <text:p>2.21212121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.6789262149" calcext:value-type="float">
            <text:p>7.68</text:p>
          </table:table-cell>
          <table:table-cell office:value-type="float" office:value="8.1111632467" calcext:value-type="float">
            <text:p>8.11</text:p>
          </table:table-cell>
          <table:table-cell office:value-type="float" office:value="5.70505918417" calcext:value-type="float">
            <text:p>5.7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.0367398262024" calcext:value-type="float">
            <text:p>0.04</text:p>
          </table:table-cell>
          <table:table-cell office:value-type="float" office:value="23.9221942425" calcext:value-type="float">
            <text:p>23.92</text:p>
          </table:table-cell>
          <table:table-cell office:value-type="float" office:value="8.13828110695" calcext:value-type="float">
            <text:p>8.1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53]+[.L53])/[.M53]" office:value-type="float" office:value="2.94397966276217" calcext:value-type="float">
            <text:p>2.94</text:p>
          </table:table-cell>
          <table:table-cell table:style-name="ce1" table:formula="of:=[.E53]/[.D53]" office:value-type="float" office:value="1.05628873356815" calcext:value-type="float">
            <text:p>1.06</text:p>
          </table:table-cell>
          <table:table-cell table:formula="of:=IF([.O53];1;0)" office:value-type="float" office:value="1" calcext:value-type="float">
            <text:p>1</text:p>
          </table:table-cell>
          <table:table-cell table:formula="of:=([.I53]-[.J53])/([.G53]-1)" office:value-type="float" office:value="1.11111111111111" calcext:value-type="float">
            <text:p>1.1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.2746608686" calcext:value-type="float">
            <text:p>3.27</text:p>
          </table:table-cell>
          <table:table-cell office:value-type="float" office:value="2.48938355755" calcext:value-type="float">
            <text:p>2.4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0.00810170173645" calcext:value-type="float">
            <text:p>0.01</text:p>
          </table:table-cell>
          <table:table-cell office:value-type="float" office:value="6.96704220772" calcext:value-type="float">
            <text:p>6.97</text:p>
          </table:table-cell>
          <table:table-cell office:value-type="float" office:value="4.29968690872" calcext:value-type="float">
            <text:p>4.3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54]+[.L54])/[.M54]" office:value-type="float" office:value="1.62224460932504" calcext:value-type="float">
            <text:p>1.62</text:p>
          </table:table-cell>
          <table:table-cell table:style-name="ce1" table:formula="of:=[.E54]/[.D54]" office:value-type="float" office:value="1" calcext:value-type="float">
            <text:p>1.00</text:p>
          </table:table-cell>
          <table:table-cell table:formula="of:=IF([.O54];1;0)" office:value-type="float" office:value="0" calcext:value-type="float">
            <text:p>0</text:p>
          </table:table-cell>
          <table:table-cell table:formula="of:=([.I54]-[.J54])/([.G54]-1)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.09023829928" calcext:value-type="float">
            <text:p>9.09</text:p>
          </table:table-cell>
          <table:table-cell office:value-type="float" office:value="9.33935532984" calcext:value-type="float">
            <text:p>9.34</text:p>
          </table:table-cell>
          <table:table-cell office:value-type="float" office:value="6.98158063464" calcext:value-type="float">
            <text:p>6.98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office:value-type="float" office:value="0.103720426559" calcext:value-type="float">
            <text:p>0.10</text:p>
          </table:table-cell>
          <table:table-cell office:value-type="float" office:value="61.2672801018" calcext:value-type="float">
            <text:p>61.27</text:p>
          </table:table-cell>
          <table:table-cell office:value-type="float" office:value="18.3414759636" calcext:value-type="float">
            <text:p>18.3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55]+[.L55])/[.M55]" office:value-type="float" office:value="3.34602300546337" calcext:value-type="float">
            <text:p>3.35</text:p>
          </table:table-cell>
          <table:table-cell table:style-name="ce1" table:formula="of:=[.E55]/[.D55]" office:value-type="float" office:value="1.02740489548879" calcext:value-type="float">
            <text:p>1.03</text:p>
          </table:table-cell>
          <table:table-cell table:formula="of:=IF([.O55];1;0)" office:value-type="float" office:value="1" calcext:value-type="float">
            <text:p>1</text:p>
          </table:table-cell>
          <table:table-cell table:formula="of:=([.I55]-[.J55])/([.G55]-1)" office:value-type="float" office:value="2.52173913043478" calcext:value-type="float">
            <text:p>2.5217391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46361452457" calcext:value-type="float">
            <text:p>9.46</text:p>
          </table:table-cell>
          <table:table-cell office:value-type="float" office:value="9.51307473132" calcext:value-type="float">
            <text:p>9.51</text:p>
          </table:table-cell>
          <table:table-cell office:value-type="float" office:value="8.41183950036" calcext:value-type="float">
            <text:p>8.4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0.0401997566223" calcext:value-type="float">
            <text:p>0.04</text:p>
          </table:table-cell>
          <table:table-cell office:value-type="float" office:value="19.1499192715" calcext:value-type="float">
            <text:p>19.15</text:p>
          </table:table-cell>
          <table:table-cell office:value-type="float" office:value="9.95562005043" calcext:value-type="float">
            <text:p>9.9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56]+[.L56])/[.M56]" office:value-type="float" office:value="1.92756643292082" calcext:value-type="float">
            <text:p>1.93</text:p>
          </table:table-cell>
          <table:table-cell table:style-name="ce1" table:formula="of:=[.E56]/[.D56]" office:value-type="float" office:value="1.00522635475289" calcext:value-type="float">
            <text:p>1.01</text:p>
          </table:table-cell>
          <table:table-cell table:formula="of:=IF([.O56];1;0)" office:value-type="float" office:value="1" calcext:value-type="float">
            <text:p>1</text:p>
          </table:table-cell>
          <table:table-cell table:formula="of:=([.I56]-[.J56])/([.G56]-1)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2123209317" calcext:value-type="float">
            <text:p>12.21</text:p>
          </table:table-cell>
          <table:table-cell office:value-type="float" office:value="13.808565982" calcext:value-type="float">
            <text:p>13.81</text:p>
          </table:table-cell>
          <table:table-cell office:value-type="float" office:value="9.93585337861" calcext:value-type="float">
            <text:p>9.9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1" calcext:value-type="float">
            <text:p>61</text:p>
          </table:table-cell>
          <table:table-cell office:value-type="float" office:value="0.0639765262604" calcext:value-type="float">
            <text:p>0.06</text:p>
          </table:table-cell>
          <table:table-cell office:value-type="float" office:value="32.1421887875" calcext:value-type="float">
            <text:p>32.14</text:p>
          </table:table-cell>
          <table:table-cell office:value-type="float" office:value="10.7910480499" calcext:value-type="float">
            <text:p>10.7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57]+[.L57])/[.M57]" office:value-type="float" office:value="2.98452617065854" calcext:value-type="float">
            <text:p>2.98</text:p>
          </table:table-cell>
          <table:table-cell table:style-name="ce1" table:formula="of:=[.E57]/[.D57]" office:value-type="float" office:value="1.13070775483443" calcext:value-type="float">
            <text:p>1.13</text:p>
          </table:table-cell>
          <table:table-cell table:formula="of:=IF([.O57];1;0)" office:value-type="float" office:value="1" calcext:value-type="float">
            <text:p>1</text:p>
          </table:table-cell>
          <table:table-cell table:formula="of:=([.I57]-[.J57])/([.G57]-1)" office:value-type="float" office:value="1.97058823529412" calcext:value-type="float">
            <text:p>1.97058823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.51728673526" calcext:value-type="float">
            <text:p>9.52</text:p>
          </table:table-cell>
          <table:table-cell office:value-type="float" office:value="11.0911219592" calcext:value-type="float">
            <text:p>11.09</text:p>
          </table:table-cell>
          <table:table-cell office:value-type="float" office:value="8.03212800732" calcext:value-type="float">
            <text:p>8.03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0.0748417377472" calcext:value-type="float">
            <text:p>0.07</text:p>
          </table:table-cell>
          <table:table-cell office:value-type="float" office:value="39.3924148083" calcext:value-type="float">
            <text:p>39.39</text:p>
          </table:table-cell>
          <table:table-cell office:value-type="float" office:value="10.1231207848" calcext:value-type="float">
            <text:p>10.1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58]+[.L58])/[.M58]" office:value-type="float" office:value="3.89872425559792" calcext:value-type="float">
            <text:p>3.90</text:p>
          </table:table-cell>
          <table:table-cell table:style-name="ce1" table:formula="of:=[.E58]/[.D58]" office:value-type="float" office:value="1.16536595646627" calcext:value-type="float">
            <text:p>1.17</text:p>
          </table:table-cell>
          <table:table-cell table:formula="of:=IF([.O58];1;0)" office:value-type="float" office:value="1" calcext:value-type="float">
            <text:p>1</text:p>
          </table:table-cell>
          <table:table-cell table:formula="of:=([.I58]-[.J58])/([.G58]-1)" office:value-type="float" office:value="1.95833333333333" calcext:value-type="float">
            <text:p>1.958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.09495709729" calcext:value-type="float">
            <text:p>7.09</text:p>
          </table:table-cell>
          <table:table-cell office:value-type="float" office:value="8.02410925524" calcext:value-type="float">
            <text:p>8.02</text:p>
          </table:table-cell>
          <table:table-cell office:value-type="float" office:value="5.5574335787" calcext:value-type="float">
            <text:p>5.5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0.0622041225433" calcext:value-type="float">
            <text:p>0.06</text:p>
          </table:table-cell>
          <table:table-cell office:value-type="float" office:value="34.2602567673" calcext:value-type="float">
            <text:p>34.26</text:p>
          </table:table-cell>
          <table:table-cell office:value-type="float" office:value="5.05235886574" calcext:value-type="float">
            <text:p>5.0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59]+[.L59])/[.M59]" office:value-type="float" office:value="6.79335371891011" calcext:value-type="float">
            <text:p>6.79</text:p>
          </table:table-cell>
          <table:table-cell table:style-name="ce1" table:formula="of:=[.E59]/[.D59]" office:value-type="float" office:value="1.13095951747261" calcext:value-type="float">
            <text:p>1.13</text:p>
          </table:table-cell>
          <table:table-cell table:formula="of:=IF([.O59];1;0)" office:value-type="float" office:value="1" calcext:value-type="float">
            <text:p>1</text:p>
          </table:table-cell>
          <table:table-cell table:formula="of:=([.I59]-[.J59])/([.G59]-1)" office:value-type="float" office:value="1.32258064516129" calcext:value-type="float">
            <text:p>1.32258064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.86128870983" calcext:value-type="float">
            <text:p>8.86</text:p>
          </table:table-cell>
          <table:table-cell office:value-type="float" office:value="9.34180261882" calcext:value-type="float">
            <text:p>9.34</text:p>
          </table:table-cell>
          <table:table-cell office:value-type="float" office:value="7.57887982708" calcext:value-type="float">
            <text:p>7.58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 office:value-type="float" office:value="0.143782138824" calcext:value-type="float">
            <text:p>0.14</text:p>
          </table:table-cell>
          <table:table-cell office:value-type="float" office:value="65.9714870453" calcext:value-type="float">
            <text:p>65.97</text:p>
          </table:table-cell>
          <table:table-cell office:value-type="float" office:value="11.8017671108" calcext:value-type="float">
            <text:p>11.8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0]+[.L60])/[.M60]" office:value-type="float" office:value="5.60214996308653" calcext:value-type="float">
            <text:p>5.60</text:p>
          </table:table-cell>
          <table:table-cell table:style-name="ce1" table:formula="of:=[.E60]/[.D60]" office:value-type="float" office:value="1.05422618816798" calcext:value-type="float">
            <text:p>1.05</text:p>
          </table:table-cell>
          <table:table-cell table:formula="of:=IF([.O60];1;0)" office:value-type="float" office:value="1" calcext:value-type="float">
            <text:p>1</text:p>
          </table:table-cell>
          <table:table-cell table:formula="of:=([.I60]-[.J60])/([.G60]-1)" office:value-type="float" office:value="3.02083333333333" calcext:value-type="float">
            <text:p>3.0208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75289789147" calcext:value-type="float">
            <text:p>9.75</text:p>
          </table:table-cell>
          <table:table-cell office:value-type="float" office:value="11.4217257335" calcext:value-type="float">
            <text:p>11.42</text:p>
          </table:table-cell>
          <table:table-cell office:value-type="float" office:value="8.31202424036" calcext:value-type="float">
            <text:p>8.31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  <table:table-cell office:value-type="float" office:value="76" calcext:value-type="float">
            <text:p>76</text:p>
          </table:table-cell>
          <table:table-cell office:value-type="float" office:value="0.0880053043365" calcext:value-type="float">
            <text:p>0.09</text:p>
          </table:table-cell>
          <table:table-cell office:value-type="float" office:value="37.6808166504" calcext:value-type="float">
            <text:p>37.68</text:p>
          </table:table-cell>
          <table:table-cell office:value-type="float" office:value="12.1754970551" calcext:value-type="float">
            <text:p>12.1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1]+[.L61])/[.M61]" office:value-type="float" office:value="3.10203532421012" calcext:value-type="float">
            <text:p>3.10</text:p>
          </table:table-cell>
          <table:table-cell table:style-name="ce1" table:formula="of:=[.E61]/[.D61]" office:value-type="float" office:value="1.17111097241053" calcext:value-type="float">
            <text:p>1.17</text:p>
          </table:table-cell>
          <table:table-cell table:formula="of:=IF([.O61];1;0)" office:value-type="float" office:value="1" calcext:value-type="float">
            <text:p>1</text:p>
          </table:table-cell>
          <table:table-cell table:formula="of:=([.I61]-[.J61])/([.G61]-1)" office:value-type="float" office:value="1.31481481481481" calcext:value-type="float">
            <text:p>1.3148148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.0297488012" calcext:value-type="float">
            <text:p>10.03</text:p>
          </table:table-cell>
          <table:table-cell office:value-type="float" office:value="10.2293128304" calcext:value-type="float">
            <text:p>10.23</text:p>
          </table:table-cell>
          <table:table-cell office:value-type="float" office:value="8.93674488852" calcext:value-type="float">
            <text:p>8.94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991" calcext:value-type="float">
            <text:p>991</text:p>
          </table:table-cell>
          <table:table-cell office:value-type="float" office:value="231" calcext:value-type="float">
            <text:p>231</text:p>
          </table:table-cell>
          <table:table-cell office:value-type="float" office:value="2.8546962738" calcext:value-type="float">
            <text:p>2.85</text:p>
          </table:table-cell>
          <table:table-cell office:value-type="float" office:value="3106.7851994" calcext:value-type="float">
            <text:p>3106.79</text:p>
          </table:table-cell>
          <table:table-cell office:value-type="float" office:value="571.82367897" calcext:value-type="float">
            <text:p>571.8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2]+[.L62])/[.M62]" office:value-type="float" office:value="5.43810970065992" calcext:value-type="float">
            <text:p>5.44</text:p>
          </table:table-cell>
          <table:table-cell table:style-name="ce1" table:formula="of:=[.E62]/[.D62]" office:value-type="float" office:value="1.01989721110225" calcext:value-type="float">
            <text:p>1.02</text:p>
          </table:table-cell>
          <table:table-cell table:formula="of:=IF([.O62];1;0)" office:value-type="float" office:value="1" calcext:value-type="float">
            <text:p>1</text:p>
          </table:table-cell>
          <table:table-cell table:formula="of:=([.I62]-[.J62])/([.G62]-1)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92327520421" calcext:value-type="float">
            <text:p>6.92</text:p>
          </table:table-cell>
          <table:table-cell office:value-type="float" office:value="6.93042830823" calcext:value-type="float">
            <text:p>6.93</text:p>
          </table:table-cell>
          <table:table-cell office:value-type="float" office:value="6.22672757683" calcext:value-type="float">
            <text:p>6.23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346" calcext:value-type="float">
            <text:p>346</text:p>
          </table:table-cell>
          <table:table-cell office:value-type="float" office:value="111" calcext:value-type="float">
            <text:p>111</text:p>
          </table:table-cell>
          <table:table-cell office:value-type="float" office:value="0.415214061737" calcext:value-type="float">
            <text:p>0.42</text:p>
          </table:table-cell>
          <table:table-cell office:value-type="float" office:value="1246.83856511" calcext:value-type="float">
            <text:p>1246.84</text:p>
          </table:table-cell>
          <table:table-cell office:value-type="float" office:value="193.054115057" calcext:value-type="float">
            <text:p>193.0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3]+[.L63])/[.M63]" office:value-type="float" office:value="6.4606433217105" calcext:value-type="float">
            <text:p>6.46</text:p>
          </table:table-cell>
          <table:table-cell table:style-name="ce1" table:formula="of:=[.E63]/[.D63]" office:value-type="float" office:value="1.00103319654485" calcext:value-type="float">
            <text:p>1.00</text:p>
          </table:table-cell>
          <table:table-cell table:formula="of:=IF([.O63];1;0)" office:value-type="float" office:value="1" calcext:value-type="float">
            <text:p>1</text:p>
          </table:table-cell>
          <table:table-cell table:formula="of:=([.I63]-[.J63])/([.G63]-1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51768689454" calcext:value-type="float">
            <text:p>5.52</text:p>
          </table:table-cell>
          <table:table-cell office:value-type="float" office:value="5.568832459" calcext:value-type="float">
            <text:p>5.57</text:p>
          </table:table-cell>
          <table:table-cell office:value-type="float" office:value="4.74175750598" calcext:value-type="float">
            <text:p>4.74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1" calcext:value-type="float">
            <text:p>231</text:p>
          </table:table-cell>
          <table:table-cell office:value-type="float" office:value="83" calcext:value-type="float">
            <text:p>83</text:p>
          </table:table-cell>
          <table:table-cell office:value-type="float" office:value="0.218218326569" calcext:value-type="float">
            <text:p>0.22</text:p>
          </table:table-cell>
          <table:table-cell office:value-type="float" office:value="402.547412634" calcext:value-type="float">
            <text:p>402.55</text:p>
          </table:table-cell>
          <table:table-cell office:value-type="float" office:value="61.9098939896" calcext:value-type="float">
            <text:p>61.9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4]+[.L64])/[.M64]" office:value-type="float" office:value="6.50567469923673" calcext:value-type="float">
            <text:p>6.51</text:p>
          </table:table-cell>
          <table:table-cell table:style-name="ce1" table:formula="of:=[.E64]/[.D64]" office:value-type="float" office:value="1.00926938505891" calcext:value-type="float">
            <text:p>1.01</text:p>
          </table:table-cell>
          <table:table-cell table:formula="of:=IF([.O64];1;0)" office:value-type="float" office:value="1" calcext:value-type="float">
            <text:p>1</text:p>
          </table:table-cell>
          <table:table-cell table:formula="of:=([.I64]-[.J64])/([.G64]-1)" office:value-type="float" office:value="1.68181818181818" calcext:value-type="float">
            <text:p>1.6818181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.1608228424" calcext:value-type="float">
            <text:p>10.16</text:p>
          </table:table-cell>
          <table:table-cell office:value-type="float" office:value="10.5811613062" calcext:value-type="float">
            <text:p>10.58</text:p>
          </table:table-cell>
          <table:table-cell office:value-type="float" office:value="8.26949857391" calcext:value-type="float">
            <text:p>8.27</text:p>
          </table:table-cell>
          <table:table-cell office:value-type="float" office:value="209" calcext:value-type="float">
            <text:p>209</text:p>
          </table:table-cell>
          <table:table-cell office:value-type="float" office:value="95" calcext:value-type="float">
            <text:p>95</text:p>
          </table:table-cell>
          <table:table-cell office:value-type="float" office:value="909" calcext:value-type="float">
            <text:p>909</text:p>
          </table:table-cell>
          <table:table-cell office:value-type="float" office:value="184" calcext:value-type="float">
            <text:p>184</text:p>
          </table:table-cell>
          <table:table-cell office:value-type="float" office:value="2.48978281021" calcext:value-type="float">
            <text:p>2.49</text:p>
          </table:table-cell>
          <table:table-cell office:value-type="float" office:value="3625.399616" calcext:value-type="float">
            <text:p>3625.40</text:p>
          </table:table-cell>
          <table:table-cell office:value-type="float" office:value="363.800153017" calcext:value-type="float">
            <text:p>363.80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1" table:formula="of:=([.K65]+[.L65])/[.M65]" office:value-type="float" office:value="9.97220415858561" calcext:value-type="float">
            <text:p>9.97</text:p>
          </table:table-cell>
          <table:table-cell table:style-name="ce1" table:formula="of:=[.E65]/[.D65]" office:value-type="float" office:value="1.04136854566994" calcext:value-type="float">
            <text:p>1.04</text:p>
          </table:table-cell>
          <table:table-cell table:formula="of:=IF([.O65];1;0)" office:value-type="float" office:value="1" calcext:value-type="float">
            <text:p>1</text:p>
          </table:table-cell>
          <table:table-cell table:formula="of:=([.I65]-[.J65])/([.G65]-1)" office:value-type="float" office:value="3.48557692307692" calcext:value-type="float">
            <text:p>3.4855769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3748037488" calcext:value-type="float">
            <text:p>10.37</text:p>
          </table:table-cell>
          <table:table-cell office:value-type="float" office:value="11.5546071842" calcext:value-type="float">
            <text:p>11.55</text:p>
          </table:table-cell>
          <table:table-cell office:value-type="float" office:value="9.08476973395" calcext:value-type="float">
            <text:p>9.08</text:p>
          </table:table-cell>
          <table:table-cell office:value-type="float" office:value="173" calcext:value-type="float">
            <text:p>173</text:p>
          </table:table-cell>
          <table:table-cell office:value-type="float" office:value="82" calcext:value-type="float">
            <text:p>82</text:p>
          </table:table-cell>
          <table:table-cell office:value-type="float" office:value="840" calcext:value-type="float">
            <text:p>840</text:p>
          </table:table-cell>
          <table:table-cell office:value-type="float" office:value="135" calcext:value-type="float">
            <text:p>135</text:p>
          </table:table-cell>
          <table:table-cell office:value-type="float" office:value="2.07956647873" calcext:value-type="float">
            <text:p>2.08</text:p>
          </table:table-cell>
          <table:table-cell office:value-type="float" office:value="3520.82507515" calcext:value-type="float">
            <text:p>3520.83</text:p>
          </table:table-cell>
          <table:table-cell office:value-type="float" office:value="299.792881966" calcext:value-type="float">
            <text:p>299.7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6]+[.L66])/[.M66]" office:value-type="float" office:value="11.7511283741162" calcext:value-type="float">
            <text:p>11.75</text:p>
          </table:table-cell>
          <table:table-cell table:style-name="ce1" table:formula="of:=[.E66]/[.D66]" office:value-type="float" office:value="1.11371814484071" calcext:value-type="float">
            <text:p>1.11</text:p>
          </table:table-cell>
          <table:table-cell table:formula="of:=IF([.O66];1;0)" office:value-type="float" office:value="1" calcext:value-type="float">
            <text:p>1</text:p>
          </table:table-cell>
          <table:table-cell table:formula="of:=([.I66]-[.J66])/([.G66]-1)" office:value-type="float" office:value="4.09883720930233" calcext:value-type="float">
            <text:p>4.09883720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.39231727956" calcext:value-type="float">
            <text:p>8.39</text:p>
          </table:table-cell>
          <table:table-cell office:value-type="float" office:value="8.43401496155" calcext:value-type="float">
            <text:p>8.43</text:p>
          </table:table-cell>
          <table:table-cell office:value-type="float" office:value="6.47184265027" calcext:value-type="float">
            <text:p>6.47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494" calcext:value-type="float">
            <text:p>494</text:p>
          </table:table-cell>
          <table:table-cell office:value-type="float" office:value="120" calcext:value-type="float">
            <text:p>120</text:p>
          </table:table-cell>
          <table:table-cell office:value-type="float" office:value="0.622287511826" calcext:value-type="float">
            <text:p>0.62</text:p>
          </table:table-cell>
          <table:table-cell office:value-type="float" office:value="943.391646624" calcext:value-type="float">
            <text:p>943.39</text:p>
          </table:table-cell>
          <table:table-cell office:value-type="float" office:value="159.28810811" calcext:value-type="float">
            <text:p>159.2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7]+[.L67])/[.M67]" office:value-type="float" office:value="5.92645581228145" calcext:value-type="float">
            <text:p>5.93</text:p>
          </table:table-cell>
          <table:table-cell table:style-name="ce1" table:formula="of:=[.E67]/[.D67]" office:value-type="float" office:value="1.00496855404783" calcext:value-type="float">
            <text:p>1.00</text:p>
          </table:table-cell>
          <table:table-cell table:formula="of:=IF([.O67];1;0)" office:value-type="float" office:value="1" calcext:value-type="float">
            <text:p>1</text:p>
          </table:table-cell>
          <table:table-cell table:formula="of:=([.I67]-[.J67])/([.G67]-1)" office:value-type="float" office:value="6.44827586206897" calcext:value-type="float">
            <text:p>6.44827586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19202951779" calcext:value-type="float">
            <text:p>7.19</text:p>
          </table:table-cell>
          <table:table-cell office:value-type="float" office:value="8.17789834306" calcext:value-type="float">
            <text:p>8.18</text:p>
          </table:table-cell>
          <table:table-cell office:value-type="float" office:value="6.14424948395" calcext:value-type="float">
            <text:p>6.14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346" calcext:value-type="float">
            <text:p>346</text:p>
          </table:table-cell>
          <table:table-cell office:value-type="float" office:value="81" calcext:value-type="float">
            <text:p>81</text:p>
          </table:table-cell>
          <table:table-cell office:value-type="float" office:value="0.390902042389" calcext:value-type="float">
            <text:p>0.39</text:p>
          </table:table-cell>
          <table:table-cell office:value-type="float" office:value="718.174583197" calcext:value-type="float">
            <text:p>718.17</text:p>
          </table:table-cell>
          <table:table-cell office:value-type="float" office:value="206.177550077" calcext:value-type="float">
            <text:p>206.1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8]+[.L68])/[.M68]" office:value-type="float" office:value="3.48517811454754" calcext:value-type="float">
            <text:p>3.49</text:p>
          </table:table-cell>
          <table:table-cell table:style-name="ce1" table:formula="of:=[.E68]/[.D68]" office:value-type="float" office:value="1.13707797261279" calcext:value-type="float">
            <text:p>1.14</text:p>
          </table:table-cell>
          <table:table-cell table:formula="of:=IF([.O68];1;0)" office:value-type="float" office:value="1" calcext:value-type="float">
            <text:p>1</text:p>
          </table:table-cell>
          <table:table-cell table:formula="of:=([.I68]-[.J68])/([.G68]-1)" office:value-type="float" office:value="2.81914893617021" calcext:value-type="float">
            <text:p>2.81914893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40440166902" calcext:value-type="float">
            <text:p>5.40</text:p>
          </table:table-cell>
          <table:table-cell office:value-type="float" office:value="6.3421550605" calcext:value-type="float">
            <text:p>6.34</text:p>
          </table:table-cell>
          <table:table-cell office:value-type="float" office:value="4.95105810539" calcext:value-type="float">
            <text:p>4.95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245" calcext:value-type="float">
            <text:p>245</text:p>
          </table:table-cell>
          <table:table-cell office:value-type="float" office:value="48" calcext:value-type="float">
            <text:p>48</text:p>
          </table:table-cell>
          <table:table-cell office:value-type="float" office:value="0.223799943924" calcext:value-type="float">
            <text:p>0.22</text:p>
          </table:table-cell>
          <table:table-cell office:value-type="float" office:value="400.528015614" calcext:value-type="float">
            <text:p>400.53</text:p>
          </table:table-cell>
          <table:table-cell office:value-type="float" office:value="43.9062101841" calcext:value-type="float">
            <text:p>43.9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69]+[.L69])/[.M69]" office:value-type="float" office:value="9.12745176314604" calcext:value-type="float">
            <text:p>9.13</text:p>
          </table:table-cell>
          <table:table-cell table:style-name="ce1" table:formula="of:=[.E69]/[.D69]" office:value-type="float" office:value="1.17351659793452" calcext:value-type="float">
            <text:p>1.17</text:p>
          </table:table-cell>
          <table:table-cell table:formula="of:=IF([.O69];1;0)" office:value-type="float" office:value="1" calcext:value-type="float">
            <text:p>1</text:p>
          </table:table-cell>
          <table:table-cell table:formula="of:=([.I69]-[.J69])/([.G69]-1)" office:value-type="float" office:value="2.14130434782609" calcext:value-type="float">
            <text:p>2.14130434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.0482561617" calcext:value-type="float">
            <text:p>4.05</text:p>
          </table:table-cell>
          <table:table-cell office:value-type="float" office:value="4.20353604511" calcext:value-type="float">
            <text:p>4.20</text:p>
          </table:table-cell>
          <table:table-cell office:value-type="float" office:value="3.52749910423" calcext:value-type="float">
            <text:p>3.53</text:p>
          </table:table-cell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298" calcext:value-type="float">
            <text:p>298</text:p>
          </table:table-cell>
          <table:table-cell office:value-type="float" office:value="72" calcext:value-type="float">
            <text:p>72</text:p>
          </table:table-cell>
          <table:table-cell office:value-type="float" office:value="0.319953680038" calcext:value-type="float">
            <text:p>0.32</text:p>
          </table:table-cell>
          <table:table-cell office:value-type="float" office:value="467.823750734" calcext:value-type="float">
            <text:p>467.82</text:p>
          </table:table-cell>
          <table:table-cell office:value-type="float" office:value="47.2979969978" calcext:value-type="float">
            <text:p>47.3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70]+[.L70])/[.M70]" office:value-type="float" office:value="9.89774904074295" calcext:value-type="float">
            <text:p>9.90</text:p>
          </table:table-cell>
          <table:table-cell table:style-name="ce1" table:formula="of:=[.E70]/[.D70]" office:value-type="float" office:value="1.03835722770685" calcext:value-type="float">
            <text:p>1.04</text:p>
          </table:table-cell>
          <table:table-cell table:formula="of:=IF([.O70];1;0)" office:value-type="float" office:value="1" calcext:value-type="float">
            <text:p>1</text:p>
          </table:table-cell>
          <table:table-cell table:formula="of:=([.I70]-[.J70])/([.G70]-1)" office:value-type="float" office:value="1.88333333333333" calcext:value-type="float">
            <text:p>1.88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.4264153261" calcext:value-type="float">
            <text:p>10.43</text:p>
          </table:table-cell>
          <table:table-cell office:value-type="float" office:value="11.4397096085" calcext:value-type="float">
            <text:p>11.44</text:p>
          </table:table-cell>
          <table:table-cell office:value-type="float" office:value="8.32692671219" calcext:value-type="float">
            <text:p>8.3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0.0258414745331" calcext:value-type="float">
            <text:p>0.03</text:p>
          </table:table-cell>
          <table:table-cell office:value-type="float" office:value="13.4760923386" calcext:value-type="float">
            <text:p>13.48</text:p>
          </table:table-cell>
          <table:table-cell office:value-type="float" office:value="4.45687890053" calcext:value-type="float">
            <text:p>4.4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71]+[.L71])/[.M71]" office:value-type="float" office:value="3.02945942990003" calcext:value-type="float">
            <text:p>3.03</text:p>
          </table:table-cell>
          <table:table-cell table:style-name="ce1" table:formula="of:=[.E71]/[.D71]" office:value-type="float" office:value="1.09718529817851" calcext:value-type="float">
            <text:p>1.10</text:p>
          </table:table-cell>
          <table:table-cell table:formula="of:=IF([.O71];1;0)" office:value-type="float" office:value="1" calcext:value-type="float">
            <text:p>1</text:p>
          </table:table-cell>
          <table:table-cell table:formula="of:=([.I71]-[.J71])/([.G71]-1)" office:value-type="float" office:value="1.23333333333333" calcext:value-type="float">
            <text:p>1.2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83044410038" calcext:value-type="float">
            <text:p>2.83</text:p>
          </table:table-cell>
          <table:table-cell office:value-type="float" office:value="2.5647342656" calcext:value-type="float">
            <text:p>2.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0346541404724" calcext:value-type="float">
            <text:p>0.00</text:p>
          </table:table-cell>
          <table:table-cell office:value-type="float" office:value="2.85312652588" calcext:value-type="float">
            <text:p>2.85</text:p>
          </table:table-cell>
          <table:table-cell office:value-type="float" office:value="1.92883110046" calcext:value-type="float">
            <text:p>1.93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72]+[.L72])/[.M72]" office:value-type="float" office:value="1.4809964124106" calcext:value-type="float">
            <text:p>1.48</text:p>
          </table:table-cell>
          <table:table-cell table:style-name="ce1" table:formula="of:=[.E72]/[.D72]" office:value-type="float" office:value="1" calcext:value-type="float">
            <text:p>1.00</text:p>
          </table:table-cell>
          <table:table-cell table:formula="of:=IF([.O72];1;0)" office:value-type="float" office:value="0" calcext:value-type="float">
            <text:p>0</text:p>
          </table:table-cell>
          <table:table-cell table:formula="of:=([.I72]-[.J72])/([.G72]-1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.7313207329" calcext:value-type="float">
            <text:p>13.73</text:p>
          </table:table-cell>
          <table:table-cell office:value-type="float" office:value="13.7316445245" calcext:value-type="float">
            <text:p>13.73</text:p>
          </table:table-cell>
          <table:table-cell office:value-type="float" office:value="10.3669817107" calcext:value-type="float">
            <text:p>10.37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0.0629904270172" calcext:value-type="float">
            <text:p>0.06</text:p>
          </table:table-cell>
          <table:table-cell office:value-type="float" office:value="31.61105299" calcext:value-type="float">
            <text:p>31.61</text:p>
          </table:table-cell>
          <table:table-cell office:value-type="float" office:value="4.57839488983" calcext:value-type="float">
            <text:p>4.5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73]+[.L73])/[.M73]" office:value-type="float" office:value="6.91815454524791" calcext:value-type="float">
            <text:p>6.92</text:p>
          </table:table-cell>
          <table:table-cell table:style-name="ce1" table:formula="of:=[.E73]/[.D73]" office:value-type="float" office:value="1.00002358051394" calcext:value-type="float">
            <text:p>1.00</text:p>
          </table:table-cell>
          <table:table-cell table:formula="of:=IF([.O73];1;0)" office:value-type="float" office:value="1" calcext:value-type="float">
            <text:p>1</text:p>
          </table:table-cell>
          <table:table-cell table:formula="of:=([.I73]-[.J73])/([.G73]-1)" office:value-type="float" office:value="0.726415094339623" calcext:value-type="float">
            <text:p>0.72641509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.83511803693" calcext:value-type="float">
            <text:p>6.84</text:p>
          </table:table-cell>
          <table:table-cell office:value-type="float" office:value="5.22223989869" calcext:value-type="float">
            <text:p>5.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00490140914917" calcext:value-type="float">
            <text:p>0.00</text:p>
          </table:table-cell>
          <table:table-cell office:value-type="float" office:value="3.33251714706" calcext:value-type="float">
            <text:p>3.33</text:p>
          </table:table-cell>
          <table:table-cell office:value-type="float" office:value="2.6421558857" calcext:value-type="float">
            <text:p>2.6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74]+[.L74])/[.M74]" office:value-type="float" office:value="1.26314218410507" calcext:value-type="float">
            <text:p>1.26</text:p>
          </table:table-cell>
          <table:table-cell table:style-name="ce1" table:formula="of:=[.E74]/[.D74]" office:value-type="float" office:value="1" calcext:value-type="float">
            <text:p>1.00</text:p>
          </table:table-cell>
          <table:table-cell table:formula="of:=IF([.O74];1;0)" office:value-type="float" office:value="0" calcext:value-type="float">
            <text:p>0</text:p>
          </table:table-cell>
          <table:table-cell table:formula="of:=([.I74]-[.J74])/([.G74]-1)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82440309449" calcext:value-type="float">
            <text:p>5.82</text:p>
          </table:table-cell>
          <table:table-cell office:value-type="float" office:value="4.87749434944" calcext:value-type="float">
            <text:p>4.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00392317771912" calcext:value-type="float">
            <text:p>0.00</text:p>
          </table:table-cell>
          <table:table-cell office:value-type="float" office:value="3.31717562675" calcext:value-type="float">
            <text:p>3.32</text:p>
          </table:table-cell>
          <table:table-cell office:value-type="float" office:value="2.42398118973" calcext:value-type="float">
            <text:p>2.4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75]+[.L75])/[.M75]" office:value-type="float" office:value="1.37010089787002" calcext:value-type="float">
            <text:p>1.37</text:p>
          </table:table-cell>
          <table:table-cell table:style-name="ce1" table:formula="of:=[.E75]/[.D75]" office:value-type="float" office:value="1" calcext:value-type="float">
            <text:p>1.00</text:p>
          </table:table-cell>
          <table:table-cell table:formula="of:=IF([.O75];1;0)" office:value-type="float" office:value="0" calcext:value-type="float">
            <text:p>0</text:p>
          </table:table-cell>
          <table:table-cell table:formula="of:=([.I75]-[.J75])/([.G75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.6482786316" calcext:value-type="float">
            <text:p>10.65</text:p>
          </table:table-cell>
          <table:table-cell office:value-type="float" office:value="11.2765716867" calcext:value-type="float">
            <text:p>11.28</text:p>
          </table:table-cell>
          <table:table-cell office:value-type="float" office:value="9.04248953961" calcext:value-type="float">
            <text:p>9.0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0.0162544250488" calcext:value-type="float">
            <text:p>0.02</text:p>
          </table:table-cell>
          <table:table-cell office:value-type="float" office:value="8.98016214371" calcext:value-type="float">
            <text:p>8.98</text:p>
          </table:table-cell>
          <table:table-cell office:value-type="float" office:value="4.59631896019" calcext:value-type="float">
            <text:p>4.6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76]+[.L76])/[.M76]" office:value-type="float" office:value="1.95730902199766" calcext:value-type="float">
            <text:p>1.96</text:p>
          </table:table-cell>
          <table:table-cell table:style-name="ce1" table:formula="of:=[.E76]/[.D76]" office:value-type="float" office:value="1.05900418995756" calcext:value-type="float">
            <text:p>1.06</text:p>
          </table:table-cell>
          <table:table-cell table:formula="of:=IF([.O76];1;0)" office:value-type="float" office:value="1" calcext:value-type="float">
            <text:p>1</text:p>
          </table:table-cell>
          <table:table-cell table:formula="of:=([.I76]-[.J76])/([.G76]-1)" office:value-type="float" office:value="0.433333333333333" calcext:value-type="float">
            <text:p>0.4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.7021825713" calcext:value-type="float">
            <text:p>12.70</text:p>
          </table:table-cell>
          <table:table-cell office:value-type="float" office:value="12.784414049" calcext:value-type="float">
            <text:p>12.78</text:p>
          </table:table-cell>
          <table:table-cell office:value-type="float" office:value="11.3322552236" calcext:value-type="float">
            <text:p>11.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0.0378408432007" calcext:value-type="float">
            <text:p>0.04</text:p>
          </table:table-cell>
          <table:table-cell office:value-type="float" office:value="14.2801923752" calcext:value-type="float">
            <text:p>14.28</text:p>
          </table:table-cell>
          <table:table-cell office:value-type="float" office:value="4.14477491379" calcext:value-type="float">
            <text:p>4.1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77]+[.L77])/[.M77]" office:value-type="float" office:value="3.45447787062295" calcext:value-type="float">
            <text:p>3.45</text:p>
          </table:table-cell>
          <table:table-cell table:style-name="ce1" table:formula="of:=[.E77]/[.D77]" office:value-type="float" office:value="1.00647380694132" calcext:value-type="float">
            <text:p>1.01</text:p>
          </table:table-cell>
          <table:table-cell table:formula="of:=IF([.O77];1;0)" office:value-type="float" office:value="1" calcext:value-type="float">
            <text:p>1</text:p>
          </table:table-cell>
          <table:table-cell table:formula="of:=([.I77]-[.J77])/([.G77]-1)" office:value-type="float" office:value="2.04545454545455" calcext:value-type="float">
            <text:p>2.0454545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.64060572101" calcext:value-type="float">
            <text:p>9.64</text:p>
          </table:table-cell>
          <table:table-cell office:value-type="float" office:value="9.65677312044" calcext:value-type="float">
            <text:p>9.66</text:p>
          </table:table-cell>
          <table:table-cell office:value-type="float" office:value="8.46747061045" calcext:value-type="float">
            <text:p>8.4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0.0107049942017" calcext:value-type="float">
            <text:p>0.01</text:p>
          </table:table-cell>
          <table:table-cell office:value-type="float" office:value="7.10176205635" calcext:value-type="float">
            <text:p>7.10</text:p>
          </table:table-cell>
          <table:table-cell office:value-type="float" office:value="3.07609605789" calcext:value-type="float">
            <text:p>3.0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78]+[.L78])/[.M78]" office:value-type="float" office:value="2.31217326009981" calcext:value-type="float">
            <text:p>2.31</text:p>
          </table:table-cell>
          <table:table-cell table:style-name="ce1" table:formula="of:=[.E78]/[.D78]" office:value-type="float" office:value="1.00167701074993" calcext:value-type="float">
            <text:p>1.00</text:p>
          </table:table-cell>
          <table:table-cell table:formula="of:=IF([.O78];1;0)" office:value-type="float" office:value="1" calcext:value-type="float">
            <text:p>1</text:p>
          </table:table-cell>
          <table:table-cell table:formula="of:=([.I78]-[.J78])/([.G78]-1)" office:value-type="float" office:value="0.555555555555556" calcext:value-type="float">
            <text:p>0.5555555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.1266735592" calcext:value-type="float">
            <text:p>10.13</text:p>
          </table:table-cell>
          <table:table-cell office:value-type="float" office:value="8.11841197636" calcext:value-type="float">
            <text:p>8.1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0.0316700935364" calcext:value-type="float">
            <text:p>0.03</text:p>
          </table:table-cell>
          <table:table-cell office:value-type="float" office:value="14.2048873901" calcext:value-type="float">
            <text:p>14.20</text:p>
          </table:table-cell>
          <table:table-cell office:value-type="float" office:value="3.05205798149" calcext:value-type="float">
            <text:p>3.0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79]+[.L79])/[.M79]" office:value-type="float" office:value="4.66457635142507" calcext:value-type="float">
            <text:p>4.66</text:p>
          </table:table-cell>
          <table:table-cell table:style-name="ce1" table:formula="of:=[.E79]/[.D79]" office:value-type="float" office:value="1" calcext:value-type="float">
            <text:p>1.00</text:p>
          </table:table-cell>
          <table:table-cell table:formula="of:=IF([.O79];1;0)" office:value-type="float" office:value="0" calcext:value-type="float">
            <text:p>0</text:p>
          </table:table-cell>
          <table:table-cell table:formula="of:=([.I79]-[.J79])/([.G79]-1)" office:value-type="float" office:value="1.04761904761905" calcext:value-type="float">
            <text:p>1.04761904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70534296918" calcext:value-type="float">
            <text:p>9.71</text:p>
          </table:table-cell>
          <table:table-cell office:value-type="float" office:value="21.2527693597" calcext:value-type="float">
            <text:p>21.25</text:p>
          </table:table-cell>
          <table:table-cell office:value-type="float" office:value="8.43551150974" calcext:value-type="float">
            <text:p>8.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0.0104134082794" calcext:value-type="float">
            <text:p>0.01</text:p>
          </table:table-cell>
          <table:table-cell office:value-type="float" office:value="4.83545255661" calcext:value-type="float">
            <text:p>4.84</text:p>
          </table:table-cell>
          <table:table-cell office:value-type="float" office:value="2.75436306" calcext:value-type="float">
            <text:p>2.7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0]+[.L80])/[.M80]" office:value-type="float" office:value="1.75934176407717" calcext:value-type="float">
            <text:p>1.76</text:p>
          </table:table-cell>
          <table:table-cell table:style-name="ce1" table:formula="of:=[.E80]/[.D80]" office:value-type="float" office:value="2.18980096089233" calcext:value-type="float">
            <text:p>2.19</text:p>
          </table:table-cell>
          <table:table-cell table:formula="of:=IF([.O80];1;0)" office:value-type="float" office:value="1" calcext:value-type="float">
            <text:p>1</text:p>
          </table:table-cell>
          <table:table-cell table:formula="of:=([.I80]-[.J80])/([.G80]-1)" office:value-type="float" office:value="1.16666666666667" calcext:value-type="float">
            <text:p>1.1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17441801117" calcext:value-type="float">
            <text:p>9.17</text:p>
          </table:table-cell>
          <table:table-cell office:value-type="float" office:value="9.40759199339" calcext:value-type="float">
            <text:p>9.41</text:p>
          </table:table-cell>
          <table:table-cell office:value-type="float" office:value="7.31742885367" calcext:value-type="float">
            <text:p>7.32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0.0701689720154" calcext:value-type="float">
            <text:p>0.07</text:p>
          </table:table-cell>
          <table:table-cell office:value-type="float" office:value="89.9865603447" calcext:value-type="float">
            <text:p>89.99</text:p>
          </table:table-cell>
          <table:table-cell office:value-type="float" office:value="22.3647010326" calcext:value-type="float">
            <text:p>22.3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1]+[.L81])/[.M81]" office:value-type="float" office:value="4.02673521928345" calcext:value-type="float">
            <text:p>4.03</text:p>
          </table:table-cell>
          <table:table-cell table:style-name="ce1" table:formula="of:=[.E81]/[.D81]" office:value-type="float" office:value="1.02541567017506" calcext:value-type="float">
            <text:p>1.03</text:p>
          </table:table-cell>
          <table:table-cell table:formula="of:=IF([.O81];1;0)" office:value-type="float" office:value="1" calcext:value-type="float">
            <text:p>1</text:p>
          </table:table-cell>
          <table:table-cell table:formula="of:=([.I81]-[.J81])/([.G81]-1)" office:value-type="float" office:value="1.45833333333333" calcext:value-type="float">
            <text:p>1.458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.30885422125" calcext:value-type="float">
            <text:p>7.31</text:p>
          </table:table-cell>
          <table:table-cell office:value-type="float" office:value="7.32620969256" calcext:value-type="float">
            <text:p>7.33</text:p>
          </table:table-cell>
          <table:table-cell office:value-type="float" office:value="6.1024721227" calcext:value-type="float">
            <text:p>6.10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office:value-type="float" office:value="0.136008024216" calcext:value-type="float">
            <text:p>0.14</text:p>
          </table:table-cell>
          <table:table-cell office:value-type="float" office:value="150.933860779" calcext:value-type="float">
            <text:p>150.93</text:p>
          </table:table-cell>
          <table:table-cell office:value-type="float" office:value="32.5442249775" calcext:value-type="float">
            <text:p>32.5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2]+[.L82])/[.M82]" office:value-type="float" office:value="4.64198698563757" calcext:value-type="float">
            <text:p>4.64</text:p>
          </table:table-cell>
          <table:table-cell table:style-name="ce1" table:formula="of:=[.E82]/[.D82]" office:value-type="float" office:value="1.0023745816765" calcext:value-type="float">
            <text:p>1.00</text:p>
          </table:table-cell>
          <table:table-cell table:formula="of:=IF([.O82];1;0)" office:value-type="float" office:value="1" calcext:value-type="float">
            <text:p>1</text:p>
          </table:table-cell>
          <table:table-cell table:formula="of:=([.I82]-[.J82])/([.G82]-1)" office:value-type="float" office:value="3.20833333333333" calcext:value-type="float">
            <text:p>3.208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.70439280098" calcext:value-type="float">
            <text:p>9.70</text:p>
          </table:table-cell>
          <table:table-cell office:value-type="float" office:value="10.2720797037" calcext:value-type="float">
            <text:p>10.27</text:p>
          </table:table-cell>
          <table:table-cell office:value-type="float" office:value="7.95013454157" calcext:value-type="float">
            <text:p>7.95</text:p>
          </table:table-cell>
          <table:table-cell office:value-type="float" office:value="185" calcext:value-type="float">
            <text:p>185</text:p>
          </table:table-cell>
          <table:table-cell office:value-type="float" office:value="90" calcext:value-type="float">
            <text:p>90</text:p>
          </table:table-cell>
          <table:table-cell office:value-type="float" office:value="498" calcext:value-type="float">
            <text:p>498</text:p>
          </table:table-cell>
          <table:table-cell office:value-type="float" office:value="134" calcext:value-type="float">
            <text:p>134</text:p>
          </table:table-cell>
          <table:table-cell office:value-type="float" office:value="0.637458562851" calcext:value-type="float">
            <text:p>0.64</text:p>
          </table:table-cell>
          <table:table-cell office:value-type="float" office:value="579.018775463" calcext:value-type="float">
            <text:p>579.02</text:p>
          </table:table-cell>
          <table:table-cell office:value-type="float" office:value="105.719834805" calcext:value-type="float">
            <text:p>105.7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3]+[.L83])/[.M83]" office:value-type="float" office:value="5.48294683864221" calcext:value-type="float">
            <text:p>5.48</text:p>
          </table:table-cell>
          <table:table-cell table:style-name="ce1" table:formula="of:=[.E83]/[.D83]" office:value-type="float" office:value="1.058497931232" calcext:value-type="float">
            <text:p>1.06</text:p>
          </table:table-cell>
          <table:table-cell table:formula="of:=IF([.O83];1;0)" office:value-type="float" office:value="1" calcext:value-type="float">
            <text:p>1</text:p>
          </table:table-cell>
          <table:table-cell table:formula="of:=([.I83]-[.J83])/([.G83]-1)" office:value-type="float" office:value="1.97826086956522" calcext:value-type="float">
            <text:p>1.97826086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77294524547" calcext:value-type="float">
            <text:p>8.77</text:p>
          </table:table-cell>
          <table:table-cell office:value-type="float" office:value="8.81946847631" calcext:value-type="float">
            <text:p>8.82</text:p>
          </table:table-cell>
          <table:table-cell office:value-type="float" office:value="7.5457153805" calcext:value-type="float">
            <text:p>7.5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office:value-type="float" office:value="81" calcext:value-type="float">
            <text:p>81</text:p>
          </table:table-cell>
          <table:table-cell office:value-type="float" office:value="0.126344442368" calcext:value-type="float">
            <text:p>0.13</text:p>
          </table:table-cell>
          <table:table-cell office:value-type="float" office:value="147.990973711" calcext:value-type="float">
            <text:p>147.99</text:p>
          </table:table-cell>
          <table:table-cell office:value-type="float" office:value="34.1643989086" calcext:value-type="float">
            <text:p>34.1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4]+[.L84])/[.M84]" office:value-type="float" office:value="4.33542877630092" calcext:value-type="float">
            <text:p>4.34</text:p>
          </table:table-cell>
          <table:table-cell table:style-name="ce1" table:formula="of:=[.E84]/[.D84]" office:value-type="float" office:value="1.00530303444719" calcext:value-type="float">
            <text:p>1.01</text:p>
          </table:table-cell>
          <table:table-cell table:formula="of:=IF([.O84];1;0)" office:value-type="float" office:value="1" calcext:value-type="float">
            <text:p>1</text:p>
          </table:table-cell>
          <table:table-cell table:formula="of:=([.I84]-[.J84])/([.G84]-1)" office:value-type="float" office:value="3.55555555555556" calcext:value-type="float">
            <text:p>3.55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41908040568" calcext:value-type="float">
            <text:p>8.42</text:p>
          </table:table-cell>
          <table:table-cell office:value-type="float" office:value="9.17917076435" calcext:value-type="float">
            <text:p>9.18</text:p>
          </table:table-cell>
          <table:table-cell office:value-type="float" office:value="5.72071897007" calcext:value-type="float">
            <text:p>5.72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float" office:value="0.0779423713684" calcext:value-type="float">
            <text:p>0.08</text:p>
          </table:table-cell>
          <table:table-cell office:value-type="float" office:value="51.383387804" calcext:value-type="float">
            <text:p>51.38</text:p>
          </table:table-cell>
          <table:table-cell office:value-type="float" office:value="15.0565831661" calcext:value-type="float">
            <text:p>15.0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5]+[.L85])/[.M85]" office:value-type="float" office:value="3.41786244645691" calcext:value-type="float">
            <text:p>3.42</text:p>
          </table:table-cell>
          <table:table-cell table:style-name="ce1" table:formula="of:=[.E85]/[.D85]" office:value-type="float" office:value="1.09028187427183" calcext:value-type="float">
            <text:p>1.09</text:p>
          </table:table-cell>
          <table:table-cell table:formula="of:=IF([.O85];1;0)" office:value-type="float" office:value="1" calcext:value-type="float">
            <text:p>1</text:p>
          </table:table-cell>
          <table:table-cell table:formula="of:=([.I85]-[.J85])/([.G85]-1)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30341438045" calcext:value-type="float">
            <text:p>7.30</text:p>
          </table:table-cell>
          <table:table-cell office:value-type="float" office:value="7.34397515556" calcext:value-type="float">
            <text:p>7.34</text:p>
          </table:table-cell>
          <table:table-cell office:value-type="float" office:value="6.17753424676" calcext:value-type="float">
            <text:p>6.18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231" calcext:value-type="float">
            <text:p>231</text:p>
          </table:table-cell>
          <table:table-cell office:value-type="float" office:value="78" calcext:value-type="float">
            <text:p>78</text:p>
          </table:table-cell>
          <table:table-cell office:value-type="float" office:value="0.169782400131" calcext:value-type="float">
            <text:p>0.17</text:p>
          </table:table-cell>
          <table:table-cell office:value-type="float" office:value="175.898006916" calcext:value-type="float">
            <text:p>175.90</text:p>
          </table:table-cell>
          <table:table-cell office:value-type="float" office:value="40.7577841282" calcext:value-type="float">
            <text:p>40.7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6]+[.L86])/[.M86]" office:value-type="float" office:value="4.31985676066995" calcext:value-type="float">
            <text:p>4.32</text:p>
          </table:table-cell>
          <table:table-cell table:style-name="ce1" table:formula="of:=[.E86]/[.D86]" office:value-type="float" office:value="1.00555367298049" calcext:value-type="float">
            <text:p>1.01</text:p>
          </table:table-cell>
          <table:table-cell table:formula="of:=IF([.O86];1;0)" office:value-type="float" office:value="1" calcext:value-type="float">
            <text:p>1</text:p>
          </table:table-cell>
          <table:table-cell table:formula="of:=([.I86]-[.J86])/([.G86]-1)" office:value-type="float" office:value="2.01315789473684" calcext:value-type="float">
            <text:p>2.01315789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.06612084204" calcext:value-type="float">
            <text:p>5.07</text:p>
          </table:table-cell>
          <table:table-cell office:value-type="float" office:value="4.56796252564" calcext:value-type="float">
            <text:p>4.5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0.0172283649445" calcext:value-type="float">
            <text:p>0.02</text:p>
          </table:table-cell>
          <table:table-cell office:value-type="float" office:value="14.1427924633" calcext:value-type="float">
            <text:p>14.14</text:p>
          </table:table-cell>
          <table:table-cell office:value-type="float" office:value="9.94940400124" calcext:value-type="float">
            <text:p>9.9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87]+[.L87])/[.M87]" office:value-type="float" office:value="1.42320292014273" calcext:value-type="float">
            <text:p>1.42</text:p>
          </table:table-cell>
          <table:table-cell table:style-name="ce1" table:formula="of:=[.E87]/[.D87]" office:value-type="float" office:value="1" calcext:value-type="float">
            <text:p>1.00</text:p>
          </table:table-cell>
          <table:table-cell table:formula="of:=IF([.O87];1;0)" office:value-type="float" office:value="0" calcext:value-type="float">
            <text:p>0</text:p>
          </table:table-cell>
          <table:table-cell table:formula="of:=([.I87]-[.J87])/([.G87]-1)" office:value-type="float" office:value="0.428571428571429" calcext:value-type="float">
            <text:p>0.4285714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.87790588024" calcext:value-type="float">
            <text:p>9.88</text:p>
          </table:table-cell>
          <table:table-cell office:value-type="float" office:value="10.4322535676" calcext:value-type="float">
            <text:p>10.43</text:p>
          </table:table-cell>
          <table:table-cell office:value-type="float" office:value="7.98420789821" calcext:value-type="float">
            <text:p>7.98</text:p>
          </table:table-cell>
          <table:table-cell office:value-type="float" office:value="239" calcext:value-type="float">
            <text:p>239</text:p>
          </table:table-cell>
          <table:table-cell office:value-type="float" office:value="115" calcext:value-type="float">
            <text:p>115</text:p>
          </table:table-cell>
          <table:table-cell office:value-type="float" office:value="531" calcext:value-type="float">
            <text:p>531</text:p>
          </table:table-cell>
          <table:table-cell office:value-type="float" office:value="73" calcext:value-type="float">
            <text:p>73</text:p>
          </table:table-cell>
          <table:table-cell office:value-type="float" office:value="0.767373561859" calcext:value-type="float">
            <text:p>0.77</text:p>
          </table:table-cell>
          <table:table-cell office:value-type="float" office:value="367.508641958" calcext:value-type="float">
            <text:p>367.51</text:p>
          </table:table-cell>
          <table:table-cell office:value-type="float" office:value="23.8782348633" calcext:value-type="float">
            <text:p>23.88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8]+[.L88])/[.M88]" office:value-type="float" office:value="15.4230837257525" calcext:value-type="float">
            <text:p>15.42</text:p>
          </table:table-cell>
          <table:table-cell table:style-name="ce1" table:formula="of:=[.E88]/[.D88]" office:value-type="float" office:value="1.05611996045325" calcext:value-type="float">
            <text:p>1.06</text:p>
          </table:table-cell>
          <table:table-cell table:formula="of:=IF([.O88];1;0)" office:value-type="float" office:value="1" calcext:value-type="float">
            <text:p>1</text:p>
          </table:table-cell>
          <table:table-cell table:formula="of:=([.I88]-[.J88])/([.G88]-1)" office:value-type="float" office:value="1.92436974789916" calcext:value-type="float">
            <text:p>1.92436974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.0667698213" calcext:value-type="float">
            <text:p>10.07</text:p>
          </table:table-cell>
          <table:table-cell office:value-type="float" office:value="12.3587409493" calcext:value-type="float">
            <text:p>12.36</text:p>
          </table:table-cell>
          <table:table-cell office:value-type="float" office:value="8.17557522153" calcext:value-type="float">
            <text:p>8.18</text:p>
          </table:table-cell>
          <table:table-cell office:value-type="float" office:value="357" calcext:value-type="float">
            <text:p>357</text:p>
          </table:table-cell>
          <table:table-cell office:value-type="float" office:value="167" calcext:value-type="float">
            <text:p>167</text:p>
          </table:table-cell>
          <table:table-cell office:value-type="float" office:value="570" calcext:value-type="float">
            <text:p>570</text:p>
          </table:table-cell>
          <table:table-cell office:value-type="float" office:value="84" calcext:value-type="float">
            <text:p>84</text:p>
          </table:table-cell>
          <table:table-cell office:value-type="float" office:value="0.994693040848" calcext:value-type="float">
            <text:p>0.99</text:p>
          </table:table-cell>
          <table:table-cell office:value-type="float" office:value="248.606636524" calcext:value-type="float">
            <text:p>248.61</text:p>
          </table:table-cell>
          <table:table-cell office:value-type="float" office:value="22.3534801006" calcext:value-type="float">
            <text:p>22.3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89]+[.L89])/[.M89]" office:value-type="float" office:value="11.166106057828" calcext:value-type="float">
            <text:p>11.17</text:p>
          </table:table-cell>
          <table:table-cell table:style-name="ce1" table:formula="of:=[.E89]/[.D89]" office:value-type="float" office:value="1.22767691808652" calcext:value-type="float">
            <text:p>1.23</text:p>
          </table:table-cell>
          <table:table-cell table:formula="of:=IF([.O89];1;0)" office:value-type="float" office:value="1" calcext:value-type="float">
            <text:p>1</text:p>
          </table:table-cell>
          <table:table-cell table:formula="of:=([.I89]-[.J89])/([.G89]-1)" office:value-type="float" office:value="1.36516853932584" calcext:value-type="float">
            <text:p>1.3651685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21209976787" calcext:value-type="float">
            <text:p>7.21</text:p>
          </table:table-cell>
          <table:table-cell office:value-type="float" office:value="7.565886025" calcext:value-type="float">
            <text:p>7.57</text:p>
          </table:table-cell>
          <table:table-cell office:value-type="float" office:value="6.2505920297" calcext:value-type="float">
            <text:p>6.2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office:value-type="float" office:value="0.105323791504" calcext:value-type="float">
            <text:p>0.11</text:p>
          </table:table-cell>
          <table:table-cell office:value-type="float" office:value="116.699944973" calcext:value-type="float">
            <text:p>116.70</text:p>
          </table:table-cell>
          <table:table-cell office:value-type="float" office:value="37.5476250648" calcext:value-type="float">
            <text:p>37.5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90]+[.L90])/[.M90]" office:value-type="float" office:value="3.11085637408279" calcext:value-type="float">
            <text:p>3.11</text:p>
          </table:table-cell>
          <table:table-cell table:style-name="ce1" table:formula="of:=[.E90]/[.D90]" office:value-type="float" office:value="1.04905454285396" calcext:value-type="float">
            <text:p>1.05</text:p>
          </table:table-cell>
          <table:table-cell table:formula="of:=IF([.O90];1;0)" office:value-type="float" office:value="1" calcext:value-type="float">
            <text:p>1</text:p>
          </table:table-cell>
          <table:table-cell table:formula="of:=([.I90]-[.J90])/([.G90]-1)" office:value-type="float" office:value="1.35135135135135" calcext:value-type="float">
            <text:p>1.351351351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.91781020406" calcext:value-type="float">
            <text:p>8.92</text:p>
          </table:table-cell>
          <table:table-cell office:value-type="float" office:value="10.3751502524" calcext:value-type="float">
            <text:p>10.38</text:p>
          </table:table-cell>
          <table:table-cell office:value-type="float" office:value="7.0244693007" calcext:value-type="float">
            <text:p>7.0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0.0423936843872" calcext:value-type="float">
            <text:p>0.04</text:p>
          </table:table-cell>
          <table:table-cell office:value-type="float" office:value="18.6978766918" calcext:value-type="float">
            <text:p>18.70</text:p>
          </table:table-cell>
          <table:table-cell office:value-type="float" office:value="4.51827311516" calcext:value-type="float">
            <text:p>4.5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91]+[.L91])/[.M91]" office:value-type="float" office:value="4.14766214846744" calcext:value-type="float">
            <text:p>4.15</text:p>
          </table:table-cell>
          <table:table-cell table:style-name="ce1" table:formula="of:=[.E91]/[.D91]" office:value-type="float" office:value="1.16341904738862" calcext:value-type="float">
            <text:p>1.16</text:p>
          </table:table-cell>
          <table:table-cell table:formula="of:=IF([.O91];1;0)" office:value-type="float" office:value="1" calcext:value-type="float">
            <text:p>1</text:p>
          </table:table-cell>
          <table:table-cell table:formula="of:=([.I91]-[.J91])/([.G91]-1)" office:value-type="float" office:value="2.375" calcext:value-type="float">
            <text:p>2.3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.9124839885" calcext:value-type="float">
            <text:p>10.91</text:p>
          </table:table-cell>
          <table:table-cell office:value-type="float" office:value="10.3046273762" calcext:value-type="float">
            <text:p>10.3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0.0240085124969" calcext:value-type="float">
            <text:p>0.02</text:p>
          </table:table-cell>
          <table:table-cell office:value-type="float" office:value="8.99098110199" calcext:value-type="float">
            <text:p>8.99</text:p>
          </table:table-cell>
          <table:table-cell office:value-type="float" office:value="5.54623603821" calcext:value-type="float">
            <text:p>5.5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92]+[.L92])/[.M92]" office:value-type="float" office:value="1.62542480204222" calcext:value-type="float">
            <text:p>1.63</text:p>
          </table:table-cell>
          <table:table-cell table:style-name="ce1" table:formula="of:=[.E92]/[.D92]" office:value-type="float" office:value="1" calcext:value-type="float">
            <text:p>1.00</text:p>
          </table:table-cell>
          <table:table-cell table:formula="of:=IF([.O92];1;0)" office:value-type="float" office:value="0" calcext:value-type="float">
            <text:p>0</text:p>
          </table:table-cell>
          <table:table-cell table:formula="of:=([.I92]-[.J92])/([.G92]-1)" office:value-type="float" office:value="2.1" calcext:value-type="float">
            <text:p>2.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.54641483402" calcext:value-type="float">
            <text:p>7.55</text:p>
          </table:table-cell>
          <table:table-cell office:value-type="float" office:value="7.19432440566" calcext:value-type="float">
            <text:p>7.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00866365432739" calcext:value-type="float">
            <text:p>0.01</text:p>
          </table:table-cell>
          <table:table-cell office:value-type="float" office:value="4.41900515556" calcext:value-type="float">
            <text:p>4.42</text:p>
          </table:table-cell>
          <table:table-cell office:value-type="float" office:value="3.70169091225" calcext:value-type="float">
            <text:p>3.7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93]+[.L93])/[.M93]" office:value-type="float" office:value="1.1961206148344" calcext:value-type="float">
            <text:p>1.20</text:p>
          </table:table-cell>
          <table:table-cell table:style-name="ce1" table:formula="of:=[.E93]/[.D93]" office:value-type="float" office:value="1" calcext:value-type="float">
            <text:p>1.00</text:p>
          </table:table-cell>
          <table:table-cell table:formula="of:=IF([.O93];1;0)" office:value-type="float" office:value="0" calcext:value-type="float">
            <text:p>0</text:p>
          </table:table-cell>
          <table:table-cell table:formula="of:=([.I93]-[.J93])/([.G93]-1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66530911693" calcext:value-type="float">
            <text:p>8.67</text:p>
          </table:table-cell>
          <table:table-cell office:value-type="float" office:value="8.91330982263" calcext:value-type="float">
            <text:p>8.91</text:p>
          </table:table-cell>
          <table:table-cell office:value-type="float" office:value="6.22211615635" calcext:value-type="float">
            <text:p>6.2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0.0248990058899" calcext:value-type="float">
            <text:p>0.02</text:p>
          </table:table-cell>
          <table:table-cell office:value-type="float" office:value="13.7992725372" calcext:value-type="float">
            <text:p>13.80</text:p>
          </table:table-cell>
          <table:table-cell office:value-type="float" office:value="3.78602600098" calcext:value-type="float">
            <text:p>3.7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94]+[.L94])/[.M94]" office:value-type="float" office:value="3.6513673016275" calcext:value-type="float">
            <text:p>3.65</text:p>
          </table:table-cell>
          <table:table-cell table:style-name="ce1" table:formula="of:=[.E94]/[.D94]" office:value-type="float" office:value="1.02861994908127" calcext:value-type="float">
            <text:p>1.03</text:p>
          </table:table-cell>
          <table:table-cell table:formula="of:=IF([.O94];1;0)" office:value-type="float" office:value="1" calcext:value-type="float">
            <text:p>1</text:p>
          </table:table-cell>
          <table:table-cell table:formula="of:=([.I94]-[.J94])/([.G94]-1)" office:value-type="float" office:value="0.96875" calcext:value-type="float">
            <text:p>0.9687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0.0425605142" calcext:value-type="float">
            <text:p>10.04</text:p>
          </table:table-cell>
          <table:table-cell office:value-type="float" office:value="8.93797518553" calcext:value-type="float">
            <text:p>8.9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0.0238666534424" calcext:value-type="float">
            <text:p>0.02</text:p>
          </table:table-cell>
          <table:table-cell office:value-type="float" office:value="10.8190963268" calcext:value-type="float">
            <text:p>10.82</text:p>
          </table:table-cell>
          <table:table-cell office:value-type="float" office:value="3.73641014099" calcext:value-type="float">
            <text:p>3.7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95]+[.L95])/[.M95]" office:value-type="float" office:value="2.90197343736184" calcext:value-type="float">
            <text:p>2.90</text:p>
          </table:table-cell>
          <table:table-cell table:style-name="ce1" table:formula="of:=[.E95]/[.D95]" office:value-type="float" office:value="1" calcext:value-type="float">
            <text:p>1.00</text:p>
          </table:table-cell>
          <table:table-cell table:formula="of:=IF([.O95];1;0)" office:value-type="float" office:value="0" calcext:value-type="float">
            <text:p>0</text:p>
          </table:table-cell>
          <table:table-cell table:formula="of:=([.I95]-[.J95])/([.G95]-1)"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.1935970721" calcext:value-type="float">
            <text:p>15.19</text:p>
          </table:table-cell>
          <table:table-cell office:value-type="float" office:value="16.5401858804" calcext:value-type="float">
            <text:p>16.54</text:p>
          </table:table-cell>
          <table:table-cell office:value-type="float" office:value="12.3913979421" calcext:value-type="float">
            <text:p>12.3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float" office:value="0.048731803894" calcext:value-type="float">
            <text:p>0.05</text:p>
          </table:table-cell>
          <table:table-cell office:value-type="float" office:value="18.5399508476" calcext:value-type="float">
            <text:p>18.54</text:p>
          </table:table-cell>
          <table:table-cell office:value-type="float" office:value="8.21598505974" calcext:value-type="float">
            <text:p>8.2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96]+[.L96])/[.M96]" office:value-type="float" office:value="2.26250200266093" calcext:value-type="float">
            <text:p>2.26</text:p>
          </table:table-cell>
          <table:table-cell table:style-name="ce1" table:formula="of:=[.E96]/[.D96]" office:value-type="float" office:value="1.088628703388" calcext:value-type="float">
            <text:p>1.09</text:p>
          </table:table-cell>
          <table:table-cell table:formula="of:=IF([.O96];1;0)" office:value-type="float" office:value="1" calcext:value-type="float">
            <text:p>1</text:p>
          </table:table-cell>
          <table:table-cell table:formula="of:=([.I96]-[.J96])/([.G96]-1)" office:value-type="float" office:value="2.81818181818182" calcext:value-type="float">
            <text:p>2.818181818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.99574657805" calcext:value-type="float">
            <text:p>5.00</text:p>
          </table:table-cell>
          <table:table-cell office:value-type="float" office:value="4.57028110777" calcext:value-type="float">
            <text:p>4.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.00796175003052" calcext:value-type="float">
            <text:p>0.01</text:p>
          </table:table-cell>
          <table:table-cell office:value-type="float" office:value="4.98475933075" calcext:value-type="float">
            <text:p>4.98</text:p>
          </table:table-cell>
          <table:table-cell office:value-type="float" office:value="2.99737095833" calcext:value-type="float">
            <text:p>3.0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97]+[.L97])/[.M97]" office:value-type="float" office:value="1.66570009191063" calcext:value-type="float">
            <text:p>1.67</text:p>
          </table:table-cell>
          <table:table-cell table:style-name="ce1" table:formula="of:=[.E97]/[.D97]" office:value-type="float" office:value="1" calcext:value-type="float">
            <text:p>1.00</text:p>
          </table:table-cell>
          <table:table-cell table:formula="of:=IF([.O97];1;0)" office:value-type="float" office:value="0" calcext:value-type="float">
            <text:p>0</text:p>
          </table:table-cell>
          <table:table-cell table:formula="of:=([.I97]-[.J97])/([.G97]-1)" office:value-type="float" office:value="0.9" calcext:value-type="float">
            <text:p>0.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.369200177" calcext:value-type="float">
            <text:p>12.37</text:p>
          </table:table-cell>
          <table:table-cell office:value-type="float" office:value="12.9805336412" calcext:value-type="float">
            <text:p>12.98</text:p>
          </table:table-cell>
          <table:table-cell office:value-type="float" office:value="11.1699868658" calcext:value-type="float">
            <text:p>11.1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0.0358824729919" calcext:value-type="float">
            <text:p>0.04</text:p>
          </table:table-cell>
          <table:table-cell office:value-type="float" office:value="13.0422949791" calcext:value-type="float">
            <text:p>13.04</text:p>
          </table:table-cell>
          <table:table-cell office:value-type="float" office:value="2.44870185852" calcext:value-type="float">
            <text:p>2.4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98]+[.L98])/[.M98]" office:value-type="float" office:value="5.34086148813412" calcext:value-type="float">
            <text:p>5.34</text:p>
          </table:table-cell>
          <table:table-cell table:style-name="ce1" table:formula="of:=[.E98]/[.D98]" office:value-type="float" office:value="1.04942384757721" calcext:value-type="float">
            <text:p>1.05</text:p>
          </table:table-cell>
          <table:table-cell table:formula="of:=IF([.O98];1;0)" office:value-type="float" office:value="1" calcext:value-type="float">
            <text:p>1</text:p>
          </table:table-cell>
          <table:table-cell table:formula="of:=([.I98]-[.J98])/([.G98]-1)" office:value-type="float" office:value="1.53571428571429" calcext:value-type="float">
            <text:p>1.535714285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27280881679" calcext:value-type="float">
            <text:p>5.27</text:p>
          </table:table-cell>
          <table:table-cell office:value-type="float" office:value="3.7627772449" calcext:value-type="float">
            <text:p>3.7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.0107967853546" calcext:value-type="float">
            <text:p>0.01</text:p>
          </table:table-cell>
          <table:table-cell office:value-type="float" office:value="5.57032775879" calcext:value-type="float">
            <text:p>5.57</text:p>
          </table:table-cell>
          <table:table-cell office:value-type="float" office:value="2.0894138813" calcext:value-type="float">
            <text:p>2.0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99]+[.L99])/[.M99]" office:value-type="float" office:value="2.67114361309408" calcext:value-type="float">
            <text:p>2.67</text:p>
          </table:table-cell>
          <table:table-cell table:style-name="ce1" table:formula="of:=[.E99]/[.D99]" office:value-type="float" office:value="1" calcext:value-type="float">
            <text:p>1.00</text:p>
          </table:table-cell>
          <table:table-cell table:formula="of:=IF([.O99];1;0)" office:value-type="float" office:value="0" calcext:value-type="float">
            <text:p>0</text:p>
          </table:table-cell>
          <table:table-cell table:formula="of:=([.I99]-[.J99])/([.G99]-1)" office:value-type="float" office:value="0.8125" calcext:value-type="float">
            <text:p>0.81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.7981203796" calcext:value-type="float">
            <text:p>11.80</text:p>
          </table:table-cell>
          <table:table-cell office:value-type="float" office:value="10.4342414598" calcext:value-type="float">
            <text:p>10.4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0.014182806015" calcext:value-type="float">
            <text:p>0.01</text:p>
          </table:table-cell>
          <table:table-cell office:value-type="float" office:value="5.57302880287" calcext:value-type="float">
            <text:p>5.57</text:p>
          </table:table-cell>
          <table:table-cell office:value-type="float" office:value="1.94285607338" calcext:value-type="float">
            <text:p>1.9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00]+[.L100])/[.M100]" office:value-type="float" office:value="2.87577226405911" calcext:value-type="float">
            <text:p>2.88</text:p>
          </table:table-cell>
          <table:table-cell table:style-name="ce1" table:formula="of:=[.E100]/[.D100]" office:value-type="float" office:value="1" calcext:value-type="float">
            <text:p>1.00</text:p>
          </table:table-cell>
          <table:table-cell table:formula="of:=IF([.O100];1;0)" office:value-type="float" office:value="0" calcext:value-type="float">
            <text:p>0</text:p>
          </table:table-cell>
          <table:table-cell table:formula="of:=([.I100]-[.J100])/([.G100]-1)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.75437800254" calcext:value-type="float">
            <text:p>8.75</text:p>
          </table:table-cell>
          <table:table-cell office:value-type="float" office:value="9.0625651106" calcext:value-type="float">
            <text:p>9.06</text:p>
          </table:table-cell>
          <table:table-cell office:value-type="float" office:value="7.42028175342" calcext:value-type="float">
            <text:p>7.42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617" calcext:value-type="float">
            <text:p>617</text:p>
          </table:table-cell>
          <table:table-cell office:value-type="float" office:value="121" calcext:value-type="float">
            <text:p>121</text:p>
          </table:table-cell>
          <table:table-cell office:value-type="float" office:value="0.961413621902" calcext:value-type="float">
            <text:p>0.96</text:p>
          </table:table-cell>
          <table:table-cell office:value-type="float" office:value="1223.77844572" calcext:value-type="float">
            <text:p>1223.78</text:p>
          </table:table-cell>
          <table:table-cell office:value-type="float" office:value="212.644852161" calcext:value-type="float">
            <text:p>212.64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01]+[.L101])/[.M101]" office:value-type="float" office:value="5.75955564828164" calcext:value-type="float">
            <text:p>5.76</text:p>
          </table:table-cell>
          <table:table-cell table:style-name="ce1" table:formula="of:=[.E101]/[.D101]" office:value-type="float" office:value="1.0352037698133" calcext:value-type="float">
            <text:p>1.04</text:p>
          </table:table-cell>
          <table:table-cell table:formula="of:=IF([.O101];1;0)" office:value-type="float" office:value="1" calcext:value-type="float">
            <text:p>1</text:p>
          </table:table-cell>
          <table:table-cell table:formula="of:=([.I101]-[.J101])/([.G101]-1)" office:value-type="float" office:value="3.75757575757576" calcext:value-type="float">
            <text:p>3.7575757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.73435982105" calcext:value-type="float">
            <text:p>9.73</text:p>
          </table:table-cell>
          <table:table-cell office:value-type="float" office:value="9.7380674867" calcext:value-type="float">
            <text:p>9.74</text:p>
          </table:table-cell>
          <table:table-cell office:value-type="float" office:value="7.93596739682" calcext:value-type="float">
            <text:p>7.94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675" calcext:value-type="float">
            <text:p>675</text:p>
          </table:table-cell>
          <table:table-cell office:value-type="float" office:value="123" calcext:value-type="float">
            <text:p>123</text:p>
          </table:table-cell>
          <table:table-cell office:value-type="float" office:value="1.15219402313" calcext:value-type="float">
            <text:p>1.15</text:p>
          </table:table-cell>
          <table:table-cell office:value-type="float" office:value="979.944916487" calcext:value-type="float">
            <text:p>979.94</text:p>
          </table:table-cell>
          <table:table-cell office:value-type="float" office:value="122.947790146" calcext:value-type="float">
            <text:p>122.95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02]+[.L102])/[.M102]" office:value-type="float" office:value="7.9797864552513" calcext:value-type="float">
            <text:p>7.98</text:p>
          </table:table-cell>
          <table:table-cell table:style-name="ce1" table:formula="of:=[.E102]/[.D102]" office:value-type="float" office:value="1.00038088438461" calcext:value-type="float">
            <text:p>1.00</text:p>
          </table:table-cell>
          <table:table-cell table:formula="of:=IF([.O102];1;0)" office:value-type="float" office:value="1" calcext:value-type="float">
            <text:p>1</text:p>
          </table:table-cell>
          <table:table-cell table:formula="of:=([.I102]-[.J102])/([.G102]-1)" office:value-type="float" office:value="3.88732394366197" calcext:value-type="float">
            <text:p>3.88732394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.37170583259" calcext:value-type="float">
            <text:p>5.37</text:p>
          </table:table-cell>
          <table:table-cell office:value-type="float" office:value="4.94201117506" calcext:value-type="float">
            <text:p>4.9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0.0320863723755" calcext:value-type="float">
            <text:p>0.03</text:p>
          </table:table-cell>
          <table:table-cell office:value-type="float" office:value="50.0692214966" calcext:value-type="float">
            <text:p>50.07</text:p>
          </table:table-cell>
          <table:table-cell office:value-type="float" office:value="32.5083379745" calcext:value-type="float">
            <text:p>32.5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03]+[.L103])/[.M103]" office:value-type="float" office:value="1.54118330836463" calcext:value-type="float">
            <text:p>1.54</text:p>
          </table:table-cell>
          <table:table-cell table:style-name="ce1" table:formula="of:=[.E103]/[.D103]" office:value-type="float" office:value="1" calcext:value-type="float">
            <text:p>1.00</text:p>
          </table:table-cell>
          <table:table-cell table:formula="of:=IF([.O103];1;0)" office:value-type="float" office:value="0" calcext:value-type="float">
            <text:p>0</text:p>
          </table:table-cell>
          <table:table-cell table:formula="of:=([.I103]-[.J103])/([.G103]-1)"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.48864734273" calcext:value-type="float">
            <text:p>8.49</text:p>
          </table:table-cell>
          <table:table-cell office:value-type="float" office:value="6.90815073587" calcext:value-type="float">
            <text:p>6.91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26" calcext:value-type="float">
            <text:p>226</text:p>
          </table:table-cell>
          <table:table-cell office:value-type="float" office:value="65" calcext:value-type="float">
            <text:p>65</text:p>
          </table:table-cell>
          <table:table-cell office:value-type="float" office:value="0.147788286209" calcext:value-type="float">
            <text:p>0.15</text:p>
          </table:table-cell>
          <table:table-cell office:value-type="float" office:value="207.509776115" calcext:value-type="float">
            <text:p>207.51</text:p>
          </table:table-cell>
          <table:table-cell office:value-type="float" office:value="45.1455299854" calcext:value-type="float">
            <text:p>45.1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04]+[.L104])/[.M104]" office:value-type="float" office:value="4.59973699430188" calcext:value-type="float">
            <text:p>4.60</text:p>
          </table:table-cell>
          <table:table-cell table:style-name="ce1" table:formula="of:=[.E104]/[.D104]" office:value-type="float" office:value="1" calcext:value-type="float">
            <text:p>1.00</text:p>
          </table:table-cell>
          <table:table-cell table:formula="of:=IF([.O104];1;0)" office:value-type="float" office:value="0" calcext:value-type="float">
            <text:p>0</text:p>
          </table:table-cell>
          <table:table-cell table:formula="of:=([.I104]-[.J104])/([.G104]-1)" office:value-type="float" office:value="4.23684210526316" calcext:value-type="float">
            <text:p>4.23684210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.73740003091" calcext:value-type="float">
            <text:p>9.74</text:p>
          </table:table-cell>
          <table:table-cell office:value-type="float" office:value="8.32057399158" calcext:value-type="float">
            <text:p>8.32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290" calcext:value-type="float">
            <text:p>290</text:p>
          </table:table-cell>
          <table:table-cell office:value-type="float" office:value="67" calcext:value-type="float">
            <text:p>67</text:p>
          </table:table-cell>
          <table:table-cell office:value-type="float" office:value="0.266025066376" calcext:value-type="float">
            <text:p>0.27</text:p>
          </table:table-cell>
          <table:table-cell office:value-type="float" office:value="322.807037354" calcext:value-type="float">
            <text:p>322.81</text:p>
          </table:table-cell>
          <table:table-cell office:value-type="float" office:value="43.8852798939" calcext:value-type="float">
            <text:p>43.8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05]+[.L105])/[.M105]" office:value-type="float" office:value="7.36176374404947" calcext:value-type="float">
            <text:p>7.36</text:p>
          </table:table-cell>
          <table:table-cell table:style-name="ce1" table:formula="of:=[.E105]/[.D105]" office:value-type="float" office:value="1" calcext:value-type="float">
            <text:p>1.00</text:p>
          </table:table-cell>
          <table:table-cell table:formula="of:=IF([.O105];1;0)" office:value-type="float" office:value="0" calcext:value-type="float">
            <text:p>0</text:p>
          </table:table-cell>
          <table:table-cell table:formula="of:=([.I105]-[.J105])/([.G105]-1)" office:value-type="float" office:value="2.93421052631579" calcext:value-type="float">
            <text:p>2.93421052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30539256307" calcext:value-type="float">
            <text:p>6.31</text:p>
          </table:table-cell>
          <table:table-cell office:value-type="float" office:value="5.4252775251" calcext:value-type="float">
            <text:p>5.4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0.0475986003876" calcext:value-type="float">
            <text:p>0.05</text:p>
          </table:table-cell>
          <table:table-cell office:value-type="float" office:value="93.8189833164" calcext:value-type="float">
            <text:p>93.82</text:p>
          </table:table-cell>
          <table:table-cell office:value-type="float" office:value="58.08456707" calcext:value-type="float">
            <text:p>58.0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06]+[.L106])/[.M106]" office:value-type="float" office:value="1.61603308162158" calcext:value-type="float">
            <text:p>1.62</text:p>
          </table:table-cell>
          <table:table-cell table:style-name="ce1" table:formula="of:=[.E106]/[.D106]" office:value-type="float" office:value="1" calcext:value-type="float">
            <text:p>1.00</text:p>
          </table:table-cell>
          <table:table-cell table:formula="of:=IF([.O106];1;0)" office:value-type="float" office:value="0" calcext:value-type="float">
            <text:p>0</text:p>
          </table:table-cell>
          <table:table-cell table:formula="of:=([.I106]-[.J106])/([.G106]-1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.96727317278" calcext:value-type="float">
            <text:p>8.97</text:p>
          </table:table-cell>
          <table:table-cell office:value-type="float" office:value="9.08895397946" calcext:value-type="float">
            <text:p>9.09</text:p>
          </table:table-cell>
          <table:table-cell office:value-type="float" office:value="7.48384569655" calcext:value-type="float">
            <text:p>7.48</text:p>
          </table:table-cell>
          <table:table-cell office:value-type="float" office:value="253" calcext:value-type="float">
            <text:p>253</text:p>
          </table:table-cell>
          <table:table-cell office:value-type="float" office:value="126" calcext:value-type="float">
            <text:p>126</text:p>
          </table:table-cell>
          <table:table-cell office:value-type="float" office:value="814" calcext:value-type="float">
            <text:p>814</text:p>
          </table:table-cell>
          <table:table-cell office:value-type="float" office:value="106" calcext:value-type="float">
            <text:p>106</text:p>
          </table:table-cell>
          <table:table-cell office:value-type="float" office:value="1.62602138519" calcext:value-type="float">
            <text:p>1.63</text:p>
          </table:table-cell>
          <table:table-cell office:value-type="float" office:value="1217.46749783" calcext:value-type="float">
            <text:p>1217.47</text:p>
          </table:table-cell>
          <table:table-cell office:value-type="float" office:value="72.6716439724" calcext:value-type="float">
            <text:p>72.67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07]+[.L107])/[.M107]" office:value-type="float" office:value="16.7753672901385" calcext:value-type="float">
            <text:p>16.78</text:p>
          </table:table-cell>
          <table:table-cell table:style-name="ce1" table:formula="of:=[.E107]/[.D107]" office:value-type="float" office:value="1.01356943234978" calcext:value-type="float">
            <text:p>1.01</text:p>
          </table:table-cell>
          <table:table-cell table:formula="of:=IF([.O107];1;0)" office:value-type="float" office:value="1" calcext:value-type="float">
            <text:p>1</text:p>
          </table:table-cell>
          <table:table-cell table:formula="of:=([.I107]-[.J107])/([.G107]-1)" office:value-type="float" office:value="2.80952380952381" calcext:value-type="float">
            <text:p>2.80952380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.1641629829" calcext:value-type="float">
            <text:p>11.16</text:p>
          </table:table-cell>
          <table:table-cell office:value-type="float" office:value="13.7168403284" calcext:value-type="float">
            <text:p>13.72</text:p>
          </table:table-cell>
          <table:table-cell office:value-type="float" office:value="9.48552699722" calcext:value-type="float">
            <text:p>9.49</text:p>
          </table:table-cell>
          <table:table-cell office:value-type="float" office:value="163" calcext:value-type="float">
            <text:p>163</text:p>
          </table:table-cell>
          <table:table-cell office:value-type="float" office:value="79" calcext:value-type="float">
            <text:p>79</text:p>
          </table:table-cell>
          <table:table-cell office:value-type="float" office:value="768" calcext:value-type="float">
            <text:p>768</text:p>
          </table:table-cell>
          <table:table-cell office:value-type="float" office:value="153" calcext:value-type="float">
            <text:p>153</text:p>
          </table:table-cell>
          <table:table-cell office:value-type="float" office:value="1.37634634972" calcext:value-type="float">
            <text:p>1.38</text:p>
          </table:table-cell>
          <table:table-cell office:value-type="float" office:value="914.531938076" calcext:value-type="float">
            <text:p>914.53</text:p>
          </table:table-cell>
          <table:table-cell office:value-type="float" office:value="194.917279959" calcext:value-type="float">
            <text:p>194.9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08]+[.L108])/[.M108]" office:value-type="float" office:value="4.6989588846016" calcext:value-type="float">
            <text:p>4.70</text:p>
          </table:table-cell>
          <table:table-cell table:style-name="ce1" table:formula="of:=[.E108]/[.D108]" office:value-type="float" office:value="1.22864923679544" calcext:value-type="float">
            <text:p>1.23</text:p>
          </table:table-cell>
          <table:table-cell table:formula="of:=IF([.O108];1;0)" office:value-type="float" office:value="1" calcext:value-type="float">
            <text:p>1</text:p>
          </table:table-cell>
          <table:table-cell table:formula="of:=([.I108]-[.J108])/([.G108]-1)" office:value-type="float" office:value="3.7962962962963" calcext:value-type="float">
            <text:p>3.7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5014062786" calcext:value-type="float">
            <text:p>10.50</text:p>
          </table:table-cell>
          <table:table-cell office:value-type="float" office:value="10.8206738933" calcext:value-type="float">
            <text:p>10.82</text:p>
          </table:table-cell>
          <table:table-cell office:value-type="float" office:value="9.30322192486" calcext:value-type="float">
            <text:p>9.3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office:value-type="float" office:value="125" calcext:value-type="float">
            <text:p>125</text:p>
          </table:table-cell>
          <table:table-cell office:value-type="float" office:value="0.390197515488" calcext:value-type="float">
            <text:p>0.39</text:p>
          </table:table-cell>
          <table:table-cell office:value-type="float" office:value="482.897150993" calcext:value-type="float">
            <text:p>482.90</text:p>
          </table:table-cell>
          <table:table-cell office:value-type="float" office:value="93.2211389542" calcext:value-type="float">
            <text:p>93.2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09]+[.L109])/[.M109]" office:value-type="float" office:value="5.18431070388369" calcext:value-type="float">
            <text:p>5.18</text:p>
          </table:table-cell>
          <table:table-cell table:style-name="ce1" table:formula="of:=[.E109]/[.D109]" office:value-type="float" office:value="1.03040236766676" calcext:value-type="float">
            <text:p>1.03</text:p>
          </table:table-cell>
          <table:table-cell table:formula="of:=IF([.O109];1;0)" office:value-type="float" office:value="1" calcext:value-type="float">
            <text:p>1</text:p>
          </table:table-cell>
          <table:table-cell table:formula="of:=([.I109]-[.J109])/([.G109]-1)" office:value-type="float" office:value="5.10416666666667" calcext:value-type="float">
            <text:p>5.1041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.0482487508" calcext:value-type="float">
            <text:p>10.05</text:p>
          </table:table-cell>
          <table:table-cell office:value-type="float" office:value="9.18414794858" calcext:value-type="float">
            <text:p>9.18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office:value-type="float" office:value="79" calcext:value-type="float">
            <text:p>79</text:p>
          </table:table-cell>
          <table:table-cell office:value-type="float" office:value="0.409898042679" calcext:value-type="float">
            <text:p>0.41</text:p>
          </table:table-cell>
          <table:table-cell office:value-type="float" office:value="611.527868271" calcext:value-type="float">
            <text:p>611.53</text:p>
          </table:table-cell>
          <table:table-cell office:value-type="float" office:value="64.2899751663" calcext:value-type="float">
            <text:p>64.2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10]+[.L110])/[.M110]" office:value-type="float" office:value="9.51840103734321" calcext:value-type="float">
            <text:p>9.52</text:p>
          </table:table-cell>
          <table:table-cell table:style-name="ce1" table:formula="of:=[.E110]/[.D110]" office:value-type="float" office:value="1" calcext:value-type="float">
            <text:p>1.00</text:p>
          </table:table-cell>
          <table:table-cell table:formula="of:=IF([.O110];1;0)" office:value-type="float" office:value="0" calcext:value-type="float">
            <text:p>0</text:p>
          </table:table-cell>
          <table:table-cell table:formula="of:=([.I110]-[.J110])/([.G110]-1)" office:value-type="float" office:value="5.73214285714286" calcext:value-type="float">
            <text:p>5.7321428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65927313234" calcext:value-type="float">
            <text:p>9.66</text:p>
          </table:table-cell>
          <table:table-cell office:value-type="float" office:value="9.1195212623" calcext:value-type="float">
            <text:p>9.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0.019228219986" calcext:value-type="float">
            <text:p>0.02</text:p>
          </table:table-cell>
          <table:table-cell office:value-type="float" office:value="12.7681341171" calcext:value-type="float">
            <text:p>12.77</text:p>
          </table:table-cell>
          <table:table-cell office:value-type="float" office:value="4.39601588249" calcext:value-type="float">
            <text:p>4.4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11]+[.L111])/[.M111]" office:value-type="float" office:value="2.90885262449119" calcext:value-type="float">
            <text:p>2.91</text:p>
          </table:table-cell>
          <table:table-cell table:style-name="ce1" table:formula="of:=[.E111]/[.D111]" office:value-type="float" office:value="1" calcext:value-type="float">
            <text:p>1.00</text:p>
          </table:table-cell>
          <table:table-cell table:formula="of:=IF([.O111];1;0)" office:value-type="float" office:value="0" calcext:value-type="float">
            <text:p>0</text:p>
          </table:table-cell>
          <table:table-cell table:formula="of:=([.I111]-[.J111])/([.G111]-1)"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.72431200089" calcext:value-type="float">
            <text:p>9.72</text:p>
          </table:table-cell>
          <table:table-cell office:value-type="float" office:value="9.27029052134" calcext:value-type="float">
            <text:p>9.2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0.0215673446655" calcext:value-type="float">
            <text:p>0.02</text:p>
          </table:table-cell>
          <table:table-cell office:value-type="float" office:value="13.5184621811" calcext:value-type="float">
            <text:p>13.52</text:p>
          </table:table-cell>
          <table:table-cell office:value-type="float" office:value="7.6188249588" calcext:value-type="float">
            <text:p>7.6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12]+[.L112])/[.M112]" office:value-type="float" office:value="1.77718081186867" calcext:value-type="float">
            <text:p>1.78</text:p>
          </table:table-cell>
          <table:table-cell table:style-name="ce1" table:formula="of:=[.E112]/[.D112]" office:value-type="float" office:value="1" calcext:value-type="float">
            <text:p>1.00</text:p>
          </table:table-cell>
          <table:table-cell table:formula="of:=IF([.O112];1;0)" office:value-type="float" office:value="0" calcext:value-type="float">
            <text:p>0</text:p>
          </table:table-cell>
          <table:table-cell table:formula="of:=([.I112]-[.J112])/([.G112]-1)" office:value-type="float" office:value="1.21428571428571" calcext:value-type="float">
            <text:p>1.214285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16842503248" calcext:value-type="float">
            <text:p>7.17</text:p>
          </table:table-cell>
          <table:table-cell office:value-type="float" office:value="7.49277105072" calcext:value-type="float">
            <text:p>7.49</text:p>
          </table:table-cell>
          <table:table-cell office:value-type="float" office:value="6.8997085108" calcext:value-type="float">
            <text:p>6.9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0.020348072052" calcext:value-type="float">
            <text:p>0.02</text:p>
          </table:table-cell>
          <table:table-cell office:value-type="float" office:value="16.7520587444" calcext:value-type="float">
            <text:p>16.75</text:p>
          </table:table-cell>
          <table:table-cell office:value-type="float" office:value="8.29329705238" calcext:value-type="float">
            <text:p>8.29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13]+[.L113])/[.M113]" office:value-type="float" office:value="2.02240516775396" calcext:value-type="float">
            <text:p>2.02</text:p>
          </table:table-cell>
          <table:table-cell table:style-name="ce1" table:formula="of:=[.E113]/[.D113]" office:value-type="float" office:value="1.04524648256352" calcext:value-type="float">
            <text:p>1.05</text:p>
          </table:table-cell>
          <table:table-cell table:formula="of:=IF([.O113];1;0)" office:value-type="float" office:value="1" calcext:value-type="float">
            <text:p>1</text:p>
          </table:table-cell>
          <table:table-cell table:formula="of:=([.I113]-[.J113])/([.G113]-1)" office:value-type="float" office:value="1.27777777777778" calcext:value-type="float">
            <text:p>1.2777777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72468544042" calcext:value-type="float">
            <text:p>6.72</text:p>
          </table:table-cell>
          <table:table-cell office:value-type="float" office:value="7.71582530015" calcext:value-type="float">
            <text:p>7.72</text:p>
          </table:table-cell>
          <table:table-cell office:value-type="float" office:value="6.34901459195" calcext:value-type="float">
            <text:p>6.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0.0134582519531" calcext:value-type="float">
            <text:p>0.01</text:p>
          </table:table-cell>
          <table:table-cell office:value-type="float" office:value="8.36827874184" calcext:value-type="float">
            <text:p>8.37</text:p>
          </table:table-cell>
          <table:table-cell office:value-type="float" office:value="5.52562093735" calcext:value-type="float">
            <text:p>5.53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14]+[.L114])/[.M114]" office:value-type="float" office:value="1.5168859914254" calcext:value-type="float">
            <text:p>1.52</text:p>
          </table:table-cell>
          <table:table-cell table:style-name="ce1" table:formula="of:=[.E114]/[.D114]" office:value-type="float" office:value="1.14738828581818" calcext:value-type="float">
            <text:p>1.15</text:p>
          </table:table-cell>
          <table:table-cell table:formula="of:=IF([.O114];1;0)" office:value-type="float" office:value="1" calcext:value-type="float">
            <text:p>1</text:p>
          </table:table-cell>
          <table:table-cell table:formula="of:=([.I114]-[.J114])/([.G114]-1)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84309034774" calcext:value-type="float">
            <text:p>5.84</text:p>
          </table:table-cell>
          <table:table-cell office:value-type="float" office:value="5.20174309187" calcext:value-type="float">
            <text:p>5.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0.0100615024567" calcext:value-type="float">
            <text:p>0.01</text:p>
          </table:table-cell>
          <table:table-cell office:value-type="float" office:value="7.39005875587" calcext:value-type="float">
            <text:p>7.39</text:p>
          </table:table-cell>
          <table:table-cell office:value-type="float" office:value="4.44217395782" calcext:value-type="float">
            <text:p>4.4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15]+[.L115])/[.M115]" office:value-type="float" office:value="1.66587808775465" calcext:value-type="float">
            <text:p>1.67</text:p>
          </table:table-cell>
          <table:table-cell table:style-name="ce1" table:formula="of:=[.E115]/[.D115]" office:value-type="float" office:value="1" calcext:value-type="float">
            <text:p>1.00</text:p>
          </table:table-cell>
          <table:table-cell table:formula="of:=IF([.O115];1;0)" office:value-type="float" office:value="0" calcext:value-type="float">
            <text:p>0</text:p>
          </table:table-cell>
          <table:table-cell table:formula="of:=([.I115]-[.J115])/([.G115]-1)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.73268821307" calcext:value-type="float">
            <text:p>6.73</text:p>
          </table:table-cell>
          <table:table-cell office:value-type="float" office:value="6.84742451594" calcext:value-type="float">
            <text:p>6.85</text:p>
          </table:table-cell>
          <table:table-cell office:value-type="float" office:value="6.44884282859" calcext:value-type="float">
            <text:p>6.4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0.022198677063" calcext:value-type="float">
            <text:p>0.02</text:p>
          </table:table-cell>
          <table:table-cell office:value-type="float" office:value="14.2469768524" calcext:value-type="float">
            <text:p>14.25</text:p>
          </table:table-cell>
          <table:table-cell office:value-type="float" office:value="5.90849590302" calcext:value-type="float">
            <text:p>5.9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16]+[.L116])/[.M116]" office:value-type="float" office:value="2.41502672823546" calcext:value-type="float">
            <text:p>2.42</text:p>
          </table:table-cell>
          <table:table-cell table:style-name="ce1" table:formula="of:=[.E116]/[.D116]" office:value-type="float" office:value="1.01704167774282" calcext:value-type="float">
            <text:p>1.02</text:p>
          </table:table-cell>
          <table:table-cell table:formula="of:=IF([.O116];1;0)" office:value-type="float" office:value="1" calcext:value-type="float">
            <text:p>1</text:p>
          </table:table-cell>
          <table:table-cell table:formula="of:=([.I116]-[.J116])/([.G116]-1)" office:value-type="float" office:value="2.41666666666667" calcext:value-type="float">
            <text:p>2.4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.19642316932" calcext:value-type="float">
            <text:p>6.20</text:p>
          </table:table-cell>
          <table:table-cell office:value-type="float" office:value="6.26779272624" calcext:value-type="float">
            <text:p>6.27</text:p>
          </table:table-cell>
          <table:table-cell office:value-type="float" office:value="5.55926896789" calcext:value-type="float">
            <text:p>5.5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0.0420889854431" calcext:value-type="float">
            <text:p>0.04</text:p>
          </table:table-cell>
          <table:table-cell office:value-type="float" office:value="24.6667423248" calcext:value-type="float">
            <text:p>24.67</text:p>
          </table:table-cell>
          <table:table-cell office:value-type="float" office:value="8.70294117928" calcext:value-type="float">
            <text:p>8.7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17]+[.L117])/[.M117]" office:value-type="float" office:value="2.83913573598199" calcext:value-type="float">
            <text:p>2.84</text:p>
          </table:table-cell>
          <table:table-cell table:style-name="ce1" table:formula="of:=[.E117]/[.D117]" office:value-type="float" office:value="1.01151786360773" calcext:value-type="float">
            <text:p>1.01</text:p>
          </table:table-cell>
          <table:table-cell table:formula="of:=IF([.O117];1;0)" office:value-type="float" office:value="1" calcext:value-type="float">
            <text:p>1</text:p>
          </table:table-cell>
          <table:table-cell table:formula="of:=([.I117]-[.J117])/([.G117]-1)" office:value-type="float" office:value="1.78125" calcext:value-type="float">
            <text:p>1.78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.78826873411" calcext:value-type="float">
            <text:p>8.79</text:p>
          </table:table-cell>
          <table:table-cell office:value-type="float" office:value="8.90832776312" calcext:value-type="float">
            <text:p>8.91</text:p>
          </table:table-cell>
          <table:table-cell office:value-type="float" office:value="8.36500663914" calcext:value-type="float">
            <text:p>8.3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0.0340280532837" calcext:value-type="float">
            <text:p>0.03</text:p>
          </table:table-cell>
          <table:table-cell office:value-type="float" office:value="27.0945112705" calcext:value-type="float">
            <text:p>27.09</text:p>
          </table:table-cell>
          <table:table-cell office:value-type="float" office:value="5.61361598969" calcext:value-type="float">
            <text:p>5.6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18]+[.L118])/[.M118]" office:value-type="float" office:value="4.8326318318902" calcext:value-type="float">
            <text:p>4.83</text:p>
          </table:table-cell>
          <table:table-cell table:style-name="ce1" table:formula="of:=[.E118]/[.D118]" office:value-type="float" office:value="1.01366128331329" calcext:value-type="float">
            <text:p>1.01</text:p>
          </table:table-cell>
          <table:table-cell table:formula="of:=IF([.O118];1;0)" office:value-type="float" office:value="1" calcext:value-type="float">
            <text:p>1</text:p>
          </table:table-cell>
          <table:table-cell table:formula="of:=([.I118]-[.J118])/([.G118]-1)" office:value-type="float" office:value="1.02631578947368" calcext:value-type="float">
            <text:p>1.02631578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.77786235376" calcext:value-type="float">
            <text:p>4.78</text:p>
          </table:table-cell>
          <table:table-cell office:value-type="float" office:value="4.555294154" calcext:value-type="float">
            <text:p>4.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0.00813698768616" calcext:value-type="float">
            <text:p>0.01</text:p>
          </table:table-cell>
          <table:table-cell office:value-type="float" office:value="5.30821633339" calcext:value-type="float">
            <text:p>5.31</text:p>
          </table:table-cell>
          <table:table-cell office:value-type="float" office:value="3.52329277992" calcext:value-type="float">
            <text:p>3.5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19]+[.L119])/[.M119]" office:value-type="float" office:value="1.50891613418425" calcext:value-type="float">
            <text:p>1.51</text:p>
          </table:table-cell>
          <table:table-cell table:style-name="ce1" table:formula="of:=[.E119]/[.D119]" office:value-type="float" office:value="1" calcext:value-type="float">
            <text:p>1.00</text:p>
          </table:table-cell>
          <table:table-cell table:formula="of:=IF([.O119];1;0)" office:value-type="float" office:value="0" calcext:value-type="float">
            <text:p>0</text:p>
          </table:table-cell>
          <table:table-cell table:formula="of:=([.I119]-[.J119])/([.G119]-1)" office:value-type="float" office:value="1.33333333333333" calcext:value-type="float">
            <text:p>1.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.1096198335" calcext:value-type="float">
            <text:p>8.11</text:p>
          </table:table-cell>
          <table:table-cell office:value-type="float" office:value="7.37731599526" calcext:value-type="float">
            <text:p>7.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0.0103445053101" calcext:value-type="float">
            <text:p>0.01</text:p>
          </table:table-cell>
          <table:table-cell office:value-type="float" office:value="5.40634608269" calcext:value-type="float">
            <text:p>5.41</text:p>
          </table:table-cell>
          <table:table-cell office:value-type="float" office:value="2.96699309349" calcext:value-type="float">
            <text:p>2.9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20]+[.L120])/[.M120]" office:value-type="float" office:value="1.82564988098054" calcext:value-type="float">
            <text:p>1.83</text:p>
          </table:table-cell>
          <table:table-cell table:style-name="ce1" table:formula="of:=[.E120]/[.D120]" office:value-type="float" office:value="1" calcext:value-type="float">
            <text:p>1.00</text:p>
          </table:table-cell>
          <table:table-cell table:formula="of:=IF([.O120];1;0)" office:value-type="float" office:value="0" calcext:value-type="float">
            <text:p>0</text:p>
          </table:table-cell>
          <table:table-cell table:formula="of:=([.I120]-[.J120])/([.G120]-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76271808508" calcext:value-type="float">
            <text:p>6.76</text:p>
          </table:table-cell>
          <table:table-cell office:value-type="float" office:value="6.8311397016" calcext:value-type="float">
            <text:p>6.83</text:p>
          </table:table-cell>
          <table:table-cell office:value-type="float" office:value="6.51228570547" calcext:value-type="float">
            <text:p>6.5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260" calcext:value-type="float">
            <text:p>260</text:p>
          </table:table-cell>
          <table:table-cell office:value-type="float" office:value="174" calcext:value-type="float">
            <text:p>174</text:p>
          </table:table-cell>
          <table:table-cell office:value-type="float" office:value="0.289755105972" calcext:value-type="float">
            <text:p>0.29</text:p>
          </table:table-cell>
          <table:table-cell office:value-type="float" office:value="1291.15493679" calcext:value-type="float">
            <text:p>1291.15</text:p>
          </table:table-cell>
          <table:table-cell office:value-type="float" office:value="6845.205549" calcext:value-type="float">
            <text:p>6845.2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21]+[.L121])/[.M121]" office:value-type="float" office:value="0.188664121574061" calcext:value-type="float">
            <text:p>0.19</text:p>
          </table:table-cell>
          <table:table-cell table:style-name="ce1" table:formula="of:=[.E121]/[.D121]" office:value-type="float" office:value="1.01011747283551" calcext:value-type="float">
            <text:p>1.01</text:p>
          </table:table-cell>
          <table:table-cell table:formula="of:=IF([.O121];1;0)" office:value-type="float" office:value="1" calcext:value-type="float">
            <text:p>1</text:p>
          </table:table-cell>
          <table:table-cell table:formula="of:=([.I121]-[.J121])/([.G121]-1)" office:value-type="float" office:value="1.53571428571429" calcext:value-type="float">
            <text:p>1.53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19462379116" calcext:value-type="float">
            <text:p>5.19</text:p>
          </table:table-cell>
          <table:table-cell office:value-type="float" office:value="4.88936130341" calcext:value-type="float">
            <text:p>4.8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0.0254559516907" calcext:value-type="float">
            <text:p>0.03</text:p>
          </table:table-cell>
          <table:table-cell office:value-type="float" office:value="23.5997736454" calcext:value-type="float">
            <text:p>23.60</text:p>
          </table:table-cell>
          <table:table-cell office:value-type="float" office:value="14.8219630718" calcext:value-type="float">
            <text:p>14.8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22]+[.L122])/[.M122]" office:value-type="float" office:value="1.59393391298077" calcext:value-type="float">
            <text:p>1.59</text:p>
          </table:table-cell>
          <table:table-cell table:style-name="ce1" table:formula="of:=[.E122]/[.D122]" office:value-type="float" office:value="1" calcext:value-type="float">
            <text:p>1.00</text:p>
          </table:table-cell>
          <table:table-cell table:formula="of:=IF([.O122];1;0)" office:value-type="float" office:value="0" calcext:value-type="float">
            <text:p>0</text:p>
          </table:table-cell>
          <table:table-cell table:formula="of:=([.I122]-[.J122])/([.G122]-1)" office:value-type="float" office:value="1.91666666666667" calcext:value-type="float">
            <text:p>1.9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.66802507457" calcext:value-type="float">
            <text:p>7.67</text:p>
          </table:table-cell>
          <table:table-cell office:value-type="float" office:value="7.1287025152" calcext:value-type="float">
            <text:p>7.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0.0571429729462" calcext:value-type="float">
            <text:p>0.06</text:p>
          </table:table-cell>
          <table:table-cell office:value-type="float" office:value="69.2191529274" calcext:value-type="float">
            <text:p>69.22</text:p>
          </table:table-cell>
          <table:table-cell office:value-type="float" office:value="32.8932220936" calcext:value-type="float">
            <text:p>32.8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23]+[.L123])/[.M123]" office:value-type="float" office:value="2.10609637764326" calcext:value-type="float">
            <text:p>2.11</text:p>
          </table:table-cell>
          <table:table-cell table:style-name="ce1" table:formula="of:=[.E123]/[.D123]" office:value-type="float" office:value="1" calcext:value-type="float">
            <text:p>1.00</text:p>
          </table:table-cell>
          <table:table-cell table:formula="of:=IF([.O123];1;0)" office:value-type="float" office:value="0" calcext:value-type="float">
            <text:p>0</text:p>
          </table:table-cell>
          <table:table-cell table:formula="of:=([.I123]-[.J123])/([.G123]-1)" office:value-type="float" office:value="2.81818181818182" calcext:value-type="float">
            <text:p>2.8181818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05515615635" calcext:value-type="float">
            <text:p>6.06</text:p>
          </table:table-cell>
          <table:table-cell office:value-type="float" office:value="6.10539721702" calcext:value-type="float">
            <text:p>6.11</text:p>
          </table:table-cell>
          <table:table-cell office:value-type="float" office:value="5.92965858567" calcext:value-type="float">
            <text:p>5.93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0.0408225059509" calcext:value-type="float">
            <text:p>0.04</text:p>
          </table:table-cell>
          <table:table-cell office:value-type="float" office:value="43.4154703617" calcext:value-type="float">
            <text:p>43.42</text:p>
          </table:table-cell>
          <table:table-cell office:value-type="float" office:value="10.4056770802" calcext:value-type="float">
            <text:p>10.4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24]+[.L124])/[.M124]" office:value-type="float" office:value="4.17621001811981" calcext:value-type="float">
            <text:p>4.18</text:p>
          </table:table-cell>
          <table:table-cell table:style-name="ce1" table:formula="of:=[.E124]/[.D124]" office:value-type="float" office:value="1.0082972361691" calcext:value-type="float">
            <text:p>1.01</text:p>
          </table:table-cell>
          <table:table-cell table:formula="of:=IF([.O124];1;0)" office:value-type="float" office:value="1" calcext:value-type="float">
            <text:p>1</text:p>
          </table:table-cell>
          <table:table-cell table:formula="of:=([.I124]-[.J124])/([.G124]-1)" office:value-type="float" office:value="1.10526315789474" calcext:value-type="float">
            <text:p>1.1052631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.35504943947" calcext:value-type="float">
            <text:p>6.36</text:p>
          </table:table-cell>
          <table:table-cell office:value-type="float" office:value="6.43137717741" calcext:value-type="float">
            <text:p>6.43</text:p>
          </table:table-cell>
          <table:table-cell office:value-type="float" office:value="6.23112091003" calcext:value-type="float">
            <text:p>6.2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0.0214033126831" calcext:value-type="float">
            <text:p>0.02</text:p>
          </table:table-cell>
          <table:table-cell office:value-type="float" office:value="19.2085785866" calcext:value-type="float">
            <text:p>19.21</text:p>
          </table:table-cell>
          <table:table-cell office:value-type="float" office:value="7.10796499252" calcext:value-type="float">
            <text:p>7.11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25]+[.L125])/[.M125]" office:value-type="float" office:value="2.7054131413871" calcext:value-type="float">
            <text:p>2.71</text:p>
          </table:table-cell>
          <table:table-cell table:style-name="ce1" table:formula="of:=[.E125]/[.D125]" office:value-type="float" office:value="1.01201056556161" calcext:value-type="float">
            <text:p>1.01</text:p>
          </table:table-cell>
          <table:table-cell table:formula="of:=IF([.O125];1;0)" office:value-type="float" office:value="1" calcext:value-type="float">
            <text:p>1</text:p>
          </table:table-cell>
          <table:table-cell table:formula="of:=([.I125]-[.J125])/([.G125]-1)" office:value-type="float" office:value="0.857142857142857" calcext:value-type="float">
            <text:p>0.8571428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.9456861098" calcext:value-type="float">
            <text:p>10.95</text:p>
          </table:table-cell>
          <table:table-cell office:value-type="float" office:value="11.665188428" calcext:value-type="float">
            <text:p>11.67</text:p>
          </table:table-cell>
          <table:table-cell office:value-type="float" office:value="9.17973174646" calcext:value-type="float">
            <text:p>9.18</text:p>
          </table:table-cell>
          <table:table-cell office:value-type="float" office:value="251" calcext:value-type="float">
            <text:p>251</text:p>
          </table:table-cell>
          <table:table-cell office:value-type="float" office:value="123" calcext:value-type="float">
            <text:p>123</text:p>
          </table:table-cell>
          <table:table-cell office:value-type="float" office:value="314" calcext:value-type="float">
            <text:p>314</text:p>
          </table:table-cell>
          <table:table-cell office:value-type="float" office:value="62" calcext:value-type="float">
            <text:p>62</text:p>
          </table:table-cell>
          <table:table-cell office:value-type="float" office:value="0.375476837158" calcext:value-type="float">
            <text:p>0.38</text:p>
          </table:table-cell>
          <table:table-cell office:value-type="float" office:value="305.892635345" calcext:value-type="float">
            <text:p>305.89</text:p>
          </table:table-cell>
          <table:table-cell office:value-type="float" office:value="18.3581819534" calcext:value-type="float">
            <text:p>18.36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table:formula="of:=([.K126]+[.L126])/[.M126]" office:value-type="float" office:value="16.6829217054054" calcext:value-type="float">
            <text:p>16.68</text:p>
          </table:table-cell>
          <table:table-cell table:style-name="ce1" table:formula="of:=[.E126]/[.D126]" office:value-type="float" office:value="1.06573387094993" calcext:value-type="float">
            <text:p>1.07</text:p>
          </table:table-cell>
          <table:table-cell table:formula="of:=IF([.O126];1;0)" office:value-type="float" office:value="1" calcext:value-type="float">
            <text:p>1</text:p>
          </table:table-cell>
          <table:table-cell table:formula="of:=([.I126]-[.J126])/([.G126]-1)" office:value-type="float" office:value="1.008" calcext:value-type="float">
            <text:p>1.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65205790213" calcext:value-type="float">
            <text:p>7.65</text:p>
          </table:table-cell>
          <table:table-cell office:value-type="float" office:value="7.24786249056" calcext:value-type="float">
            <text:p>7.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0.0240793228149" calcext:value-type="float">
            <text:p>0.02</text:p>
          </table:table-cell>
          <table:table-cell office:value-type="float" office:value="19.6872313023" calcext:value-type="float">
            <text:p>19.69</text:p>
          </table:table-cell>
          <table:table-cell office:value-type="float" office:value="10.663777113" calcext:value-type="float">
            <text:p>10.6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27]+[.L127])/[.M127]" office:value-type="float" office:value="1.84843610441606" calcext:value-type="float">
            <text:p>1.85</text:p>
          </table:table-cell>
          <table:table-cell table:style-name="ce1" table:formula="of:=[.E127]/[.D127]" office:value-type="float" office:value="1" calcext:value-type="float">
            <text:p>1.00</text:p>
          </table:table-cell>
          <table:table-cell table:formula="of:=IF([.O127];1;0)" office:value-type="float" office:value="0" calcext:value-type="float">
            <text:p>0</text:p>
          </table:table-cell>
          <table:table-cell table:formula="of:=([.I127]-[.J127])/([.G127]-1)" office:value-type="float" office:value="1.78571428571429" calcext:value-type="float">
            <text:p>1.7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.33021528725" calcext:value-type="float">
            <text:p>9.33</text:p>
          </table:table-cell>
          <table:table-cell office:value-type="float" office:value="8.98733297583" calcext:value-type="float">
            <text:p>8.9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0.0329480171204" calcext:value-type="float">
            <text:p>0.03</text:p>
          </table:table-cell>
          <table:table-cell office:value-type="float" office:value="21.2159366608" calcext:value-type="float">
            <text:p>21.22</text:p>
          </table:table-cell>
          <table:table-cell office:value-type="float" office:value="11.5793309212" calcext:value-type="float">
            <text:p>11.5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28]+[.L128])/[.M128]" office:value-type="float" office:value="1.83507016273427" calcext:value-type="float">
            <text:p>1.84</text:p>
          </table:table-cell>
          <table:table-cell table:style-name="ce1" table:formula="of:=[.E128]/[.D128]" office:value-type="float" office:value="1" calcext:value-type="float">
            <text:p>1.00</text:p>
          </table:table-cell>
          <table:table-cell table:formula="of:=IF([.O128];1;0)" office:value-type="float" office:value="0" calcext:value-type="float">
            <text:p>0</text:p>
          </table:table-cell>
          <table:table-cell table:formula="of:=([.I128]-[.J128])/([.G128]-1)" office:value-type="float" office:value="1.1875" calcext:value-type="float">
            <text:p>1.1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.47086428688" calcext:value-type="float">
            <text:p>4.47</text:p>
          </table:table-cell>
          <table:table-cell office:value-type="float" office:value="4.45937207009" calcext:value-type="float">
            <text:p>4.4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0103535652161" calcext:value-type="float">
            <text:p>0.01</text:p>
          </table:table-cell>
          <table:table-cell office:value-type="float" office:value="8.94478726387" calcext:value-type="float">
            <text:p>8.94</text:p>
          </table:table-cell>
          <table:table-cell office:value-type="float" office:value="6.53805708885" calcext:value-type="float">
            <text:p>6.5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29]+[.L129])/[.M129]" office:value-type="float" office:value="1.36969449905205" calcext:value-type="float">
            <text:p>1.37</text:p>
          </table:table-cell>
          <table:table-cell table:style-name="ce1" table:formula="of:=[.E129]/[.D129]" office:value-type="float" office:value="1" calcext:value-type="float">
            <text:p>1.00</text:p>
          </table:table-cell>
          <table:table-cell table:formula="of:=IF([.O129];1;0)" office:value-type="float" office:value="0" calcext:value-type="float">
            <text:p>0</text:p>
          </table:table-cell>
          <table:table-cell table:formula="of:=([.I129]-[.J129])/([.G129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.3912842319" calcext:value-type="float">
            <text:p>6.39</text:p>
          </table:table-cell>
          <table:table-cell office:value-type="float" office:value="5.96766764182" calcext:value-type="float">
            <text:p>5.9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0.0175759792328" calcext:value-type="float">
            <text:p>0.02</text:p>
          </table:table-cell>
          <table:table-cell office:value-type="float" office:value="22.0805749893" calcext:value-type="float">
            <text:p>22.08</text:p>
          </table:table-cell>
          <table:table-cell office:value-type="float" office:value="13.1904280186" calcext:value-type="float">
            <text:p>13.19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30]+[.L130])/[.M130]" office:value-type="float" office:value="1.67531720254808" calcext:value-type="float">
            <text:p>1.68</text:p>
          </table:table-cell>
          <table:table-cell table:style-name="ce1" table:formula="of:=[.E130]/[.D130]" office:value-type="float" office:value="1" calcext:value-type="float">
            <text:p>1.00</text:p>
          </table:table-cell>
          <table:table-cell table:formula="of:=IF([.O130];1;0)" office:value-type="float" office:value="0" calcext:value-type="float">
            <text:p>0</text:p>
          </table:table-cell>
          <table:table-cell table:formula="of:=([.I130]-[.J130])/([.G130]-1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.45956088184" calcext:value-type="float">
            <text:p>5.46</text:p>
          </table:table-cell>
          <table:table-cell office:value-type="float" office:value="4.93902293087" calcext:value-type="float">
            <text:p>4.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0.0212347507477" calcext:value-type="float">
            <text:p>0.02</text:p>
          </table:table-cell>
          <table:table-cell office:value-type="float" office:value="16.2481031418" calcext:value-type="float">
            <text:p>16.25</text:p>
          </table:table-cell>
          <table:table-cell office:value-type="float" office:value="9.9448621273" calcext:value-type="float">
            <text:p>9.9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1" table:formula="of:=([.K131]+[.L131])/[.M131]" office:value-type="float" office:value="1.63595409210211" calcext:value-type="float">
            <text:p>1.64</text:p>
          </table:table-cell>
          <table:table-cell table:style-name="ce1" table:formula="of:=[.E131]/[.D131]" office:value-type="float" office:value="1" calcext:value-type="float">
            <text:p>1.00</text:p>
          </table:table-cell>
          <table:table-cell table:formula="of:=IF([.O131];1;0)" office:value-type="float" office:value="0" calcext:value-type="float">
            <text:p>0</text:p>
          </table:table-cell>
          <table:table-cell table:formula="of:=([.I131]-[.J131])/([.G131]-1)" office:value-type="float" office:value="1.5" calcext:value-type="float">
            <text:p>1.5</text:p>
          </table:table-cell>
        </table:table-row>
        <table:table-row table:style-name="ro1" table:number-rows-repeated="104844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TABLE" table:style-name="ta1">
        <table:table-column table:style-name="co19" table:default-cell-style-name="Default"/>
        <table:table-column table:style-name="co18" table:default-cell-style-name="Default"/>
        <table:table-column table:style-name="co18" table:default-cell-style-name="ce3"/>
        <table:table-column table:style-name="co18" table:default-cell-style-name="Default"/>
        <table:table-column table:style-name="co18" table:default-cell-style-name="ce4"/>
        <table:table-column table:style-name="co18" table:default-cell-style-name="Default"/>
        <table:table-column table:style-name="co18" table:default-cell-style-name="ce4"/>
        <table:table-column table:style-name="co18" table:default-cell-style-name="Default"/>
        <table:table-column table:style-name="co18" table:default-cell-style-name="ce4"/>
        <table:table-column table:style-name="co18" table:default-cell-style-name="Default"/>
        <table:table-column table:style-name="co18" table:default-cell-style-name="ce1"/>
        <table:table-column table:style-name="co18" table:default-cell-style-name="Default"/>
        <table:table-column table:style-name="co18" table:default-cell-style-name="ce4"/>
        <table:table-column table:style-name="co18" table:default-cell-style-name="Default"/>
        <table:table-column table:style-name="co18" table:default-cell-style-name="ce4"/>
        <table:table-column table:style-name="co18" table:default-cell-style-name="Default"/>
        <table:table-column table:style-name="co18" table:default-cell-style-name="ce4"/>
        <table:table-column table:style-name="co18" table:default-cell-style-name="Default"/>
        <table:table-column table:style-name="co18" table:default-cell-style-name="ce4"/>
        <table:table-column table:style-name="co18" table:default-cell-style-name="Default"/>
        <table:table-column table:style-name="co18" table:default-cell-style-name="ce4"/>
        <table:table-column table:style-name="co18" table:default-cell-style-name="Default"/>
        <table:table-column table:style-name="co18" table:default-cell-style-name="ce4"/>
        <table:table-column table:style-name="co18" table:default-cell-style-name="Default"/>
        <table:table-column table:style-name="co18" table:default-cell-style-name="ce1"/>
        <table:table-column table:style-name="co18" table:number-columns-repeated="2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\begin{table}[h]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\begin{tabular}{rrrrrrrrrrrrr}<text:tab/><text:tab/><text:tab/><text:tab/><text:tab/><text:tab/><text:tab/><text:tab/><text:tab/><text:tab/><text:tab/><text:tab/><text:tab/><text:tab/><text:tab/><text:tab/>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# inst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Value Ratio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ime Ratio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 master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 slave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 Stoc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BB nodes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# cuts Det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# cuts Stoc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n diff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# cuts per node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table:formula="of:=['Pivot Table_Sheet1_1'.A3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'Pivot Table_Sheet1_1'.B3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Pivot Table_Sheet1_1'.C3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3]" office:value-type="float" office:value="1.18242486066718" calcext:value-type="float">
            <text:p>1.18</text:p>
          </table:table-cell>
          <table:table-cell office:value-type="string" calcext:value-type="string">
            <text:p>&amp;</text:p>
          </table:table-cell>
          <table:table-cell table:formula="of:=['Pivot Table_Sheet1_1'.E3]" office:value-type="float" office:value="1.8193937639088" calcext:value-type="float">
            <text:p>1.82</text:p>
          </table:table-cell>
          <table:table-cell office:value-type="string" calcext:value-type="string">
            <text:p>&amp;</text:p>
          </table:table-cell>
          <table:table-cell table:formula="of:=['Pivot Table_Sheet1_1'.F3]" office:value-type="float" office:value="0.00571591854096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['Pivot Table_Sheet1_1'.G3]" office:value-type="float" office:value="2.7814031600951" calcext:value-type="float">
            <text:p>2.78</text:p>
          </table:table-cell>
          <table:table-cell office:value-type="string" calcext:value-type="string">
            <text:p>&amp;</text:p>
          </table:table-cell>
          <table:table-cell table:formula="of:=['Pivot Table_Sheet1_1'.H3]" office:value-type="float" office:value="1.4732334613802" calcext:value-type="float">
            <text:p>1.47</text:p>
          </table:table-cell>
          <table:table-cell office:value-type="string" calcext:value-type="string">
            <text:p>&amp;</text:p>
          </table:table-cell>
          <table:table-cell table:formula="of:=['Pivot Table_Sheet1_1'.I3]" office:value-type="float" office:value="9.2" calcext:value-type="float">
            <text:p>9.20</text:p>
          </table:table-cell>
          <table:table-cell office:value-type="string" calcext:value-type="string">
            <text:p>&amp;</text:p>
          </table:table-cell>
          <table:table-cell table:formula="of:=['Pivot Table_Sheet1_1'.J3]" office:value-type="float" office:value="15.1" calcext:value-type="float">
            <text:p>15.10</text:p>
          </table:table-cell>
          <table:table-cell office:value-type="string" calcext:value-type="string">
            <text:p>&amp;</text:p>
          </table:table-cell>
          <table:table-cell table:formula="of:=['Pivot Table_Sheet1_1'.K3]" office:value-type="float" office:value="10.2" calcext:value-type="float">
            <text:p>10.20</text:p>
          </table:table-cell>
          <table:table-cell office:value-type="string" calcext:value-type="string">
            <text:p>&amp;</text:p>
          </table:table-cell>
          <table:table-cell table:formula="of:=['Pivot Table_Sheet1_1'.L3]" office:value-type="float" office:value="0.4" calcext:value-type="float">
            <text:p>0.40</text:p>
          </table:table-cell>
          <table:table-cell office:value-type="string" calcext:value-type="string">
            <text:p>&amp;</text:p>
          </table:table-cell>
          <table:table-cell table:formula="of:=['Pivot Table_Sheet1_1'.M3]" office:value-type="float" office:value="0.616450216450216" calcext:value-type="float">
            <text:p>0.6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Pivot Table_Sheet1_1'.B4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'Pivot Table_Sheet1_1'.C4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4]" office:value-type="float" office:value="1.12652712555918" calcext:value-type="float">
            <text:p>1.13</text:p>
          </table:table-cell>
          <table:table-cell office:value-type="string" calcext:value-type="string">
            <text:p>&amp;</text:p>
          </table:table-cell>
          <table:table-cell table:formula="of:=['Pivot Table_Sheet1_1'.E4]" office:value-type="float" office:value="2.1308835387193" calcext:value-type="float">
            <text:p>2.13</text:p>
          </table:table-cell>
          <table:table-cell office:value-type="string" calcext:value-type="string">
            <text:p>&amp;</text:p>
          </table:table-cell>
          <table:table-cell table:formula="of:=['Pivot Table_Sheet1_1'.F4]" office:value-type="float" office:value="0.007350516319281" calcext:value-type="float">
            <text:p>0.01</text:p>
          </table:table-cell>
          <table:table-cell office:value-type="string" calcext:value-type="string">
            <text:p>&amp;</text:p>
          </table:table-cell>
          <table:table-cell table:formula="of:=['Pivot Table_Sheet1_1'.G4]" office:value-type="float" office:value="3.985744428635" calcext:value-type="float">
            <text:p>3.99</text:p>
          </table:table-cell>
          <table:table-cell office:value-type="string" calcext:value-type="string">
            <text:p>&amp;</text:p>
          </table:table-cell>
          <table:table-cell table:formula="of:=['Pivot Table_Sheet1_1'.H4]" office:value-type="float" office:value="2.0200124979041" calcext:value-type="float">
            <text:p>2.02</text:p>
          </table:table-cell>
          <table:table-cell office:value-type="string" calcext:value-type="string">
            <text:p>&amp;</text:p>
          </table:table-cell>
          <table:table-cell table:formula="of:=['Pivot Table_Sheet1_1'.I4]" office:value-type="float" office:value="10.4" calcext:value-type="float">
            <text:p>10.40</text:p>
          </table:table-cell>
          <table:table-cell office:value-type="string" calcext:value-type="string">
            <text:p>&amp;</text:p>
          </table:table-cell>
          <table:table-cell table:formula="of:=['Pivot Table_Sheet1_1'.J4]" office:value-type="float" office:value="20.1" calcext:value-type="float">
            <text:p>20.10</text:p>
          </table:table-cell>
          <table:table-cell office:value-type="string" calcext:value-type="string">
            <text:p>&amp;</text:p>
          </table:table-cell>
          <table:table-cell table:formula="of:=['Pivot Table_Sheet1_1'.K4]" office:value-type="float" office:value="13.2" calcext:value-type="float">
            <text:p>13.20</text:p>
          </table:table-cell>
          <table:table-cell office:value-type="string" calcext:value-type="string">
            <text:p>&amp;</text:p>
          </table:table-cell>
          <table:table-cell table:formula="of:=['Pivot Table_Sheet1_1'.L4]" office:value-type="float" office:value="0.4" calcext:value-type="float">
            <text:p>0.40</text:p>
          </table:table-cell>
          <table:table-cell office:value-type="string" calcext:value-type="string">
            <text:p>&amp;</text:p>
          </table:table-cell>
          <table:table-cell table:formula="of:=['Pivot Table_Sheet1_1'.M4]" office:value-type="float" office:value="0.768333333333333" calcext:value-type="float">
            <text:p>0.7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Pivot Table_Sheet1_1'.B5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['Pivot Table_Sheet1_1'.C5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5]" office:value-type="float" office:value="1.13541648472336" calcext:value-type="float">
            <text:p>1.14</text:p>
          </table:table-cell>
          <table:table-cell office:value-type="string" calcext:value-type="string">
            <text:p>&amp;</text:p>
          </table:table-cell>
          <table:table-cell table:formula="of:=['Pivot Table_Sheet1_1'.E5]" office:value-type="float" office:value="2.82097317377563" calcext:value-type="float">
            <text:p>2.82</text:p>
          </table:table-cell>
          <table:table-cell office:value-type="string" calcext:value-type="string">
            <text:p>&amp;</text:p>
          </table:table-cell>
          <table:table-cell table:formula="of:=['Pivot Table_Sheet1_1'.F5]" office:value-type="float" office:value="0.020800566673283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['Pivot Table_Sheet1_1'.G5]" office:value-type="float" office:value="10.399242115026" calcext:value-type="float">
            <text:p>10.40</text:p>
          </table:table-cell>
          <table:table-cell office:value-type="string" calcext:value-type="string">
            <text:p>&amp;</text:p>
          </table:table-cell>
          <table:table-cell table:formula="of:=['Pivot Table_Sheet1_1'.H5]" office:value-type="float" office:value="3.365385293961" calcext:value-type="float">
            <text:p>3.37</text:p>
          </table:table-cell>
          <table:table-cell office:value-type="string" calcext:value-type="string">
            <text:p>&amp;</text:p>
          </table:table-cell>
          <table:table-cell table:formula="of:=['Pivot Table_Sheet1_1'.I5]" office:value-type="float" office:value="28.4" calcext:value-type="float">
            <text:p>28.40</text:p>
          </table:table-cell>
          <table:table-cell office:value-type="string" calcext:value-type="string">
            <text:p>&amp;</text:p>
          </table:table-cell>
          <table:table-cell table:formula="of:=['Pivot Table_Sheet1_1'.J5]" office:value-type="float" office:value="47.2" calcext:value-type="float">
            <text:p>47.20</text:p>
          </table:table-cell>
          <table:table-cell office:value-type="string" calcext:value-type="string">
            <text:p>&amp;</text:p>
          </table:table-cell>
          <table:table-cell table:formula="of:=['Pivot Table_Sheet1_1'.K5]" office:value-type="float" office:value="22.3" calcext:value-type="float">
            <text:p>22.30</text:p>
          </table:table-cell>
          <table:table-cell office:value-type="string" calcext:value-type="string">
            <text:p>&amp;</text:p>
          </table:table-cell>
          <table:table-cell table:formula="of:=['Pivot Table_Sheet1_1'.L5]" office:value-type="float" office:value="0.6" calcext:value-type="float">
            <text:p>0.60</text:p>
          </table:table-cell>
          <table:table-cell office:value-type="string" calcext:value-type="string">
            <text:p>&amp;</text:p>
          </table:table-cell>
          <table:table-cell table:formula="of:=['Pivot Table_Sheet1_1'.M5]" office:value-type="float" office:value="0.929171090963544" calcext:value-type="float">
            <text:p>0.93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Pivot Table_Sheet1_1'.B6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'Pivot Table_Sheet1_1'.C6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6]" office:value-type="float" office:value="1.03300915474351" calcext:value-type="float">
            <text:p>1.03</text:p>
          </table:table-cell>
          <table:table-cell office:value-type="string" calcext:value-type="string">
            <text:p>&amp;</text:p>
          </table:table-cell>
          <table:table-cell table:formula="of:=['Pivot Table_Sheet1_1'.E6]" office:value-type="float" office:value="2.83385277641923" calcext:value-type="float">
            <text:p>2.83</text:p>
          </table:table-cell>
          <table:table-cell office:value-type="string" calcext:value-type="string">
            <text:p>&amp;</text:p>
          </table:table-cell>
          <table:table-cell table:formula="of:=['Pivot Table_Sheet1_1'.F6]" office:value-type="float" office:value="0.024138712882981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['Pivot Table_Sheet1_1'.G6]" office:value-type="float" office:value="10.443659353246" calcext:value-type="float">
            <text:p>10.44</text:p>
          </table:table-cell>
          <table:table-cell office:value-type="string" calcext:value-type="string">
            <text:p>&amp;</text:p>
          </table:table-cell>
          <table:table-cell table:formula="of:=['Pivot Table_Sheet1_1'.H6]" office:value-type="float" office:value="3.898296403886" calcext:value-type="float">
            <text:p>3.90</text:p>
          </table:table-cell>
          <table:table-cell office:value-type="string" calcext:value-type="string">
            <text:p>&amp;</text:p>
          </table:table-cell>
          <table:table-cell table:formula="of:=['Pivot Table_Sheet1_1'.I6]" office:value-type="float" office:value="19.6" calcext:value-type="float">
            <text:p>19.60</text:p>
          </table:table-cell>
          <table:table-cell office:value-type="string" calcext:value-type="string">
            <text:p>&amp;</text:p>
          </table:table-cell>
          <table:table-cell table:formula="of:=['Pivot Table_Sheet1_1'.J6]" office:value-type="float" office:value="58.4" calcext:value-type="float">
            <text:p>58.40</text:p>
          </table:table-cell>
          <table:table-cell office:value-type="string" calcext:value-type="string">
            <text:p>&amp;</text:p>
          </table:table-cell>
          <table:table-cell table:formula="of:=['Pivot Table_Sheet1_1'.K6]" office:value-type="float" office:value="28" calcext:value-type="float">
            <text:p>28.00</text:p>
          </table:table-cell>
          <table:table-cell office:value-type="string" calcext:value-type="string">
            <text:p>&amp;</text:p>
          </table:table-cell>
          <table:table-cell table:formula="of:=['Pivot Table_Sheet1_1'.L6]" office:value-type="float" office:value="0.4" calcext:value-type="float">
            <text:p>0.40</text:p>
          </table:table-cell>
          <table:table-cell office:value-type="string" calcext:value-type="string">
            <text:p>&amp;</text:p>
          </table:table-cell>
          <table:table-cell table:formula="of:=['Pivot Table_Sheet1_1'.M6]" office:value-type="float" office:value="1.53851461038961" calcext:value-type="float">
            <text:p>1.5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Pivot Table_Sheet1_1'.B7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'Pivot Table_Sheet1_1'.C7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7]" office:value-type="float" office:value="1.02348555930455" calcext:value-type="float">
            <text:p>1.02</text:p>
          </table:table-cell>
          <table:table-cell office:value-type="string" calcext:value-type="string">
            <text:p>&amp;</text:p>
          </table:table-cell>
          <table:table-cell table:formula="of:=['Pivot Table_Sheet1_1'.E7]" office:value-type="float" office:value="2.33125629945663" calcext:value-type="float">
            <text:p>2.33</text:p>
          </table:table-cell>
          <table:table-cell office:value-type="string" calcext:value-type="string">
            <text:p>&amp;</text:p>
          </table:table-cell>
          <table:table-cell table:formula="of:=['Pivot Table_Sheet1_1'.F7]" office:value-type="float" office:value="0.020146059989936" calcext:value-type="float">
            <text:p>0.02</text:p>
          </table:table-cell>
          <table:table-cell office:value-type="string" calcext:value-type="string">
            <text:p>&amp;</text:p>
          </table:table-cell>
          <table:table-cell table:formula="of:=['Pivot Table_Sheet1_1'.G7]" office:value-type="float" office:value="13.551978540409" calcext:value-type="float">
            <text:p>13.55</text:p>
          </table:table-cell>
          <table:table-cell office:value-type="string" calcext:value-type="string">
            <text:p>&amp;</text:p>
          </table:table-cell>
          <table:table-cell table:formula="of:=['Pivot Table_Sheet1_1'.H7]" office:value-type="float" office:value="5.699127173424" calcext:value-type="float">
            <text:p>5.70</text:p>
          </table:table-cell>
          <table:table-cell office:value-type="string" calcext:value-type="string">
            <text:p>&amp;</text:p>
          </table:table-cell>
          <table:table-cell table:formula="of:=['Pivot Table_Sheet1_1'.I7]" office:value-type="float" office:value="17" calcext:value-type="float">
            <text:p>17.00</text:p>
          </table:table-cell>
          <table:table-cell office:value-type="string" calcext:value-type="string">
            <text:p>&amp;</text:p>
          </table:table-cell>
          <table:table-cell table:formula="of:=['Pivot Table_Sheet1_1'.J7]" office:value-type="float" office:value="50.6" calcext:value-type="float">
            <text:p>50.60</text:p>
          </table:table-cell>
          <table:table-cell office:value-type="string" calcext:value-type="string">
            <text:p>&amp;</text:p>
          </table:table-cell>
          <table:table-cell table:formula="of:=['Pivot Table_Sheet1_1'.K7]" office:value-type="float" office:value="29.2" calcext:value-type="float">
            <text:p>29.20</text:p>
          </table:table-cell>
          <table:table-cell office:value-type="string" calcext:value-type="string">
            <text:p>&amp;</text:p>
          </table:table-cell>
          <table:table-cell table:formula="of:=['Pivot Table_Sheet1_1'.L7]" office:value-type="float" office:value="0.5" calcext:value-type="float">
            <text:p>0.50</text:p>
          </table:table-cell>
          <table:table-cell office:value-type="string" calcext:value-type="string">
            <text:p>&amp;</text:p>
          </table:table-cell>
          <table:table-cell table:formula="of:=['Pivot Table_Sheet1_1'.M7]" office:value-type="float" office:value="1.31246292815372" calcext:value-type="float">
            <text:p>1.31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formula="of:=['Pivot Table_Sheet1_1'.B8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'Pivot Table_Sheet1_1'.C8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8]" office:value-type="float" office:value="1.00860416726806" calcext:value-type="float">
            <text:p>1.01</text:p>
          </table:table-cell>
          <table:table-cell office:value-type="string" calcext:value-type="string">
            <text:p>&amp;</text:p>
          </table:table-cell>
          <table:table-cell table:formula="of:=['Pivot Table_Sheet1_1'.E8]" office:value-type="float" office:value="3.56290472163889" calcext:value-type="float">
            <text:p>3.56</text:p>
          </table:table-cell>
          <table:table-cell office:value-type="string" calcext:value-type="string">
            <text:p>&amp;</text:p>
          </table:table-cell>
          <table:table-cell table:formula="of:=['Pivot Table_Sheet1_1'.F8]" office:value-type="float" office:value="0.06264932155608" calcext:value-type="float">
            <text:p>0.06</text:p>
          </table:table-cell>
          <table:table-cell office:value-type="string" calcext:value-type="string">
            <text:p>&amp;</text:p>
          </table:table-cell>
          <table:table-cell table:formula="of:=['Pivot Table_Sheet1_1'.G8]" office:value-type="float" office:value="54.951224422417" calcext:value-type="float">
            <text:p>54.95</text:p>
          </table:table-cell>
          <table:table-cell office:value-type="string" calcext:value-type="string">
            <text:p>&amp;</text:p>
          </table:table-cell>
          <table:table-cell table:formula="of:=['Pivot Table_Sheet1_1'.H8]" office:value-type="float" office:value="13.550346446047" calcext:value-type="float">
            <text:p>13.55</text:p>
          </table:table-cell>
          <table:table-cell office:value-type="string" calcext:value-type="string">
            <text:p>&amp;</text:p>
          </table:table-cell>
          <table:table-cell table:formula="of:=['Pivot Table_Sheet1_1'.I8]" office:value-type="float" office:value="40.4" calcext:value-type="float">
            <text:p>40.40</text:p>
          </table:table-cell>
          <table:table-cell office:value-type="string" calcext:value-type="string">
            <text:p>&amp;</text:p>
          </table:table-cell>
          <table:table-cell table:formula="of:=['Pivot Table_Sheet1_1'.J8]" office:value-type="float" office:value="88.4" calcext:value-type="float">
            <text:p>88.40</text:p>
          </table:table-cell>
          <table:table-cell office:value-type="string" calcext:value-type="string">
            <text:p>&amp;</text:p>
          </table:table-cell>
          <table:table-cell table:formula="of:=['Pivot Table_Sheet1_1'.K8]" office:value-type="float" office:value="42.2" calcext:value-type="float">
            <text:p>42.20</text:p>
          </table:table-cell>
          <table:table-cell office:value-type="string" calcext:value-type="string">
            <text:p>&amp;</text:p>
          </table:table-cell>
          <table:table-cell table:formula="of:=['Pivot Table_Sheet1_1'.L8]" office:value-type="float" office:value="0.3" calcext:value-type="float">
            <text:p>0.30</text:p>
          </table:table-cell>
          <table:table-cell office:value-type="string" calcext:value-type="string">
            <text:p>&amp;</text:p>
          </table:table-cell>
          <table:table-cell table:formula="of:=['Pivot Table_Sheet1_1'.M8]" office:value-type="float" office:value="1.33784687856004" calcext:value-type="float">
            <text:p>1.3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table:formula="of:=['Pivot Table_Sheet1_1'.A9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'Pivot Table_Sheet1_1'.B9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Pivot Table_Sheet1_1'.C9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9]" office:value-type="float" office:value="1.03624897082742" calcext:value-type="float">
            <text:p>1.04</text:p>
          </table:table-cell>
          <table:table-cell office:value-type="string" calcext:value-type="string">
            <text:p>&amp;</text:p>
          </table:table-cell>
          <table:table-cell table:formula="of:=['Pivot Table_Sheet1_1'.E9]" office:value-type="float" office:value="3.78352539429623" calcext:value-type="float">
            <text:p>3.78</text:p>
          </table:table-cell>
          <table:table-cell office:value-type="string" calcext:value-type="string">
            <text:p>&amp;</text:p>
          </table:table-cell>
          <table:table-cell table:formula="of:=['Pivot Table_Sheet1_1'.F9]" office:value-type="float" office:value="0.029640412330645" calcext:value-type="float">
            <text:p>0.03</text:p>
          </table:table-cell>
          <table:table-cell office:value-type="string" calcext:value-type="string">
            <text:p>&amp;</text:p>
          </table:table-cell>
          <table:table-cell table:formula="of:=['Pivot Table_Sheet1_1'.G9]" office:value-type="float" office:value="14.841534161572" calcext:value-type="float">
            <text:p>14.84</text:p>
          </table:table-cell>
          <table:table-cell office:value-type="string" calcext:value-type="string">
            <text:p>&amp;</text:p>
          </table:table-cell>
          <table:table-cell table:formula="of:=['Pivot Table_Sheet1_1'.H9]" office:value-type="float" office:value="3.741735100746" calcext:value-type="float">
            <text:p>3.74</text:p>
          </table:table-cell>
          <table:table-cell office:value-type="string" calcext:value-type="string">
            <text:p>&amp;</text:p>
          </table:table-cell>
          <table:table-cell table:formula="of:=['Pivot Table_Sheet1_1'.I9]" office:value-type="float" office:value="30.4" calcext:value-type="float">
            <text:p>30.40</text:p>
          </table:table-cell>
          <table:table-cell office:value-type="string" calcext:value-type="string">
            <text:p>&amp;</text:p>
          </table:table-cell>
          <table:table-cell table:formula="of:=['Pivot Table_Sheet1_1'.J9]" office:value-type="float" office:value="62.3" calcext:value-type="float">
            <text:p>62.30</text:p>
          </table:table-cell>
          <table:table-cell office:value-type="string" calcext:value-type="string">
            <text:p>&amp;</text:p>
          </table:table-cell>
          <table:table-cell table:formula="of:=['Pivot Table_Sheet1_1'.K9]" office:value-type="float" office:value="24.5" calcext:value-type="float">
            <text:p>24.50</text:p>
          </table:table-cell>
          <table:table-cell office:value-type="string" calcext:value-type="string">
            <text:p>&amp;</text:p>
          </table:table-cell>
          <table:table-cell table:formula="of:=['Pivot Table_Sheet1_1'.L9]" office:value-type="float" office:value="0.4" calcext:value-type="float">
            <text:p>0.40</text:p>
          </table:table-cell>
          <table:table-cell office:value-type="string" calcext:value-type="string">
            <text:p>&amp;</text:p>
          </table:table-cell>
          <table:table-cell table:formula="of:=['Pivot Table_Sheet1_1'.M9]" office:value-type="float" office:value="1.09669285016059" calcext:value-type="float">
            <text:p>1.10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0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10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'Pivot Table_Sheet1_1'.C10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10]" office:value-type="float" office:value="1.08352467371161" calcext:value-type="float">
            <text:p>1.08</text:p>
          </table:table-cell>
          <table:table-cell office:value-type="string" calcext:value-type="string">
            <text:p>&amp;</text:p>
          </table:table-cell>
          <table:table-cell table:formula="of:=['Pivot Table_Sheet1_1'.E10]" office:value-type="float" office:value="3.62657918335649" calcext:value-type="float">
            <text:p>3.63</text:p>
          </table:table-cell>
          <table:table-cell office:value-type="string" calcext:value-type="string">
            <text:p>&amp;</text:p>
          </table:table-cell>
          <table:table-cell table:formula="of:=['Pivot Table_Sheet1_1'.F10]" office:value-type="float" office:value="0.076135349273555" calcext:value-type="float">
            <text:p>0.08</text:p>
          </table:table-cell>
          <table:table-cell office:value-type="string" calcext:value-type="string">
            <text:p>&amp;</text:p>
          </table:table-cell>
          <table:table-cell table:formula="of:=['Pivot Table_Sheet1_1'.G10]" office:value-type="float" office:value="37.735209560412" calcext:value-type="float">
            <text:p>37.74</text:p>
          </table:table-cell>
          <table:table-cell office:value-type="string" calcext:value-type="string">
            <text:p>&amp;</text:p>
          </table:table-cell>
          <table:table-cell table:formula="of:=['Pivot Table_Sheet1_1'.H10]" office:value-type="float" office:value="10.470496988304" calcext:value-type="float">
            <text:p>10.47</text:p>
          </table:table-cell>
          <table:table-cell office:value-type="string" calcext:value-type="string">
            <text:p>&amp;</text:p>
          </table:table-cell>
          <table:table-cell table:formula="of:=['Pivot Table_Sheet1_1'.I10]" office:value-type="float" office:value="43.2" calcext:value-type="float">
            <text:p>43.20</text:p>
          </table:table-cell>
          <table:table-cell office:value-type="string" calcext:value-type="string">
            <text:p>&amp;</text:p>
          </table:table-cell>
          <table:table-cell table:formula="of:=['Pivot Table_Sheet1_1'.J10]" office:value-type="float" office:value="134.2" calcext:value-type="float">
            <text:p>134.20</text:p>
          </table:table-cell>
          <table:table-cell office:value-type="string" calcext:value-type="string">
            <text:p>&amp;</text:p>
          </table:table-cell>
          <table:table-cell table:formula="of:=['Pivot Table_Sheet1_1'.K10]" office:value-type="float" office:value="55.1" calcext:value-type="float">
            <text:p>55.10</text:p>
          </table:table-cell>
          <table:table-cell office:value-type="string" calcext:value-type="string">
            <text:p>&amp;</text:p>
          </table:table-cell>
          <table:table-cell table:formula="of:=['Pivot Table_Sheet1_1'.L10]" office:value-type="float" office:value="0.9" calcext:value-type="float">
            <text:p>0.90</text:p>
          </table:table-cell>
          <table:table-cell office:value-type="string" calcext:value-type="string">
            <text:p>&amp;</text:p>
          </table:table-cell>
          <table:table-cell table:formula="of:=['Pivot Table_Sheet1_1'.M10]" office:value-type="float" office:value="1.7457121815604" calcext:value-type="float">
            <text:p>1.7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1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11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['Pivot Table_Sheet1_1'.C11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11]" office:value-type="float" office:value="1.05202781861768" calcext:value-type="float">
            <text:p>1.05</text:p>
          </table:table-cell>
          <table:table-cell office:value-type="string" calcext:value-type="string">
            <text:p>&amp;</text:p>
          </table:table-cell>
          <table:table-cell table:formula="of:=['Pivot Table_Sheet1_1'.E11]" office:value-type="float" office:value="5.73480661047971" calcext:value-type="float">
            <text:p>5.73</text:p>
          </table:table-cell>
          <table:table-cell office:value-type="string" calcext:value-type="string">
            <text:p>&amp;</text:p>
          </table:table-cell>
          <table:table-cell table:formula="of:=['Pivot Table_Sheet1_1'.F11]" office:value-type="float" office:value="0.31023235321053" calcext:value-type="float">
            <text:p>0.31</text:p>
          </table:table-cell>
          <table:table-cell office:value-type="string" calcext:value-type="string">
            <text:p>&amp;</text:p>
          </table:table-cell>
          <table:table-cell table:formula="of:=['Pivot Table_Sheet1_1'.G11]" office:value-type="float" office:value="194.2169580936" calcext:value-type="float">
            <text:p>194.22</text:p>
          </table:table-cell>
          <table:table-cell office:value-type="string" calcext:value-type="string">
            <text:p>&amp;</text:p>
          </table:table-cell>
          <table:table-cell table:formula="of:=['Pivot Table_Sheet1_1'.H11]" office:value-type="float" office:value="34.433627104794" calcext:value-type="float">
            <text:p>34.43</text:p>
          </table:table-cell>
          <table:table-cell office:value-type="string" calcext:value-type="string">
            <text:p>&amp;</text:p>
          </table:table-cell>
          <table:table-cell table:formula="of:=['Pivot Table_Sheet1_1'.I11]" office:value-type="float" office:value="113.4" calcext:value-type="float">
            <text:p>113.40</text:p>
          </table:table-cell>
          <table:table-cell office:value-type="string" calcext:value-type="string">
            <text:p>&amp;</text:p>
          </table:table-cell>
          <table:table-cell table:formula="of:=['Pivot Table_Sheet1_1'.J11]" office:value-type="float" office:value="269.9" calcext:value-type="float">
            <text:p>269.90</text:p>
          </table:table-cell>
          <table:table-cell office:value-type="string" calcext:value-type="string">
            <text:p>&amp;</text:p>
          </table:table-cell>
          <table:table-cell table:formula="of:=['Pivot Table_Sheet1_1'.K11]" office:value-type="float" office:value="68.5" calcext:value-type="float">
            <text:p>68.50</text:p>
          </table:table-cell>
          <table:table-cell office:value-type="string" calcext:value-type="string">
            <text:p>&amp;</text:p>
          </table:table-cell>
          <table:table-cell table:formula="of:=['Pivot Table_Sheet1_1'.L11]" office:value-type="float" office:value="0.9" calcext:value-type="float">
            <text:p>0.90</text:p>
          </table:table-cell>
          <table:table-cell office:value-type="string" calcext:value-type="string">
            <text:p>&amp;</text:p>
          </table:table-cell>
          <table:table-cell table:formula="of:=['Pivot Table_Sheet1_1'.M11]" office:value-type="float" office:value="1.91831020536721" calcext:value-type="float">
            <text:p>1.9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2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12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'Pivot Table_Sheet1_1'.C12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12]" office:value-type="float" office:value="1.03082056910099" calcext:value-type="float">
            <text:p>1.03</text:p>
          </table:table-cell>
          <table:table-cell office:value-type="string" calcext:value-type="string">
            <text:p>&amp;</text:p>
          </table:table-cell>
          <table:table-cell table:formula="of:=['Pivot Table_Sheet1_1'.E12]" office:value-type="float" office:value="6.50350971478375" calcext:value-type="float">
            <text:p>6.50</text:p>
          </table:table-cell>
          <table:table-cell office:value-type="string" calcext:value-type="string">
            <text:p>&amp;</text:p>
          </table:table-cell>
          <table:table-cell table:formula="of:=['Pivot Table_Sheet1_1'.F12]" office:value-type="float" office:value="0.64095692634571" calcext:value-type="float">
            <text:p>0.64</text:p>
          </table:table-cell>
          <table:table-cell office:value-type="string" calcext:value-type="string">
            <text:p>&amp;</text:p>
          </table:table-cell>
          <table:table-cell table:formula="of:=['Pivot Table_Sheet1_1'.G12]" office:value-type="float" office:value="610.4352835659" calcext:value-type="float">
            <text:p>610.44</text:p>
          </table:table-cell>
          <table:table-cell office:value-type="string" calcext:value-type="string">
            <text:p>&amp;</text:p>
          </table:table-cell>
          <table:table-cell table:formula="of:=['Pivot Table_Sheet1_1'.H12]" office:value-type="float" office:value="94.03163952827" calcext:value-type="float">
            <text:p>94.03</text:p>
          </table:table-cell>
          <table:table-cell office:value-type="string" calcext:value-type="string">
            <text:p>&amp;</text:p>
          </table:table-cell>
          <table:table-cell table:formula="of:=['Pivot Table_Sheet1_1'.I12]" office:value-type="float" office:value="94.8" calcext:value-type="float">
            <text:p>94.80</text:p>
          </table:table-cell>
          <table:table-cell office:value-type="string" calcext:value-type="string">
            <text:p>&amp;</text:p>
          </table:table-cell>
          <table:table-cell table:formula="of:=['Pivot Table_Sheet1_1'.J12]" office:value-type="float" office:value="432.9" calcext:value-type="float">
            <text:p>432.90</text:p>
          </table:table-cell>
          <table:table-cell office:value-type="string" calcext:value-type="string">
            <text:p>&amp;</text:p>
          </table:table-cell>
          <table:table-cell table:formula="of:=['Pivot Table_Sheet1_1'.K12]" office:value-type="float" office:value="95.7" calcext:value-type="float">
            <text:p>95.70</text:p>
          </table:table-cell>
          <table:table-cell office:value-type="string" calcext:value-type="string">
            <text:p>&amp;</text:p>
          </table:table-cell>
          <table:table-cell table:formula="of:=['Pivot Table_Sheet1_1'.L12]" office:value-type="float" office:value="0.5" calcext:value-type="float">
            <text:p>0.50</text:p>
          </table:table-cell>
          <table:table-cell office:value-type="string" calcext:value-type="string">
            <text:p>&amp;</text:p>
          </table:table-cell>
          <table:table-cell table:formula="of:=['Pivot Table_Sheet1_1'.M12]" office:value-type="float" office:value="3.54455819624463" calcext:value-type="float">
            <text:p>3.5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3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13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'Pivot Table_Sheet1_1'.C13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D13]" office:value-type="float" office:value="1.01011747283551" calcext:value-type="float">
            <text:p>1.01</text:p>
          </table:table-cell>
          <table:table-cell office:value-type="string" calcext:value-type="string">
            <text:p>&amp;</text:p>
          </table:table-cell>
          <table:table-cell table:formula="of:=['Pivot Table_Sheet1_1'.E13]" office:value-type="float" office:value="0.188664121574061" calcext:value-type="float">
            <text:p>0.19</text:p>
          </table:table-cell>
          <table:table-cell office:value-type="string" calcext:value-type="string">
            <text:p>&amp;</text:p>
          </table:table-cell>
          <table:table-cell table:formula="of:=['Pivot Table_Sheet1_1'.F13]" office:value-type="float" office:value="0.289755105972" calcext:value-type="float">
            <text:p>0.29</text:p>
          </table:table-cell>
          <table:table-cell office:value-type="string" calcext:value-type="string">
            <text:p>&amp;</text:p>
          </table:table-cell>
          <table:table-cell table:formula="of:=['Pivot Table_Sheet1_1'.G13]" office:value-type="float" office:value="1291.15493679" calcext:value-type="float">
            <text:p>1291.15</text:p>
          </table:table-cell>
          <table:table-cell office:value-type="string" calcext:value-type="string">
            <text:p>&amp;</text:p>
          </table:table-cell>
          <table:table-cell table:formula="of:=['Pivot Table_Sheet1_1'.H13]" office:value-type="float" office:value="6845.205549" calcext:value-type="float">
            <text:p>6845.21</text:p>
          </table:table-cell>
          <table:table-cell office:value-type="string" calcext:value-type="string">
            <text:p>&amp;</text:p>
          </table:table-cell>
          <table:table-cell table:formula="of:=['Pivot Table_Sheet1_1'.I13]" office:value-type="float" office:value="57" calcext:value-type="float">
            <text:p>57.00</text:p>
          </table:table-cell>
          <table:table-cell office:value-type="string" calcext:value-type="string">
            <text:p>&amp;</text:p>
          </table:table-cell>
          <table:table-cell table:formula="of:=['Pivot Table_Sheet1_1'.J13]" office:value-type="float" office:value="260" calcext:value-type="float">
            <text:p>260.00</text:p>
          </table:table-cell>
          <table:table-cell office:value-type="string" calcext:value-type="string">
            <text:p>&amp;</text:p>
          </table:table-cell>
          <table:table-cell table:formula="of:=['Pivot Table_Sheet1_1'.K13]" office:value-type="float" office:value="174" calcext:value-type="float">
            <text:p>174.00</text:p>
          </table:table-cell>
          <table:table-cell office:value-type="string" calcext:value-type="string">
            <text:p>&amp;</text:p>
          </table:table-cell>
          <table:table-cell table:formula="of:=['Pivot Table_Sheet1_1'.L13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M13]" office:value-type="float" office:value="1.53571428571429" calcext:value-type="float">
            <text:p>1.5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table:formula="of:=['Pivot Table_Sheet1_1'.A14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'Pivot Table_Sheet1_1'.B14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Pivot Table_Sheet1_1'.C14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14]" office:value-type="float" office:value="1.06919953820556" calcext:value-type="float">
            <text:p>1.07</text:p>
          </table:table-cell>
          <table:table-cell office:value-type="string" calcext:value-type="string">
            <text:p>&amp;</text:p>
          </table:table-cell>
          <table:table-cell table:formula="of:=['Pivot Table_Sheet1_1'.E14]" office:value-type="float" office:value="7.03343166465402" calcext:value-type="float">
            <text:p>7.03</text:p>
          </table:table-cell>
          <table:table-cell office:value-type="string" calcext:value-type="string">
            <text:p>&amp;</text:p>
          </table:table-cell>
          <table:table-cell table:formula="of:=['Pivot Table_Sheet1_1'.F14]" office:value-type="float" office:value="0.32833895683311" calcext:value-type="float">
            <text:p>0.33</text:p>
          </table:table-cell>
          <table:table-cell office:value-type="string" calcext:value-type="string">
            <text:p>&amp;</text:p>
          </table:table-cell>
          <table:table-cell table:formula="of:=['Pivot Table_Sheet1_1'.G14]" office:value-type="float" office:value="83.56904804707" calcext:value-type="float">
            <text:p>83.57</text:p>
          </table:table-cell>
          <table:table-cell office:value-type="string" calcext:value-type="string">
            <text:p>&amp;</text:p>
          </table:table-cell>
          <table:table-cell table:formula="of:=['Pivot Table_Sheet1_1'.H14]" office:value-type="float" office:value="10.288308882716" calcext:value-type="float">
            <text:p>10.29</text:p>
          </table:table-cell>
          <table:table-cell office:value-type="string" calcext:value-type="string">
            <text:p>&amp;</text:p>
          </table:table-cell>
          <table:table-cell table:formula="of:=['Pivot Table_Sheet1_1'.I14]" office:value-type="float" office:value="98.6" calcext:value-type="float">
            <text:p>98.60</text:p>
          </table:table-cell>
          <table:table-cell office:value-type="string" calcext:value-type="string">
            <text:p>&amp;</text:p>
          </table:table-cell>
          <table:table-cell table:formula="of:=['Pivot Table_Sheet1_1'.J14]" office:value-type="float" office:value="265.5" calcext:value-type="float">
            <text:p>265.50</text:p>
          </table:table-cell>
          <table:table-cell office:value-type="string" calcext:value-type="string">
            <text:p>&amp;</text:p>
          </table:table-cell>
          <table:table-cell table:formula="of:=['Pivot Table_Sheet1_1'.K14]" office:value-type="float" office:value="59.5" calcext:value-type="float">
            <text:p>59.50</text:p>
          </table:table-cell>
          <table:table-cell office:value-type="string" calcext:value-type="string">
            <text:p>&amp;</text:p>
          </table:table-cell>
          <table:table-cell table:formula="of:=['Pivot Table_Sheet1_1'.L14]" office:value-type="float" office:value="0.7" calcext:value-type="float">
            <text:p>0.70</text:p>
          </table:table-cell>
          <table:table-cell office:value-type="string" calcext:value-type="string">
            <text:p>&amp;</text:p>
          </table:table-cell>
          <table:table-cell table:formula="of:=['Pivot Table_Sheet1_1'.M14]" office:value-type="float" office:value="2.05271977482371" calcext:value-type="float">
            <text:p>2.0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5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'Pivot Table_Sheet1_1'.B15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'Pivot Table_Sheet1_1'.C15]" office:value-type="float" office:value="9" calcext:value-type="float">
            <text:p>9.00</text:p>
          </table:table-cell>
          <table:table-cell office:value-type="string" calcext:value-type="string">
            <text:p>&amp;</text:p>
          </table:table-cell>
          <table:table-cell table:formula="of:=['Pivot Table_Sheet1_1'.D15]" office:value-type="float" office:value="1.05991187061318" calcext:value-type="float">
            <text:p>1.06</text:p>
          </table:table-cell>
          <table:table-cell office:value-type="string" calcext:value-type="string">
            <text:p>&amp;</text:p>
          </table:table-cell>
          <table:table-cell table:formula="of:=['Pivot Table_Sheet1_1'.E15]" office:value-type="float" office:value="7.61828833166966" calcext:value-type="float">
            <text:p>7.62</text:p>
          </table:table-cell>
          <table:table-cell office:value-type="string" calcext:value-type="string">
            <text:p>&amp;</text:p>
          </table:table-cell>
          <table:table-cell table:formula="of:=['Pivot Table_Sheet1_1'.F15]" office:value-type="float" office:value="1.06826901435811" calcext:value-type="float">
            <text:p>1.07</text:p>
          </table:table-cell>
          <table:table-cell office:value-type="string" calcext:value-type="string">
            <text:p>&amp;</text:p>
          </table:table-cell>
          <table:table-cell table:formula="of:=['Pivot Table_Sheet1_1'.G15]" office:value-type="float" office:value="1603.59042938478" calcext:value-type="float">
            <text:p>1603.59</text:p>
          </table:table-cell>
          <table:table-cell office:value-type="string" calcext:value-type="string">
            <text:p>&amp;</text:p>
          </table:table-cell>
          <table:table-cell table:formula="of:=['Pivot Table_Sheet1_1'.H15]" office:value-type="float" office:value="216.338954263167" calcext:value-type="float">
            <text:p>216.34</text:p>
          </table:table-cell>
          <table:table-cell office:value-type="string" calcext:value-type="string">
            <text:p>&amp;</text:p>
          </table:table-cell>
          <table:table-cell table:formula="of:=['Pivot Table_Sheet1_1'.I15]" office:value-type="float" office:value="115" calcext:value-type="float">
            <text:p>115.00</text:p>
          </table:table-cell>
          <table:table-cell office:value-type="string" calcext:value-type="string">
            <text:p>&amp;</text:p>
          </table:table-cell>
          <table:table-cell table:formula="of:=['Pivot Table_Sheet1_1'.J15]" office:value-type="float" office:value="522.222222222222" calcext:value-type="float">
            <text:p>522.22</text:p>
          </table:table-cell>
          <table:table-cell office:value-type="string" calcext:value-type="string">
            <text:p>&amp;</text:p>
          </table:table-cell>
          <table:table-cell table:formula="of:=['Pivot Table_Sheet1_1'.K15]" office:value-type="float" office:value="118.333333333333" calcext:value-type="float">
            <text:p>118.33</text:p>
          </table:table-cell>
          <table:table-cell office:value-type="string" calcext:value-type="string">
            <text:p>&amp;</text:p>
          </table:table-cell>
          <table:table-cell table:formula="of:=['Pivot Table_Sheet1_1'.L15]" office:value-type="float" office:value="1" calcext:value-type="float">
            <text:p>1.00</text:p>
          </table:table-cell>
          <table:table-cell office:value-type="string" calcext:value-type="string">
            <text:p>&amp;</text:p>
          </table:table-cell>
          <table:table-cell table:formula="of:=['Pivot Table_Sheet1_1'.M15]" office:value-type="float" office:value="3.62869942151067" calcext:value-type="float">
            <text:p>3.63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formula="of:=['Pivot Table_Sheet1_1'.A16]"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table:formula="of:=['Pivot Table_Sheet1_1'.B16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'Pivot Table_Sheet1_1'.C16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'Pivot Table_Sheet1_1'.D16]" office:value-type="float" office:value="1.07088310377651" calcext:value-type="float">
            <text:p>1.07</text:p>
          </table:table-cell>
          <table:table-cell office:value-type="string" calcext:value-type="string">
            <text:p>&amp;</text:p>
          </table:table-cell>
          <table:table-cell table:formula="of:=['Pivot Table_Sheet1_1'.E16]" office:value-type="float" office:value="15.9539149591676" calcext:value-type="float">
            <text:p>15.95</text:p>
          </table:table-cell>
          <table:table-cell office:value-type="string" calcext:value-type="string">
            <text:p>&amp;</text:p>
          </table:table-cell>
          <table:table-cell table:formula="of:=['Pivot Table_Sheet1_1'.F16]" office:value-type="float" office:value="3.92996323108232" calcext:value-type="float">
            <text:p>3.93</text:p>
          </table:table-cell>
          <table:table-cell office:value-type="string" calcext:value-type="string">
            <text:p>&amp;</text:p>
          </table:table-cell>
          <table:table-cell table:formula="of:=['Pivot Table_Sheet1_1'.G16]" office:value-type="float" office:value="1191.89009783203" calcext:value-type="float">
            <text:p>1191.89</text:p>
          </table:table-cell>
          <table:table-cell office:value-type="string" calcext:value-type="string">
            <text:p>&amp;</text:p>
          </table:table-cell>
          <table:table-cell table:formula="of:=['Pivot Table_Sheet1_1'.H16]" office:value-type="float" office:value="63.08046956062" calcext:value-type="float">
            <text:p>63.08</text:p>
          </table:table-cell>
          <table:table-cell office:value-type="string" calcext:value-type="string">
            <text:p>&amp;</text:p>
          </table:table-cell>
          <table:table-cell table:formula="of:=['Pivot Table_Sheet1_1'.I16]" office:value-type="float" office:value="303.7" calcext:value-type="float">
            <text:p>303.70</text:p>
          </table:table-cell>
          <table:table-cell office:value-type="string" calcext:value-type="string">
            <text:p>&amp;</text:p>
          </table:table-cell>
          <table:table-cell table:formula="of:=['Pivot Table_Sheet1_1'.J16]" office:value-type="float" office:value="895.6" calcext:value-type="float">
            <text:p>895.60</text:p>
          </table:table-cell>
          <table:table-cell office:value-type="string" calcext:value-type="string">
            <text:p>&amp;</text:p>
          </table:table-cell>
          <table:table-cell table:formula="of:=['Pivot Table_Sheet1_1'.K16]" office:value-type="float" office:value="117.4" calcext:value-type="float">
            <text:p>117.40</text:p>
          </table:table-cell>
          <table:table-cell office:value-type="string" calcext:value-type="string">
            <text:p>&amp;</text:p>
          </table:table-cell>
          <table:table-cell table:formula="of:=['Pivot Table_Sheet1_1'.L16]" office:value-type="float" office:value="0.9" calcext:value-type="float">
            <text:p>0.90</text:p>
          </table:table-cell>
          <table:table-cell office:value-type="string" calcext:value-type="string">
            <text:p>&amp;</text:p>
          </table:table-cell>
          <table:table-cell table:formula="of:=['Pivot Table_Sheet1_1'.M16]" office:value-type="float" office:value="2.9348354456829" calcext:value-type="float">
            <text:p>2.93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\end{tabular}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2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Pivot Table_Sheet1_1" table:style-name="ta1">
        <table:table-column table:style-name="co20" table:default-cell-style-name="ce8"/>
        <table:table-column table:style-name="co21" table:default-cell-style-name="ce15"/>
        <table:table-column table:style-name="co22" table:default-cell-style-name="ce22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36"/>
        <table:table-row table:style-name="ro1">
          <table:table-cell table:style-name="ce5"/>
          <table:table-cell table:style-name="ce12"/>
          <table:table-cell table:style-name="ce19" office:value-type="string" calcext:value-type="string">
            <text:p>Data</text:p>
          </table:table-cell>
          <table:table-cell table:style-name="ce26" table:number-columns-repeated="9"/>
          <table:table-cell table:style-name="ce33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13" office:value-type="string" calcext:value-type="string">
            <text:p>k</text:p>
          </table:table-cell>
          <table:table-cell table:style-name="ce20" office:value-type="string" calcext:value-type="string">
            <text:p>Count - seed</text:p>
          </table:table-cell>
          <table:table-cell table:style-name="ce27" office:value-type="string" calcext:value-type="string">
            <text:p>Average - value ratio</text:p>
          </table:table-cell>
          <table:table-cell table:style-name="ce27" office:value-type="string" calcext:value-type="string">
            <text:p>Average - time ratio</text:p>
          </table:table-cell>
          <table:table-cell table:style-name="ce27" office:value-type="string" calcext:value-type="string">
            <text:p>Average - t master</text:p>
          </table:table-cell>
          <table:table-cell table:style-name="ce27" office:value-type="string" calcext:value-type="string">
            <text:p>Average - t slave</text:p>
          </table:table-cell>
          <table:table-cell table:style-name="ce27" office:value-type="string" calcext:value-type="string">
            <text:p>Average - t Stoc</text:p>
          </table:table-cell>
          <table:table-cell table:style-name="ce27" office:value-type="string" calcext:value-type="string">
            <text:p>Average - BB nodes</text:p>
          </table:table-cell>
          <table:table-cell table:style-name="ce27" office:value-type="string" calcext:value-type="string">
            <text:p>Average - n cuts Det</text:p>
          </table:table-cell>
          <table:table-cell table:style-name="ce27" office:value-type="string" calcext:value-type="string">
            <text:p>Average - n cuts Stoc</text:p>
          </table:table-cell>
          <table:table-cell table:style-name="ce27" office:value-type="string" calcext:value-type="string">
            <text:p>Average - count_counterex</text:p>
          </table:table-cell>
          <table:table-cell table:style-name="ce34" office:value-type="string" calcext:value-type="string">
            <text:p>Average - cuts per node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.00</text:p>
          </table:table-cell>
          <table:table-cell table:style-name="ce28" office:value-type="float" office:value="1.18242486066718" calcext:value-type="float">
            <text:p>1.18</text:p>
          </table:table-cell>
          <table:table-cell table:style-name="ce28" office:value-type="float" office:value="1.8193937639088" calcext:value-type="float">
            <text:p>1.82</text:p>
          </table:table-cell>
          <table:table-cell table:style-name="ce28" office:value-type="float" office:value="0.00571591854096" calcext:value-type="float">
            <text:p>0.01</text:p>
          </table:table-cell>
          <table:table-cell table:style-name="ce28" office:value-type="float" office:value="2.7814031600951" calcext:value-type="float">
            <text:p>2.78</text:p>
          </table:table-cell>
          <table:table-cell table:style-name="ce28" office:value-type="float" office:value="1.4732334613802" calcext:value-type="float">
            <text:p>1.47</text:p>
          </table:table-cell>
          <table:table-cell table:style-name="ce28" office:value-type="float" office:value="9.2" calcext:value-type="float">
            <text:p>9.20</text:p>
          </table:table-cell>
          <table:table-cell table:style-name="ce28" office:value-type="float" office:value="15.1" calcext:value-type="float">
            <text:p>15.10</text:p>
          </table:table-cell>
          <table:table-cell table:style-name="ce28" office:value-type="float" office:value="10.2" calcext:value-type="float">
            <text:p>10.20</text:p>
          </table:table-cell>
          <table:table-cell table:style-name="ce28" office:value-type="float" office:value="0.4" calcext:value-type="float">
            <text:p>0.40</text:p>
          </table:table-cell>
          <table:table-cell table:style-name="ce35" office:value-type="float" office:value="0.616450216450216" calcext:value-type="float">
            <text:p>0.6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.00</text:p>
          </table:table-cell>
          <table:table-cell office:value-type="float" office:value="1.12652712555918" calcext:value-type="float">
            <text:p>1.13</text:p>
          </table:table-cell>
          <table:table-cell office:value-type="float" office:value="2.1308835387193" calcext:value-type="float">
            <text:p>2.13</text:p>
          </table:table-cell>
          <table:table-cell office:value-type="float" office:value="0.007350516319281" calcext:value-type="float">
            <text:p>0.01</text:p>
          </table:table-cell>
          <table:table-cell office:value-type="float" office:value="3.985744428635" calcext:value-type="float">
            <text:p>3.99</text:p>
          </table:table-cell>
          <table:table-cell office:value-type="float" office:value="2.0200124979041" calcext:value-type="float">
            <text:p>2.02</text:p>
          </table:table-cell>
          <table:table-cell office:value-type="float" office:value="10.4" calcext:value-type="float">
            <text:p>10.40</text:p>
          </table:table-cell>
          <table:table-cell office:value-type="float" office:value="20.1" calcext:value-type="float">
            <text:p>20.10</text:p>
          </table:table-cell>
          <table:table-cell office:value-type="float" office:value="13.2" calcext:value-type="float">
            <text:p>13.20</text:p>
          </table:table-cell>
          <table:table-cell office:value-type="float" office:value="0.4" calcext:value-type="float">
            <text:p>0.40</text:p>
          </table:table-cell>
          <table:table-cell office:value-type="float" office:value="0.768333333333333" calcext:value-type="float">
            <text:p>0.7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.00</text:p>
          </table:table-cell>
          <table:table-cell office:value-type="float" office:value="1.13541648472336" calcext:value-type="float">
            <text:p>1.14</text:p>
          </table:table-cell>
          <table:table-cell office:value-type="float" office:value="2.82097317377563" calcext:value-type="float">
            <text:p>2.82</text:p>
          </table:table-cell>
          <table:table-cell office:value-type="float" office:value="0.020800566673283" calcext:value-type="float">
            <text:p>0.02</text:p>
          </table:table-cell>
          <table:table-cell office:value-type="float" office:value="10.399242115026" calcext:value-type="float">
            <text:p>10.40</text:p>
          </table:table-cell>
          <table:table-cell office:value-type="float" office:value="3.365385293961" calcext:value-type="float">
            <text:p>3.37</text:p>
          </table:table-cell>
          <table:table-cell office:value-type="float" office:value="28.4" calcext:value-type="float">
            <text:p>28.40</text:p>
          </table:table-cell>
          <table:table-cell office:value-type="float" office:value="47.2" calcext:value-type="float">
            <text:p>47.20</text:p>
          </table:table-cell>
          <table:table-cell office:value-type="float" office:value="22.3" calcext:value-type="float">
            <text:p>22.30</text:p>
          </table:table-cell>
          <table:table-cell office:value-type="float" office:value="0.6" calcext:value-type="float">
            <text:p>0.60</text:p>
          </table:table-cell>
          <table:table-cell office:value-type="float" office:value="0.929171090963544" calcext:value-type="float">
            <text:p>0.9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.00</text:p>
          </table:table-cell>
          <table:table-cell office:value-type="float" office:value="1.03300915474351" calcext:value-type="float">
            <text:p>1.03</text:p>
          </table:table-cell>
          <table:table-cell office:value-type="float" office:value="2.83385277641923" calcext:value-type="float">
            <text:p>2.83</text:p>
          </table:table-cell>
          <table:table-cell office:value-type="float" office:value="0.024138712882981" calcext:value-type="float">
            <text:p>0.02</text:p>
          </table:table-cell>
          <table:table-cell office:value-type="float" office:value="10.443659353246" calcext:value-type="float">
            <text:p>10.44</text:p>
          </table:table-cell>
          <table:table-cell office:value-type="float" office:value="3.898296403886" calcext:value-type="float">
            <text:p>3.90</text:p>
          </table:table-cell>
          <table:table-cell office:value-type="float" office:value="19.6" calcext:value-type="float">
            <text:p>19.60</text:p>
          </table:table-cell>
          <table:table-cell office:value-type="float" office:value="58.4" calcext:value-type="float">
            <text:p>58.40</text:p>
          </table:table-cell>
          <table:table-cell office:value-type="float" office:value="28" calcext:value-type="float">
            <text:p>28.00</text:p>
          </table:table-cell>
          <table:table-cell office:value-type="float" office:value="0.4" calcext:value-type="float">
            <text:p>0.40</text:p>
          </table:table-cell>
          <table:table-cell office:value-type="float" office:value="1.53851461038961" calcext:value-type="float">
            <text:p>1.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office:value-type="float" office:value="1.02348555930455" calcext:value-type="float">
            <text:p>1.02</text:p>
          </table:table-cell>
          <table:table-cell office:value-type="float" office:value="2.33125629945663" calcext:value-type="float">
            <text:p>2.33</text:p>
          </table:table-cell>
          <table:table-cell office:value-type="float" office:value="0.020146059989936" calcext:value-type="float">
            <text:p>0.02</text:p>
          </table:table-cell>
          <table:table-cell office:value-type="float" office:value="13.551978540409" calcext:value-type="float">
            <text:p>13.55</text:p>
          </table:table-cell>
          <table:table-cell office:value-type="float" office:value="5.699127173424" calcext:value-type="float">
            <text:p>5.70</text:p>
          </table:table-cell>
          <table:table-cell office:value-type="float" office:value="17" calcext:value-type="float">
            <text:p>17.00</text:p>
          </table:table-cell>
          <table:table-cell office:value-type="float" office:value="50.6" calcext:value-type="float">
            <text:p>50.60</text:p>
          </table:table-cell>
          <table:table-cell office:value-type="float" office:value="29.2" calcext:value-type="float">
            <text:p>29.20</text:p>
          </table:table-cell>
          <table:table-cell office:value-type="float" office:value="0.5" calcext:value-type="float">
            <text:p>0.50</text:p>
          </table:table-cell>
          <table:table-cell office:value-type="float" office:value="1.31246292815372" calcext:value-type="float">
            <text:p>1.31</text:p>
          </table:table-cell>
        </table:table-row>
        <table:table-row table:style-name="ro1">
          <table:table-cell table:style-name="ce9"/>
          <table:table-cell table:style-name="ce16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.00</text:p>
          </table:table-cell>
          <table:table-cell table:style-name="ce30" office:value-type="float" office:value="1.00860416726806" calcext:value-type="float">
            <text:p>1.01</text:p>
          </table:table-cell>
          <table:table-cell table:style-name="ce30" office:value-type="float" office:value="3.56290472163889" calcext:value-type="float">
            <text:p>3.56</text:p>
          </table:table-cell>
          <table:table-cell table:style-name="ce30" office:value-type="float" office:value="0.06264932155608" calcext:value-type="float">
            <text:p>0.06</text:p>
          </table:table-cell>
          <table:table-cell table:style-name="ce30" office:value-type="float" office:value="54.951224422417" calcext:value-type="float">
            <text:p>54.95</text:p>
          </table:table-cell>
          <table:table-cell table:style-name="ce30" office:value-type="float" office:value="13.550346446047" calcext:value-type="float">
            <text:p>13.55</text:p>
          </table:table-cell>
          <table:table-cell table:style-name="ce30" office:value-type="float" office:value="40.4" calcext:value-type="float">
            <text:p>40.40</text:p>
          </table:table-cell>
          <table:table-cell table:style-name="ce30" office:value-type="float" office:value="88.4" calcext:value-type="float">
            <text:p>88.40</text:p>
          </table:table-cell>
          <table:table-cell table:style-name="ce30" office:value-type="float" office:value="42.2" calcext:value-type="float">
            <text:p>42.20</text:p>
          </table:table-cell>
          <table:table-cell table:style-name="ce30" office:value-type="float" office:value="0.3" calcext:value-type="float">
            <text:p>0.30</text:p>
          </table:table-cell>
          <table:table-cell table:style-name="ce37" office:value-type="float" office:value="1.33784687856004" calcext:value-type="float">
            <text:p>1.34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.00</text:p>
          </table:table-cell>
          <table:table-cell table:style-name="ce28" office:value-type="float" office:value="1.03624897082742" calcext:value-type="float">
            <text:p>1.04</text:p>
          </table:table-cell>
          <table:table-cell table:style-name="ce28" office:value-type="float" office:value="3.78352539429623" calcext:value-type="float">
            <text:p>3.78</text:p>
          </table:table-cell>
          <table:table-cell table:style-name="ce28" office:value-type="float" office:value="0.029640412330645" calcext:value-type="float">
            <text:p>0.03</text:p>
          </table:table-cell>
          <table:table-cell table:style-name="ce28" office:value-type="float" office:value="14.841534161572" calcext:value-type="float">
            <text:p>14.84</text:p>
          </table:table-cell>
          <table:table-cell table:style-name="ce28" office:value-type="float" office:value="3.741735100746" calcext:value-type="float">
            <text:p>3.74</text:p>
          </table:table-cell>
          <table:table-cell table:style-name="ce28" office:value-type="float" office:value="30.4" calcext:value-type="float">
            <text:p>30.40</text:p>
          </table:table-cell>
          <table:table-cell table:style-name="ce28" office:value-type="float" office:value="62.3" calcext:value-type="float">
            <text:p>62.30</text:p>
          </table:table-cell>
          <table:table-cell table:style-name="ce28" office:value-type="float" office:value="24.5" calcext:value-type="float">
            <text:p>24.50</text:p>
          </table:table-cell>
          <table:table-cell table:style-name="ce28" office:value-type="float" office:value="0.4" calcext:value-type="float">
            <text:p>0.40</text:p>
          </table:table-cell>
          <table:table-cell table:style-name="ce35" office:value-type="float" office:value="1.09669285016059" calcext:value-type="float">
            <text:p>1.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.00</text:p>
          </table:table-cell>
          <table:table-cell office:value-type="float" office:value="1.08352467371161" calcext:value-type="float">
            <text:p>1.08</text:p>
          </table:table-cell>
          <table:table-cell office:value-type="float" office:value="3.62657918335649" calcext:value-type="float">
            <text:p>3.63</text:p>
          </table:table-cell>
          <table:table-cell office:value-type="float" office:value="0.076135349273555" calcext:value-type="float">
            <text:p>0.08</text:p>
          </table:table-cell>
          <table:table-cell office:value-type="float" office:value="37.735209560412" calcext:value-type="float">
            <text:p>37.74</text:p>
          </table:table-cell>
          <table:table-cell office:value-type="float" office:value="10.470496988304" calcext:value-type="float">
            <text:p>10.47</text:p>
          </table:table-cell>
          <table:table-cell office:value-type="float" office:value="43.2" calcext:value-type="float">
            <text:p>43.20</text:p>
          </table:table-cell>
          <table:table-cell office:value-type="float" office:value="134.2" calcext:value-type="float">
            <text:p>134.20</text:p>
          </table:table-cell>
          <table:table-cell office:value-type="float" office:value="55.1" calcext:value-type="float">
            <text:p>55.10</text:p>
          </table:table-cell>
          <table:table-cell office:value-type="float" office:value="0.9" calcext:value-type="float">
            <text:p>0.90</text:p>
          </table:table-cell>
          <table:table-cell office:value-type="float" office:value="1.7457121815604" calcext:value-type="float">
            <text:p>1.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.00</text:p>
          </table:table-cell>
          <table:table-cell office:value-type="float" office:value="1.05202781861768" calcext:value-type="float">
            <text:p>1.05</text:p>
          </table:table-cell>
          <table:table-cell office:value-type="float" office:value="5.73480661047971" calcext:value-type="float">
            <text:p>5.73</text:p>
          </table:table-cell>
          <table:table-cell office:value-type="float" office:value="0.31023235321053" calcext:value-type="float">
            <text:p>0.31</text:p>
          </table:table-cell>
          <table:table-cell office:value-type="float" office:value="194.2169580936" calcext:value-type="float">
            <text:p>194.22</text:p>
          </table:table-cell>
          <table:table-cell office:value-type="float" office:value="34.433627104794" calcext:value-type="float">
            <text:p>34.43</text:p>
          </table:table-cell>
          <table:table-cell office:value-type="float" office:value="113.4" calcext:value-type="float">
            <text:p>113.40</text:p>
          </table:table-cell>
          <table:table-cell office:value-type="float" office:value="269.9" calcext:value-type="float">
            <text:p>269.90</text:p>
          </table:table-cell>
          <table:table-cell office:value-type="float" office:value="68.5" calcext:value-type="float">
            <text:p>68.50</text:p>
          </table:table-cell>
          <table:table-cell office:value-type="float" office:value="0.9" calcext:value-type="float">
            <text:p>0.90</text:p>
          </table:table-cell>
          <table:table-cell office:value-type="float" office:value="1.91831020536721" calcext:value-type="float">
            <text:p>1.9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.00</text:p>
          </table:table-cell>
          <table:table-cell office:value-type="float" office:value="1.03082056910099" calcext:value-type="float">
            <text:p>1.03</text:p>
          </table:table-cell>
          <table:table-cell office:value-type="float" office:value="6.50350971478375" calcext:value-type="float">
            <text:p>6.50</text:p>
          </table:table-cell>
          <table:table-cell office:value-type="float" office:value="0.64095692634571" calcext:value-type="float">
            <text:p>0.64</text:p>
          </table:table-cell>
          <table:table-cell office:value-type="float" office:value="610.4352835659" calcext:value-type="float">
            <text:p>610.44</text:p>
          </table:table-cell>
          <table:table-cell office:value-type="float" office:value="94.03163952827" calcext:value-type="float">
            <text:p>94.03</text:p>
          </table:table-cell>
          <table:table-cell office:value-type="float" office:value="94.8" calcext:value-type="float">
            <text:p>94.80</text:p>
          </table:table-cell>
          <table:table-cell office:value-type="float" office:value="432.9" calcext:value-type="float">
            <text:p>432.90</text:p>
          </table:table-cell>
          <table:table-cell office:value-type="float" office:value="95.7" calcext:value-type="float">
            <text:p>95.70</text:p>
          </table:table-cell>
          <table:table-cell office:value-type="float" office:value="0.5" calcext:value-type="float">
            <text:p>0.50</text:p>
          </table:table-cell>
          <table:table-cell office:value-type="float" office:value="3.54455819624463" calcext:value-type="float">
            <text:p>3.54</text:p>
          </table:table-cell>
        </table:table-row>
        <table:table-row table:style-name="ro1">
          <table:table-cell table:style-name="ce9"/>
          <table:table-cell table:style-name="ce16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.00</text:p>
          </table:table-cell>
          <table:table-cell table:style-name="ce30" office:value-type="float" office:value="1.01011747283551" calcext:value-type="float">
            <text:p>1.01</text:p>
          </table:table-cell>
          <table:table-cell table:style-name="ce30" office:value-type="float" office:value="0.188664121574061" calcext:value-type="float">
            <text:p>0.19</text:p>
          </table:table-cell>
          <table:table-cell table:style-name="ce30" office:value-type="float" office:value="0.289755105972" calcext:value-type="float">
            <text:p>0.29</text:p>
          </table:table-cell>
          <table:table-cell table:style-name="ce30" office:value-type="float" office:value="1291.15493679" calcext:value-type="float">
            <text:p>1291.15</text:p>
          </table:table-cell>
          <table:table-cell table:style-name="ce30" office:value-type="float" office:value="6845.205549" calcext:value-type="float">
            <text:p>6845.21</text:p>
          </table:table-cell>
          <table:table-cell table:style-name="ce30" office:value-type="float" office:value="57" calcext:value-type="float">
            <text:p>57.00</text:p>
          </table:table-cell>
          <table:table-cell table:style-name="ce30" office:value-type="float" office:value="260" calcext:value-type="float">
            <text:p>260.00</text:p>
          </table:table-cell>
          <table:table-cell table:style-name="ce30" office:value-type="float" office:value="174" calcext:value-type="float">
            <text:p>174.00</text:p>
          </table:table-cell>
          <table:table-cell table:style-name="ce30" office:value-type="float" office:value="1" calcext:value-type="float">
            <text:p>1.00</text:p>
          </table:table-cell>
          <table:table-cell table:style-name="ce37" office:value-type="float" office:value="1.53571428571429" calcext:value-type="float">
            <text:p>1.54</text:p>
          </table:table-cell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.00</text:p>
          </table:table-cell>
          <table:table-cell table:style-name="ce28" office:value-type="float" office:value="1.06919953820556" calcext:value-type="float">
            <text:p>1.07</text:p>
          </table:table-cell>
          <table:table-cell table:style-name="ce28" office:value-type="float" office:value="7.03343166465402" calcext:value-type="float">
            <text:p>7.03</text:p>
          </table:table-cell>
          <table:table-cell table:style-name="ce28" office:value-type="float" office:value="0.32833895683311" calcext:value-type="float">
            <text:p>0.33</text:p>
          </table:table-cell>
          <table:table-cell table:style-name="ce28" office:value-type="float" office:value="83.56904804707" calcext:value-type="float">
            <text:p>83.57</text:p>
          </table:table-cell>
          <table:table-cell table:style-name="ce28" office:value-type="float" office:value="10.288308882716" calcext:value-type="float">
            <text:p>10.29</text:p>
          </table:table-cell>
          <table:table-cell table:style-name="ce28" office:value-type="float" office:value="98.6" calcext:value-type="float">
            <text:p>98.60</text:p>
          </table:table-cell>
          <table:table-cell table:style-name="ce28" office:value-type="float" office:value="265.5" calcext:value-type="float">
            <text:p>265.50</text:p>
          </table:table-cell>
          <table:table-cell table:style-name="ce28" office:value-type="float" office:value="59.5" calcext:value-type="float">
            <text:p>59.50</text:p>
          </table:table-cell>
          <table:table-cell table:style-name="ce28" office:value-type="float" office:value="0.7" calcext:value-type="float">
            <text:p>0.70</text:p>
          </table:table-cell>
          <table:table-cell table:style-name="ce35" office:value-type="float" office:value="2.05271977482371" calcext:value-type="float">
            <text:p>2.05</text:p>
          </table:table-cell>
        </table:table-row>
        <table:table-row table:style-name="ro1">
          <table:table-cell table:style-name="ce9"/>
          <table:table-cell table:style-name="ce16" office:value-type="float" office:value="3" calcext:value-type="float">
            <text:p>3</text:p>
          </table:table-cell>
          <table:table-cell table:style-name="ce23" office:value-type="float" office:value="9" calcext:value-type="float">
            <text:p>9.00</text:p>
          </table:table-cell>
          <table:table-cell table:style-name="ce30" office:value-type="float" office:value="1.05991187061318" calcext:value-type="float">
            <text:p>1.06</text:p>
          </table:table-cell>
          <table:table-cell table:style-name="ce30" office:value-type="float" office:value="7.61828833166966" calcext:value-type="float">
            <text:p>7.62</text:p>
          </table:table-cell>
          <table:table-cell table:style-name="ce30" office:value-type="float" office:value="1.06826901435811" calcext:value-type="float">
            <text:p>1.07</text:p>
          </table:table-cell>
          <table:table-cell table:style-name="ce30" office:value-type="float" office:value="1603.59042938478" calcext:value-type="float">
            <text:p>1603.59</text:p>
          </table:table-cell>
          <table:table-cell table:style-name="ce30" office:value-type="float" office:value="216.338954263167" calcext:value-type="float">
            <text:p>216.34</text:p>
          </table:table-cell>
          <table:table-cell table:style-name="ce30" office:value-type="float" office:value="115" calcext:value-type="float">
            <text:p>115.00</text:p>
          </table:table-cell>
          <table:table-cell table:style-name="ce30" office:value-type="float" office:value="522.222222222222" calcext:value-type="float">
            <text:p>522.22</text:p>
          </table:table-cell>
          <table:table-cell table:style-name="ce30" office:value-type="float" office:value="118.333333333333" calcext:value-type="float">
            <text:p>118.33</text:p>
          </table:table-cell>
          <table:table-cell table:style-name="ce30" office:value-type="float" office:value="1" calcext:value-type="float">
            <text:p>1.00</text:p>
          </table:table-cell>
          <table:table-cell table:style-name="ce37" office:value-type="float" office:value="3.62869942151067" calcext:value-type="float">
            <text:p>3.63</text:p>
          </table:table-cell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.00</text:p>
          </table:table-cell>
          <table:table-cell table:style-name="ce31" office:value-type="float" office:value="1.07088310377651" calcext:value-type="float">
            <text:p>1.07</text:p>
          </table:table-cell>
          <table:table-cell table:style-name="ce31" office:value-type="float" office:value="15.9539149591676" calcext:value-type="float">
            <text:p>15.95</text:p>
          </table:table-cell>
          <table:table-cell table:style-name="ce31" office:value-type="float" office:value="3.92996323108232" calcext:value-type="float">
            <text:p>3.93</text:p>
          </table:table-cell>
          <table:table-cell table:style-name="ce31" office:value-type="float" office:value="1191.89009783203" calcext:value-type="float">
            <text:p>1191.89</text:p>
          </table:table-cell>
          <table:table-cell table:style-name="ce31" office:value-type="float" office:value="63.08046956062" calcext:value-type="float">
            <text:p>63.08</text:p>
          </table:table-cell>
          <table:table-cell table:style-name="ce31" office:value-type="float" office:value="303.7" calcext:value-type="float">
            <text:p>303.70</text:p>
          </table:table-cell>
          <table:table-cell table:style-name="ce31" office:value-type="float" office:value="895.6" calcext:value-type="float">
            <text:p>895.60</text:p>
          </table:table-cell>
          <table:table-cell table:style-name="ce31" office:value-type="float" office:value="117.4" calcext:value-type="float">
            <text:p>117.40</text:p>
          </table:table-cell>
          <table:table-cell table:style-name="ce31" office:value-type="float" office:value="0.9" calcext:value-type="float">
            <text:p>0.90</text:p>
          </table:table-cell>
          <table:table-cell table:style-name="ce38" office:value-type="float" office:value="2.9348354456829" calcext:value-type="float">
            <text:p>2.93</text:p>
          </table:table-cell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18"/>
          <table:table-cell table:style-name="ce25" office:value-type="float" office:value="130" calcext:value-type="float">
            <text:p>130.00</text:p>
          </table:table-cell>
          <table:table-cell table:style-name="ce32" office:value-type="float" office:value="1.06977726594931" calcext:value-type="float">
            <text:p>1.07</text:p>
          </table:table-cell>
          <table:table-cell table:style-name="ce32" office:value-type="float" office:value="5.00079674702434" calcext:value-type="float">
            <text:p>5.00</text:p>
          </table:table-cell>
          <table:table-cell table:style-name="ce32" office:value-type="float" office:value="0.495883534504453" calcext:value-type="float">
            <text:p>0.50</text:p>
          </table:table-cell>
          <table:table-cell table:style-name="ce32" office:value-type="float" office:value="292.396020261978" calcext:value-type="float">
            <text:p>292.40</text:p>
          </table:table-cell>
          <table:table-cell table:style-name="ce32" office:value-type="float" office:value="86.5598686291463" calcext:value-type="float">
            <text:p>86.56</text:p>
          </table:table-cell>
          <table:table-cell table:style-name="ce32" office:value-type="float" office:value="70.6384615384615" calcext:value-type="float">
            <text:p>70.64</text:p>
          </table:table-cell>
          <table:table-cell table:style-name="ce32" office:value-type="float" office:value="218.169230769231" calcext:value-type="float">
            <text:p>218.17</text:p>
          </table:table-cell>
          <table:table-cell table:style-name="ce32" office:value-type="float" office:value="53.0538461538462" calcext:value-type="float">
            <text:p>53.05</text:p>
          </table:table-cell>
          <table:table-cell table:style-name="ce32" office:value-type="float" office:value="0.607692307692308" calcext:value-type="float">
            <text:p>0.61</text:p>
          </table:table-cell>
          <table:table-cell table:style-name="ce39" office:value-type="float" office:value="1.78576989381699" calcext:value-type="float">
            <text:p>1.79</text:p>
          </table:table-cell>
        </table:table-row>
      </table:table>
      <table:named-expressions/>
      <table:database-ranges>
        <table:database-range table:name="__Anonymous_Sheet_DB__0" table:target-range-address="Sheet1.A1:Sheet1.O38" table:display-filter-buttons="true" table:orientation="column"/>
      </table:database-ranges>
      <table:data-pilot-tables>
        <table:data-pilot-table table:name="DataPilot1" table:application-data="" table:target-range-address="'Pivot Table_Sheet1_1'.A1:'Pivot Table_Sheet1_1'.M17" table:buttons="'Pivot Table_Sheet1_1'.A2 'Pivot Table_Sheet1_1'.B2 'Pivot Table_Sheet1_1'.C1" table:show-filter-button="false" table:drill-down-on-double-click="false">
          <table:source-cell-range table:cell-range-address="Sheet1.A1:Sheet1.S13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ed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ue ratio" table:orientation="data" table:used-hierarchy="0" table:function="average">
            <table:data-pilot-level table:show-empty="false" calcext:repeat-item-labels="false">
              <table:data-pilot-members>
                <table:data-pilot-member table:name="1.00" table:display="true" table:show-details="true"/>
                <table:data-pilot-member table:name="1.01" table:display="true" table:show-details="true"/>
                <table:data-pilot-member table:name="1.02" table:display="true" table:show-details="true"/>
                <table:data-pilot-member table:name="1.03" table:display="true" table:show-details="true"/>
                <table:data-pilot-member table:name="1.04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0" table:display="true" table:show-details="true"/>
                <table:data-pilot-member table:name="1.11" table:display="true" table:show-details="true"/>
                <table:data-pilot-member table:name="1.13" table:display="true" table:show-details="true"/>
                <table:data-pilot-member table:name="1.14" table:display="true" table:show-details="true"/>
                <table:data-pilot-member table:name="1.15" table:display="true" table:show-details="true"/>
                <table:data-pilot-member table:name="1.16" table:display="true" table:show-details="true"/>
                <table:data-pilot-member table:name="1.17" table:display="true" table:show-details="true"/>
                <table:data-pilot-member table:name="1.22" table:display="true" table:show-details="true"/>
                <table:data-pilot-member table:name="1.23" table:display="true" table:show-details="true"/>
                <table:data-pilot-member table:name="1.24" table:display="true" table:show-details="true"/>
                <table:data-pilot-member table:name="1.27" table:display="true" table:show-details="true"/>
                <table:data-pilot-member table:name="1.44" table:display="true" table:show-details="true"/>
                <table:data-pilot-member table:name="1.53" table:display="true" table:show-details="true"/>
                <table:data-pilot-member table:name="1.77" table:display="true" table:show-details="true"/>
                <table:data-pilot-member table:name="2.03" table:display="true" table:show-details="true"/>
                <table:data-pilot-member table:name="2.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 ratio" table:orientation="data" table:used-hierarchy="0" table:function="average">
            <table:data-pilot-level table:show-empty="false" calcext:repeat-item-labels="false">
              <table:data-pilot-members>
                <table:data-pilot-member table:name="0.19" table:display="true" table:show-details="true"/>
                <table:data-pilot-member table:name="0.89" table:display="true" table:show-details="true"/>
                <table:data-pilot-member table:name="1.06" table:display="true" table:show-details="true"/>
                <table:data-pilot-member table:name="1.14" table:display="true" table:show-details="true"/>
                <table:data-pilot-member table:name="1.17" table:display="true" table:show-details="true"/>
                <table:data-pilot-member table:name="1.20" table:display="true" table:show-details="true"/>
                <table:data-pilot-member table:name="1.26" table:display="true" table:show-details="true"/>
                <table:data-pilot-member table:name="1.37" table:display="true" table:show-details="true"/>
                <table:data-pilot-member table:name="1.42" table:display="true" table:show-details="true"/>
                <table:data-pilot-member table:name="1.48" table:display="true" table:show-details="true"/>
                <table:data-pilot-member table:name="1.51" table:display="true" table:show-details="true"/>
                <table:data-pilot-member table:name="1.52" table:display="true" table:show-details="true"/>
                <table:data-pilot-member table:name="1.54" table:display="true" table:show-details="true"/>
                <table:data-pilot-member table:name="1.58" table:display="true" table:show-details="true"/>
                <table:data-pilot-member table:name="1.59" table:display="true" table:show-details="true"/>
                <table:data-pilot-member table:name="1.60" table:display="true" table:show-details="true"/>
                <table:data-pilot-member table:name="1.62" table:display="true" table:show-details="true"/>
                <table:data-pilot-member table:name="1.63" table:display="true" table:show-details="true"/>
                <table:data-pilot-member table:name="1.64" table:display="true" table:show-details="true"/>
                <table:data-pilot-member table:name="1.65" table:display="true" table:show-details="true"/>
                <table:data-pilot-member table:name="1.67" table:display="true" table:show-details="true"/>
                <table:data-pilot-member table:name="1.68" table:display="true" table:show-details="true"/>
                <table:data-pilot-member table:name="1.76" table:display="true" table:show-details="true"/>
                <table:data-pilot-member table:name="1.78" table:display="true" table:show-details="true"/>
                <table:data-pilot-member table:name="1.82" table:display="true" table:show-details="true"/>
                <table:data-pilot-member table:name="1.83" table:display="true" table:show-details="true"/>
                <table:data-pilot-member table:name="1.84" table:display="true" table:show-details="true"/>
                <table:data-pilot-member table:name="1.85" table:display="true" table:show-details="true"/>
                <table:data-pilot-member table:name="1.86" table:display="true" table:show-details="true"/>
                <table:data-pilot-member table:name="1.88" table:display="true" table:show-details="true"/>
                <table:data-pilot-member table:name="1.90" table:display="true" table:show-details="true"/>
                <table:data-pilot-member table:name="1.92" table:display="true" table:show-details="true"/>
                <table:data-pilot-member table:name="1.93" table:display="true" table:show-details="true"/>
                <table:data-pilot-member table:name="1.96" table:display="true" table:show-details="true"/>
                <table:data-pilot-member table:name="1.97" table:display="true" table:show-details="true"/>
                <table:data-pilot-member table:name="2.02" table:display="true" table:show-details="true"/>
                <table:data-pilot-member table:name="2.11" table:display="true" table:show-details="true"/>
                <table:data-pilot-member table:name="2.21" table:display="true" table:show-details="true"/>
                <table:data-pilot-member table:name="2.26" table:display="true" table:show-details="true"/>
                <table:data-pilot-member table:name="2.27" table:display="true" table:show-details="true"/>
                <table:data-pilot-member table:name="2.31" table:display="true" table:show-details="true"/>
                <table:data-pilot-member table:name="2.33" table:display="true" table:show-details="true"/>
                <table:data-pilot-member table:name="2.42" table:display="true" table:show-details="true"/>
                <table:data-pilot-member table:name="2.67" table:display="true" table:show-details="true"/>
                <table:data-pilot-member table:name="2.69" table:display="true" table:show-details="true"/>
                <table:data-pilot-member table:name="2.71" table:display="true" table:show-details="true"/>
                <table:data-pilot-member table:name="2.84" table:display="true" table:show-details="true"/>
                <table:data-pilot-member table:name="2.88" table:display="true" table:show-details="true"/>
                <table:data-pilot-member table:name="2.90" table:display="true" table:show-details="true"/>
                <table:data-pilot-member table:name="2.91" table:display="true" table:show-details="true"/>
                <table:data-pilot-member table:name="2.94" table:display="true" table:show-details="true"/>
                <table:data-pilot-member table:name="2.96" table:display="true" table:show-details="true"/>
                <table:data-pilot-member table:name="2.98" table:display="true" table:show-details="true"/>
                <table:data-pilot-member table:name="3.00" table:display="true" table:show-details="true"/>
                <table:data-pilot-member table:name="3.03" table:display="true" table:show-details="true"/>
                <table:data-pilot-member table:name="3.10" table:display="true" table:show-details="true"/>
                <table:data-pilot-member table:name="3.11" table:display="true" table:show-details="true"/>
                <table:data-pilot-member table:name="3.26" table:display="true" table:show-details="true"/>
                <table:data-pilot-member table:name="3.35" table:display="true" table:show-details="true"/>
                <table:data-pilot-member table:name="3.42" table:display="true" table:show-details="true"/>
                <table:data-pilot-member table:name="3.45" table:display="true" table:show-details="true"/>
                <table:data-pilot-member table:name="3.46" table:display="true" table:show-details="true"/>
                <table:data-pilot-member table:name="3.49" table:display="true" table:show-details="true"/>
                <table:data-pilot-member table:name="3.58" table:display="true" table:show-details="true"/>
                <table:data-pilot-member table:name="3.65" table:display="true" table:show-details="true"/>
                <table:data-pilot-member table:name="3.70" table:display="true" table:show-details="true"/>
                <table:data-pilot-member table:name="3.90" table:display="true" table:show-details="true"/>
                <table:data-pilot-member table:name="4.01" table:display="true" table:show-details="true"/>
                <table:data-pilot-member table:name="4.03" table:display="true" table:show-details="true"/>
                <table:data-pilot-member table:name="4.05" table:display="true" table:show-details="true"/>
                <table:data-pilot-member table:name="4.06" table:display="true" table:show-details="true"/>
                <table:data-pilot-member table:name="4.15" table:display="true" table:show-details="true"/>
                <table:data-pilot-member table:name="4.18" table:display="true" table:show-details="true"/>
                <table:data-pilot-member table:name="4.32" table:display="true" table:show-details="true"/>
                <table:data-pilot-member table:name="4.33" table:display="true" table:show-details="true"/>
                <table:data-pilot-member table:name="4.34" table:display="true" table:show-details="true"/>
                <table:data-pilot-member table:name="4.49" table:display="true" table:show-details="true"/>
                <table:data-pilot-member table:name="4.60" table:display="true" table:show-details="true"/>
                <table:data-pilot-member table:name="4.64" table:display="true" table:show-details="true"/>
                <table:data-pilot-member table:name="4.66" table:display="true" table:show-details="true"/>
                <table:data-pilot-member table:name="4.70" table:display="true" table:show-details="true"/>
                <table:data-pilot-member table:name="4.72" table:display="true" table:show-details="true"/>
                <table:data-pilot-member table:name="4.83" table:display="true" table:show-details="true"/>
                <table:data-pilot-member table:name="5.18" table:display="true" table:show-details="true"/>
                <table:data-pilot-member table:name="5.34" table:display="true" table:show-details="true"/>
                <table:data-pilot-member table:name="5.44" table:display="true" table:show-details="true"/>
                <table:data-pilot-member table:name="5.48" table:display="true" table:show-details="true"/>
                <table:data-pilot-member table:name="5.60" table:display="true" table:show-details="true"/>
                <table:data-pilot-member table:name="5.76" table:display="true" table:show-details="true"/>
                <table:data-pilot-member table:name="5.93" table:display="true" table:show-details="true"/>
                <table:data-pilot-member table:name="6.46" table:display="true" table:show-details="true"/>
                <table:data-pilot-member table:name="6.49" table:display="true" table:show-details="true"/>
                <table:data-pilot-member table:name="6.51" table:display="true" table:show-details="true"/>
                <table:data-pilot-member table:name="6.59" table:display="true" table:show-details="true"/>
                <table:data-pilot-member table:name="6.77" table:display="true" table:show-details="true"/>
                <table:data-pilot-member table:name="6.79" table:display="true" table:show-details="true"/>
                <table:data-pilot-member table:name="6.92" table:display="true" table:show-details="true"/>
                <table:data-pilot-member table:name="7.36" table:display="true" table:show-details="true"/>
                <table:data-pilot-member table:name="7.56" table:display="true" table:show-details="true"/>
                <table:data-pilot-member table:name="7.83" table:display="true" table:show-details="true"/>
                <table:data-pilot-member table:name="7.98" table:display="true" table:show-details="true"/>
                <table:data-pilot-member table:name="7.99" table:display="true" table:show-details="true"/>
                <table:data-pilot-member table:name="8.72" table:display="true" table:show-details="true"/>
                <table:data-pilot-member table:name="9.09" table:display="true" table:show-details="true"/>
                <table:data-pilot-member table:name="9.13" table:display="true" table:show-details="true"/>
                <table:data-pilot-member table:name="9.52" table:display="true" table:show-details="true"/>
                <table:data-pilot-member table:name="9.90" table:display="true" table:show-details="true"/>
                <table:data-pilot-member table:name="9.97" table:display="true" table:show-details="true"/>
                <table:data-pilot-member table:name="11.13" table:display="true" table:show-details="true"/>
                <table:data-pilot-member table:name="11.17" table:display="true" table:show-details="true"/>
                <table:data-pilot-member table:name="11.75" table:display="true" table:show-details="true"/>
                <table:data-pilot-member table:name="11.89" table:display="true" table:show-details="true"/>
                <table:data-pilot-member table:name="13.84" table:display="true" table:show-details="true"/>
                <table:data-pilot-member table:name="14.77" table:display="true" table:show-details="true"/>
                <table:data-pilot-member table:name="15.42" table:display="true" table:show-details="true"/>
                <table:data-pilot-member table:name="16.68" table:display="true" table:show-details="true"/>
                <table:data-pilot-member table:name="16.78" table:display="true" table:show-details="true"/>
                <table:data-pilot-member table:name="23.11" table:display="true" table:show-details="true"/>
                <table:data-pilot-member table:name="25.35" table:display="true" table:show-details="true"/>
                <table:data-pilot-member table:name="25.50" table:display="true" table:show-details="true"/>
                <table:data-pilot-member table:name="36.8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 master" table:orientation="data" table:used-hierarchy="0" table:function="average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0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9" table:display="true" table:show-details="true"/>
                <table:data-pilot-member table:name="0.20" table:display="true" table:show-details="true"/>
                <table:data-pilot-member table:name="0.22" table:display="true" table:show-details="true"/>
                <table:data-pilot-member table:name="0.27" table:display="true" table:show-details="true"/>
                <table:data-pilot-member table:name="0.28" table:display="true" table:show-details="true"/>
                <table:data-pilot-member table:name="0.29" table:display="true" table:show-details="true"/>
                <table:data-pilot-member table:name="0.32" table:display="true" table:show-details="true"/>
                <table:data-pilot-member table:name="0.38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2" table:display="true" table:show-details="true"/>
                <table:data-pilot-member table:name="0.52" table:display="true" table:show-details="true"/>
                <table:data-pilot-member table:name="0.62" table:display="true" table:show-details="true"/>
                <table:data-pilot-member table:name="0.64" table:display="true" table:show-details="true"/>
                <table:data-pilot-member table:name="0.76" table:display="true" table:show-details="true"/>
                <table:data-pilot-member table:name="0.77" table:display="true" table:show-details="true"/>
                <table:data-pilot-member table:name="0.96" table:display="true" table:show-details="true"/>
                <table:data-pilot-member table:name="0.99" table:display="true" table:show-details="true"/>
                <table:data-pilot-member table:name="1.08" table:display="true" table:show-details="true"/>
                <table:data-pilot-member table:name="1.15" table:display="true" table:show-details="true"/>
                <table:data-pilot-member table:name="1.38" table:display="true" table:show-details="true"/>
                <table:data-pilot-member table:name="1.63" table:display="true" table:show-details="true"/>
                <table:data-pilot-member table:name="2.08" table:display="true" table:show-details="true"/>
                <table:data-pilot-member table:name="2.14" table:display="true" table:show-details="true"/>
                <table:data-pilot-member table:name="2.32" table:display="true" table:show-details="true"/>
                <table:data-pilot-member table:name="2.49" table:display="true" table:show-details="true"/>
                <table:data-pilot-member table:name="2.85" table:display="true" table:show-details="true"/>
                <table:data-pilot-member table:name="8.74" table:display="true" table:show-details="true"/>
                <table:data-pilot-member table:name="11.80" table:display="true" table:show-details="true"/>
                <table:data-pilot-member table:name="13.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 slave" table:orientation="data" table:used-hierarchy="0" table:function="average">
            <table:data-pilot-level table:show-empty="false" calcext:repeat-item-labels="false">
              <table:data-pilot-members>
                <table:data-pilot-member table:name="0.61" table:display="true" table:show-details="true"/>
                <table:data-pilot-member table:name="1.41" table:display="true" table:show-details="true"/>
                <table:data-pilot-member table:name="1.43" table:display="true" table:show-details="true"/>
                <table:data-pilot-member table:name="1.46" table:display="true" table:show-details="true"/>
                <table:data-pilot-member table:name="1.53" table:display="true" table:show-details="true"/>
                <table:data-pilot-member table:name="1.69" table:display="true" table:show-details="true"/>
                <table:data-pilot-member table:name="2.15" table:display="true" table:show-details="true"/>
                <table:data-pilot-member table:name="2.67" table:display="true" table:show-details="true"/>
                <table:data-pilot-member table:name="2.85" table:display="true" table:show-details="true"/>
                <table:data-pilot-member table:name="3.01" table:display="true" table:show-details="true"/>
                <table:data-pilot-member table:name="3.22" table:display="true" table:show-details="true"/>
                <table:data-pilot-member table:name="3.32" table:display="true" table:show-details="true"/>
                <table:data-pilot-member table:name="3.33" table:display="true" table:show-details="true"/>
                <table:data-pilot-member table:name="3.45" table:display="true" table:show-details="true"/>
                <table:data-pilot-member table:name="3.48" table:display="true" table:show-details="true"/>
                <table:data-pilot-member table:name="3.83" table:display="true" table:show-details="true"/>
                <table:data-pilot-member table:name="3.96" table:display="true" table:show-details="true"/>
                <table:data-pilot-member table:name="4.42" table:display="true" table:show-details="true"/>
                <table:data-pilot-member table:name="4.46" table:display="true" table:show-details="true"/>
                <table:data-pilot-member table:name="4.58" table:display="true" table:show-details="true"/>
                <table:data-pilot-member table:name="4.81" table:display="true" table:show-details="true"/>
                <table:data-pilot-member table:name="4.84" table:display="true" table:show-details="true"/>
                <table:data-pilot-member table:name="4.98" table:display="true" table:show-details="true"/>
                <table:data-pilot-member table:name="5.21" table:display="true" table:show-details="true"/>
                <table:data-pilot-member table:name="5.31" table:display="true" table:show-details="true"/>
                <table:data-pilot-member table:name="5.41" table:display="true" table:show-details="true"/>
                <table:data-pilot-member table:name="5.57" table:display="true" table:show-details="true"/>
                <table:data-pilot-member table:name="5.70" table:display="true" table:show-details="true"/>
                <table:data-pilot-member table:name="5.90" table:display="true" table:show-details="true"/>
                <table:data-pilot-member table:name="6.07" table:display="true" table:show-details="true"/>
                <table:data-pilot-member table:name="6.09" table:display="true" table:show-details="true"/>
                <table:data-pilot-member table:name="6.97" table:display="true" table:show-details="true"/>
                <table:data-pilot-member table:name="7.10" table:display="true" table:show-details="true"/>
                <table:data-pilot-member table:name="7.39" table:display="true" table:show-details="true"/>
                <table:data-pilot-member table:name="7.51" table:display="true" table:show-details="true"/>
                <table:data-pilot-member table:name="8.37" table:display="true" table:show-details="true"/>
                <table:data-pilot-member table:name="8.94" table:display="true" table:show-details="true"/>
                <table:data-pilot-member table:name="8.98" table:display="true" table:show-details="true"/>
                <table:data-pilot-member table:name="8.99" table:display="true" table:show-details="true"/>
                <table:data-pilot-member table:name="9.72" table:display="true" table:show-details="true"/>
                <table:data-pilot-member table:name="9.79" table:display="true" table:show-details="true"/>
                <table:data-pilot-member table:name="10.82" table:display="true" table:show-details="true"/>
                <table:data-pilot-member table:name="12.77" table:display="true" table:show-details="true"/>
                <table:data-pilot-member table:name="13.04" table:display="true" table:show-details="true"/>
                <table:data-pilot-member table:name="13.25" table:display="true" table:show-details="true"/>
                <table:data-pilot-member table:name="13.48" table:display="true" table:show-details="true"/>
                <table:data-pilot-member table:name="13.52" table:display="true" table:show-details="true"/>
                <table:data-pilot-member table:name="13.68" table:display="true" table:show-details="true"/>
                <table:data-pilot-member table:name="13.73" table:display="true" table:show-details="true"/>
                <table:data-pilot-member table:name="13.80" table:display="true" table:show-details="true"/>
                <table:data-pilot-member table:name="14.14" table:display="true" table:show-details="true"/>
                <table:data-pilot-member table:name="14.20" table:display="true" table:show-details="true"/>
                <table:data-pilot-member table:name="14.25" table:display="true" table:show-details="true"/>
                <table:data-pilot-member table:name="14.28" table:display="true" table:show-details="true"/>
                <table:data-pilot-member table:name="16.25" table:display="true" table:show-details="true"/>
                <table:data-pilot-member table:name="16.68" table:display="true" table:show-details="true"/>
                <table:data-pilot-member table:name="16.75" table:display="true" table:show-details="true"/>
                <table:data-pilot-member table:name="18.54" table:display="true" table:show-details="true"/>
                <table:data-pilot-member table:name="18.70" table:display="true" table:show-details="true"/>
                <table:data-pilot-member table:name="18.99" table:display="true" table:show-details="true"/>
                <table:data-pilot-member table:name="19.15" table:display="true" table:show-details="true"/>
                <table:data-pilot-member table:name="19.21" table:display="true" table:show-details="true"/>
                <table:data-pilot-member table:name="19.57" table:display="true" table:show-details="true"/>
                <table:data-pilot-member table:name="19.69" table:display="true" table:show-details="true"/>
                <table:data-pilot-member table:name="21.22" table:display="true" table:show-details="true"/>
                <table:data-pilot-member table:name="22.08" table:display="true" table:show-details="true"/>
                <table:data-pilot-member table:name="23.60" table:display="true" table:show-details="true"/>
                <table:data-pilot-member table:name="23.92" table:display="true" table:show-details="true"/>
                <table:data-pilot-member table:name="24.04" table:display="true" table:show-details="true"/>
                <table:data-pilot-member table:name="24.67" table:display="true" table:show-details="true"/>
                <table:data-pilot-member table:name="27.09" table:display="true" table:show-details="true"/>
                <table:data-pilot-member table:name="29.71" table:display="true" table:show-details="true"/>
                <table:data-pilot-member table:name="31.61" table:display="true" table:show-details="true"/>
                <table:data-pilot-member table:name="32.14" table:display="true" table:show-details="true"/>
                <table:data-pilot-member table:name="34.26" table:display="true" table:show-details="true"/>
                <table:data-pilot-member table:name="37.68" table:display="true" table:show-details="true"/>
                <table:data-pilot-member table:name="39.39" table:display="true" table:show-details="true"/>
                <table:data-pilot-member table:name="43.42" table:display="true" table:show-details="true"/>
                <table:data-pilot-member table:name="50.07" table:display="true" table:show-details="true"/>
                <table:data-pilot-member table:name="51.38" table:display="true" table:show-details="true"/>
                <table:data-pilot-member table:name="52.70" table:display="true" table:show-details="true"/>
                <table:data-pilot-member table:name="54.46" table:display="true" table:show-details="true"/>
                <table:data-pilot-member table:name="56.60" table:display="true" table:show-details="true"/>
                <table:data-pilot-member table:name="60.72" table:display="true" table:show-details="true"/>
                <table:data-pilot-member table:name="61.27" table:display="true" table:show-details="true"/>
                <table:data-pilot-member table:name="65.97" table:display="true" table:show-details="true"/>
                <table:data-pilot-member table:name="69.22" table:display="true" table:show-details="true"/>
                <table:data-pilot-member table:name="74.89" table:display="true" table:show-details="true"/>
                <table:data-pilot-member table:name="86.54" table:display="true" table:show-details="true"/>
                <table:data-pilot-member table:name="87.86" table:display="true" table:show-details="true"/>
                <table:data-pilot-member table:name="89.99" table:display="true" table:show-details="true"/>
                <table:data-pilot-member table:name="93.82" table:display="true" table:show-details="true"/>
                <table:data-pilot-member table:name="103.71" table:display="true" table:show-details="true"/>
                <table:data-pilot-member table:name="116.70" table:display="true" table:show-details="true"/>
                <table:data-pilot-member table:name="147.99" table:display="true" table:show-details="true"/>
                <table:data-pilot-member table:name="150.93" table:display="true" table:show-details="true"/>
                <table:data-pilot-member table:name="172.35" table:display="true" table:show-details="true"/>
                <table:data-pilot-member table:name="175.90" table:display="true" table:show-details="true"/>
                <table:data-pilot-member table:name="207.51" table:display="true" table:show-details="true"/>
                <table:data-pilot-member table:name="248.61" table:display="true" table:show-details="true"/>
                <table:data-pilot-member table:name="265.43" table:display="true" table:show-details="true"/>
                <table:data-pilot-member table:name="305.89" table:display="true" table:show-details="true"/>
                <table:data-pilot-member table:name="322.81" table:display="true" table:show-details="true"/>
                <table:data-pilot-member table:name="338.23" table:display="true" table:show-details="true"/>
                <table:data-pilot-member table:name="367.51" table:display="true" table:show-details="true"/>
                <table:data-pilot-member table:name="400.53" table:display="true" table:show-details="true"/>
                <table:data-pilot-member table:name="402.55" table:display="true" table:show-details="true"/>
                <table:data-pilot-member table:name="467.82" table:display="true" table:show-details="true"/>
                <table:data-pilot-member table:name="482.90" table:display="true" table:show-details="true"/>
                <table:data-pilot-member table:name="508.08" table:display="true" table:show-details="true"/>
                <table:data-pilot-member table:name="527.18" table:display="true" table:show-details="true"/>
                <table:data-pilot-member table:name="579.02" table:display="true" table:show-details="true"/>
                <table:data-pilot-member table:name="611.53" table:display="true" table:show-details="true"/>
                <table:data-pilot-member table:name="658.84" table:display="true" table:show-details="true"/>
                <table:data-pilot-member table:name="718.17" table:display="true" table:show-details="true"/>
                <table:data-pilot-member table:name="914.53" table:display="true" table:show-details="true"/>
                <table:data-pilot-member table:name="943.39" table:display="true" table:show-details="true"/>
                <table:data-pilot-member table:name="979.94" table:display="true" table:show-details="true"/>
                <table:data-pilot-member table:name="1181.51" table:display="true" table:show-details="true"/>
                <table:data-pilot-member table:name="1217.47" table:display="true" table:show-details="true"/>
                <table:data-pilot-member table:name="1223.78" table:display="true" table:show-details="true"/>
                <table:data-pilot-member table:name="1246.84" table:display="true" table:show-details="true"/>
                <table:data-pilot-member table:name="1291.15" table:display="true" table:show-details="true"/>
                <table:data-pilot-member table:name="1907.00" table:display="true" table:show-details="true"/>
                <table:data-pilot-member table:name="3033.93" table:display="true" table:show-details="true"/>
                <table:data-pilot-member table:name="3106.79" table:display="true" table:show-details="true"/>
                <table:data-pilot-member table:name="3520.83" table:display="true" table:show-details="true"/>
                <table:data-pilot-member table:name="3603.88" table:display="true" table:show-details="true"/>
                <table:data-pilot-member table:name="3625.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 Stoc" table:orientation="data" table:used-hierarchy="0" table:function="average">
            <table:data-pilot-level table:show-empty="false" calcext:repeat-item-labels="false">
              <table:data-pilot-members>
                <table:data-pilot-member table:name="0.51" table:display="true" table:show-details="true"/>
                <table:data-pilot-member table:name="0.68" table:display="true" table:show-details="true"/>
                <table:data-pilot-member table:name="0.77" table:display="true" table:show-details="true"/>
                <table:data-pilot-member table:name="0.89" table:display="true" table:show-details="true"/>
                <table:data-pilot-member table:name="1.03" table:display="true" table:show-details="true"/>
                <table:data-pilot-member table:name="1.21" table:display="true" table:show-details="true"/>
                <table:data-pilot-member table:name="1.25" table:display="true" table:show-details="true"/>
                <table:data-pilot-member table:name="1.59" table:display="true" table:show-details="true"/>
                <table:data-pilot-member table:name="1.76" table:display="true" table:show-details="true"/>
                <table:data-pilot-member table:name="1.77" table:display="true" table:show-details="true"/>
                <table:data-pilot-member table:name="1.81" table:display="true" table:show-details="true"/>
                <table:data-pilot-member table:name="1.85" table:display="true" table:show-details="true"/>
                <table:data-pilot-member table:name="1.93" table:display="true" table:show-details="true"/>
                <table:data-pilot-member table:name="1.94" table:display="true" table:show-details="true"/>
                <table:data-pilot-member table:name="2.01" table:display="true" table:show-details="true"/>
                <table:data-pilot-member table:name="2.03" table:display="true" table:show-details="true"/>
                <table:data-pilot-member table:name="2.06" table:display="true" table:show-details="true"/>
                <table:data-pilot-member table:name="2.09" table:display="true" table:show-details="true"/>
                <table:data-pilot-member table:name="2.11" table:display="true" table:show-details="true"/>
                <table:data-pilot-member table:name="2.16" table:display="true" table:show-details="true"/>
                <table:data-pilot-member table:name="2.42" table:display="true" table:show-details="true"/>
                <table:data-pilot-member table:name="2.45" table:display="true" table:show-details="true"/>
                <table:data-pilot-member table:name="2.59" table:display="true" table:show-details="true"/>
                <table:data-pilot-member table:name="2.63" table:display="true" table:show-details="true"/>
                <table:data-pilot-member table:name="2.64" table:display="true" table:show-details="true"/>
                <table:data-pilot-member table:name="2.75" table:display="true" table:show-details="true"/>
                <table:data-pilot-member table:name="2.96" table:display="true" table:show-details="true"/>
                <table:data-pilot-member table:name="2.97" table:display="true" table:show-details="true"/>
                <table:data-pilot-member table:name="3.00" table:display="true" table:show-details="true"/>
                <table:data-pilot-member table:name="3.05" table:display="true" table:show-details="true"/>
                <table:data-pilot-member table:name="3.08" table:display="true" table:show-details="true"/>
                <table:data-pilot-member table:name="3.25" table:display="true" table:show-details="true"/>
                <table:data-pilot-member table:name="3.43" table:display="true" table:show-details="true"/>
                <table:data-pilot-member table:name="3.52" table:display="true" table:show-details="true"/>
                <table:data-pilot-member table:name="3.70" table:display="true" table:show-details="true"/>
                <table:data-pilot-member table:name="3.74" table:display="true" table:show-details="true"/>
                <table:data-pilot-member table:name="3.79" table:display="true" table:show-details="true"/>
                <table:data-pilot-member table:name="4.14" table:display="true" table:show-details="true"/>
                <table:data-pilot-member table:name="4.21" table:display="true" table:show-details="true"/>
                <table:data-pilot-member table:name="4.30" table:display="true" table:show-details="true"/>
                <table:data-pilot-member table:name="4.31" table:display="true" table:show-details="true"/>
                <table:data-pilot-member table:name="4.39" table:display="true" table:show-details="true"/>
                <table:data-pilot-member table:name="4.40" table:display="true" table:show-details="true"/>
                <table:data-pilot-member table:name="4.43" table:display="true" table:show-details="true"/>
                <table:data-pilot-member table:name="4.44" table:display="true" table:show-details="true"/>
                <table:data-pilot-member table:name="4.46" table:display="true" table:show-details="true"/>
                <table:data-pilot-member table:name="4.52" table:display="true" table:show-details="true"/>
                <table:data-pilot-member table:name="4.58" table:display="true" table:show-details="true"/>
                <table:data-pilot-member table:name="4.60" table:display="true" table:show-details="true"/>
                <table:data-pilot-member table:name="5.05" table:display="true" table:show-details="true"/>
                <table:data-pilot-member table:name="5.53" table:display="true" table:show-details="true"/>
                <table:data-pilot-member table:name="5.55" table:display="true" table:show-details="true"/>
                <table:data-pilot-member table:name="5.61" table:display="true" table:show-details="true"/>
                <table:data-pilot-member table:name="5.91" table:display="true" table:show-details="true"/>
                <table:data-pilot-member table:name="5.94" table:display="true" table:show-details="true"/>
                <table:data-pilot-member table:name="6.06" table:display="true" table:show-details="true"/>
                <table:data-pilot-member table:name="6.36" table:display="true" table:show-details="true"/>
                <table:data-pilot-member table:name="6.54" table:display="true" table:show-details="true"/>
                <table:data-pilot-member table:name="7.11" table:display="true" table:show-details="true"/>
                <table:data-pilot-member table:name="7.17" table:display="true" table:show-details="true"/>
                <table:data-pilot-member table:name="7.29" table:display="true" table:show-details="true"/>
                <table:data-pilot-member table:name="7.62" table:display="true" table:show-details="true"/>
                <table:data-pilot-member table:name="8.14" table:display="true" table:show-details="true"/>
                <table:data-pilot-member table:name="8.22" table:display="true" table:show-details="true"/>
                <table:data-pilot-member table:name="8.29" table:display="true" table:show-details="true"/>
                <table:data-pilot-member table:name="8.62" table:display="true" table:show-details="true"/>
                <table:data-pilot-member table:name="8.70" table:display="true" table:show-details="true"/>
                <table:data-pilot-member table:name="9.54" table:display="true" table:show-details="true"/>
                <table:data-pilot-member table:name="9.59" table:display="true" table:show-details="true"/>
                <table:data-pilot-member table:name="9.94" table:display="true" table:show-details="true"/>
                <table:data-pilot-member table:name="9.95" table:display="true" table:show-details="true"/>
                <table:data-pilot-member table:name="9.96" table:display="true" table:show-details="true"/>
                <table:data-pilot-member table:name="10.12" table:display="true" table:show-details="true"/>
                <table:data-pilot-member table:name="10.41" table:display="true" table:show-details="true"/>
                <table:data-pilot-member table:name="10.66" table:display="true" table:show-details="true"/>
                <table:data-pilot-member table:name="10.79" table:display="true" table:show-details="true"/>
                <table:data-pilot-member table:name="11.57" table:display="true" table:show-details="true"/>
                <table:data-pilot-member table:name="11.58" table:display="true" table:show-details="true"/>
                <table:data-pilot-member table:name="11.80" table:display="true" table:show-details="true"/>
                <table:data-pilot-member table:name="12.18" table:display="true" table:show-details="true"/>
                <table:data-pilot-member table:name="13.19" table:display="true" table:show-details="true"/>
                <table:data-pilot-member table:name="13.54" table:display="true" table:show-details="true"/>
                <table:data-pilot-member table:name="13.76" table:display="true" table:show-details="true"/>
                <table:data-pilot-member table:name="14.03" table:display="true" table:show-details="true"/>
                <table:data-pilot-member table:name="14.82" table:display="true" table:show-details="true"/>
                <table:data-pilot-member table:name="15.06" table:display="true" table:show-details="true"/>
                <table:data-pilot-member table:name="18.34" table:display="true" table:show-details="true"/>
                <table:data-pilot-member table:name="18.36" table:display="true" table:show-details="true"/>
                <table:data-pilot-member table:name="21.60" table:display="true" table:show-details="true"/>
                <table:data-pilot-member table:name="22.35" table:display="true" table:show-details="true"/>
                <table:data-pilot-member table:name="22.36" table:display="true" table:show-details="true"/>
                <table:data-pilot-member table:name="23.04" table:display="true" table:show-details="true"/>
                <table:data-pilot-member table:name="23.88" table:display="true" table:show-details="true"/>
                <table:data-pilot-member table:name="32.51" table:display="true" table:show-details="true"/>
                <table:data-pilot-member table:name="32.54" table:display="true" table:show-details="true"/>
                <table:data-pilot-member table:name="32.89" table:display="true" table:show-details="true"/>
                <table:data-pilot-member table:name="34.16" table:display="true" table:show-details="true"/>
                <table:data-pilot-member table:name="37.55" table:display="true" table:show-details="true"/>
                <table:data-pilot-member table:name="39.26" table:display="true" table:show-details="true"/>
                <table:data-pilot-member table:name="40.76" table:display="true" table:show-details="true"/>
                <table:data-pilot-member table:name="43.89" table:display="true" table:show-details="true"/>
                <table:data-pilot-member table:name="43.91" table:display="true" table:show-details="true"/>
                <table:data-pilot-member table:name="45.15" table:display="true" table:show-details="true"/>
                <table:data-pilot-member table:name="46.43" table:display="true" table:show-details="true"/>
                <table:data-pilot-member table:name="47.30" table:display="true" table:show-details="true"/>
                <table:data-pilot-member table:name="47.42" table:display="true" table:show-details="true"/>
                <table:data-pilot-member table:name="52.11" table:display="true" table:show-details="true"/>
                <table:data-pilot-member table:name="55.52" table:display="true" table:show-details="true"/>
                <table:data-pilot-member table:name="58.08" table:display="true" table:show-details="true"/>
                <table:data-pilot-member table:name="61.91" table:display="true" table:show-details="true"/>
                <table:data-pilot-member table:name="64.29" table:display="true" table:show-details="true"/>
                <table:data-pilot-member table:name="72.67" table:display="true" table:show-details="true"/>
                <table:data-pilot-member table:name="78.37" table:display="true" table:show-details="true"/>
                <table:data-pilot-member table:name="93.22" table:display="true" table:show-details="true"/>
                <table:data-pilot-member table:name="105.72" table:display="true" table:show-details="true"/>
                <table:data-pilot-member table:name="120.04" table:display="true" table:show-details="true"/>
                <table:data-pilot-member table:name="122.95" table:display="true" table:show-details="true"/>
                <table:data-pilot-member table:name="156.52" table:display="true" table:show-details="true"/>
                <table:data-pilot-member table:name="159.29" table:display="true" table:show-details="true"/>
                <table:data-pilot-member table:name="193.05" table:display="true" table:show-details="true"/>
                <table:data-pilot-member table:name="194.92" table:display="true" table:show-details="true"/>
                <table:data-pilot-member table:name="206.18" table:display="true" table:show-details="true"/>
                <table:data-pilot-member table:name="212.64" table:display="true" table:show-details="true"/>
                <table:data-pilot-member table:name="299.79" table:display="true" table:show-details="true"/>
                <table:data-pilot-member table:name="363.80" table:display="true" table:show-details="true"/>
                <table:data-pilot-member table:name="571.82" table:display="true" table:show-details="true"/>
                <table:data-pilot-member table:name="6845.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B nodes" table:orientation="data" table:used-hierarchy="0" table:function="average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3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3" table:display="true" table:show-details="true"/>
                <table:data-pilot-member table:name="67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9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101" table:display="true" table:show-details="true"/>
                <table:data-pilot-member table:name="103" table:display="true" table:show-details="true"/>
                <table:data-pilot-member table:name="107" table:display="true" table:show-details="true"/>
                <table:data-pilot-member table:name="121" table:display="true" table:show-details="true"/>
                <table:data-pilot-member table:name="125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43" table:display="true" table:show-details="true"/>
                <table:data-pilot-member table:name="147" table:display="true" table:show-details="true"/>
                <table:data-pilot-member table:name="151" table:display="true" table:show-details="true"/>
                <table:data-pilot-member table:name="163" table:display="true" table:show-details="true"/>
                <table:data-pilot-member table:name="173" table:display="true" table:show-details="true"/>
                <table:data-pilot-member table:name="185" table:display="true" table:show-details="true"/>
                <table:data-pilot-member table:name="203" table:display="true" table:show-details="true"/>
                <table:data-pilot-member table:name="209" table:display="true" table:show-details="true"/>
                <table:data-pilot-member table:name="239" table:display="true" table:show-details="true"/>
                <table:data-pilot-member table:name="251" table:display="true" table:show-details="true"/>
                <table:data-pilot-member table:name="253" table:display="true" table:show-details="true"/>
                <table:data-pilot-member table:name="357" table:display="true" table:show-details="true"/>
                <table:data-pilot-member table:name="387" table:display="true" table:show-details="true"/>
                <table:data-pilot-member table:name="639" table:display="true" table:show-details="true"/>
                <table:data-pilot-member table:name="801" table:display="true" table:show-details="true"/>
                <table:data-pilot-member table:name="8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 cuts Det" table:orientation="data" table:used-hierarchy="0" table:function="average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92" table:display="true" table:show-details="true"/>
                <table:data-pilot-member table:name="94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03" table:display="true" table:show-details="true"/>
                <table:data-pilot-member table:name="106" table:display="true" table:show-details="true"/>
                <table:data-pilot-member table:name="109" table:display="true" table:show-details="true"/>
                <table:data-pilot-member table:name="112" table:display="true" table:show-details="true"/>
                <table:data-pilot-member table:name="114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44" table:display="true" table:show-details="true"/>
                <table:data-pilot-member table:name="147" table:display="true" table:show-details="true"/>
                <table:data-pilot-member table:name="162" table:display="true" table:show-details="true"/>
                <table:data-pilot-member table:name="185" table:display="true" table:show-details="true"/>
                <table:data-pilot-member table:name="196" table:display="true" table:show-details="true"/>
                <table:data-pilot-member table:name="209" table:display="true" table:show-details="true"/>
                <table:data-pilot-member table:name="214" table:display="true" table:show-details="true"/>
                <table:data-pilot-member table:name="217" table:display="true" table:show-details="true"/>
                <table:data-pilot-member table:name="226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45" table:display="true" table:show-details="true"/>
                <table:data-pilot-member table:name="260" table:display="true" table:show-details="true"/>
                <table:data-pilot-member table:name="265" table:display="true" table:show-details="true"/>
                <table:data-pilot-member table:name="279" table:display="true" table:show-details="true"/>
                <table:data-pilot-member table:name="290" table:display="true" table:show-details="true"/>
                <table:data-pilot-member table:name="298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46" table:display="true" table:show-details="true"/>
                <table:data-pilot-member table:name="359" table:display="true" table:show-details="true"/>
                <table:data-pilot-member table:name="370" table:display="true" table:show-details="true"/>
                <table:data-pilot-member table:name="400" table:display="true" table:show-details="true"/>
                <table:data-pilot-member table:name="433" table:display="true" table:show-details="true"/>
                <table:data-pilot-member table:name="494" table:display="true" table:show-details="true"/>
                <table:data-pilot-member table:name="498" table:display="true" table:show-details="true"/>
                <table:data-pilot-member table:name="528" table:display="true" table:show-details="true"/>
                <table:data-pilot-member table:name="531" table:display="true" table:show-details="true"/>
                <table:data-pilot-member table:name="570" table:display="true" table:show-details="true"/>
                <table:data-pilot-member table:name="617" table:display="true" table:show-details="true"/>
                <table:data-pilot-member table:name="658" table:display="true" table:show-details="true"/>
                <table:data-pilot-member table:name="675" table:display="true" table:show-details="true"/>
                <table:data-pilot-member table:name="768" table:display="true" table:show-details="true"/>
                <table:data-pilot-member table:name="814" table:display="true" table:show-details="true"/>
                <table:data-pilot-member table:name="840" table:display="true" table:show-details="true"/>
                <table:data-pilot-member table:name="909" table:display="true" table:show-details="true"/>
                <table:data-pilot-member table:name="968" table:display="true" table:show-details="true"/>
                <table:data-pilot-member table:name="991" table:display="true" table:show-details="true"/>
                <table:data-pilot-member table:name="994" table:display="true" table:show-details="true"/>
                <table:data-pilot-member table:name="1617" table:display="true" table:show-details="true"/>
                <table:data-pilot-member table:name="1987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 cuts Stoc" table:orientation="data" table:used-hierarchy="0" table:function="average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94" table:display="true" table:show-details="true"/>
                <table:data-pilot-member table:name="98" table:display="true" table:show-details="true"/>
                <table:data-pilot-member table:name="106" table:display="true" table:show-details="true"/>
                <table:data-pilot-member table:name="111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5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3" table:display="true" table:show-details="true"/>
                <table:data-pilot-member table:name="174" table:display="true" table:show-details="true"/>
                <table:data-pilot-member table:name="184" table:display="true" table:show-details="true"/>
                <table:data-pilot-member table:name="212" table:display="true" table:show-details="true"/>
                <table:data-pilot-member table:name="2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_counterex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ts per nod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25" table:display="true" table:show-details="true"/>
                <table:data-pilot-member table:name="0.3333333333" table:display="true" table:show-details="true"/>
                <table:data-pilot-member table:name="0.4285714286" table:display="true" table:show-details="true"/>
                <table:data-pilot-member table:name="0.4333333333" table:display="true" table:show-details="true"/>
                <table:data-pilot-member table:name="0.5" table:display="true" table:show-details="true"/>
                <table:data-pilot-member table:name="0.5454545455" table:display="true" table:show-details="true"/>
                <table:data-pilot-member table:name="0.5555555556" table:display="true" table:show-details="true"/>
                <table:data-pilot-member table:name="0.5833333333" table:display="true" table:show-details="true"/>
                <table:data-pilot-member table:name="0.6" table:display="true" table:show-details="true"/>
                <table:data-pilot-member table:name="0.625" table:display="true" table:show-details="true"/>
                <table:data-pilot-member table:name="0.6666666667" table:display="true" table:show-details="true"/>
                <table:data-pilot-member table:name="0.6875" table:display="true" table:show-details="true"/>
                <table:data-pilot-member table:name="0.7" table:display="true" table:show-details="true"/>
                <table:data-pilot-member table:name="0.7264150943" table:display="true" table:show-details="true"/>
                <table:data-pilot-member table:name="0.75" table:display="true" table:show-details="true"/>
                <table:data-pilot-member table:name="0.7857142857" table:display="true" table:show-details="true"/>
                <table:data-pilot-member table:name="0.8125" table:display="true" table:show-details="true"/>
                <table:data-pilot-member table:name="0.8571428571" table:display="true" table:show-details="true"/>
                <table:data-pilot-member table:name="0.875" table:display="true" table:show-details="true"/>
                <table:data-pilot-member table:name="0.9" table:display="true" table:show-details="true"/>
                <table:data-pilot-member table:name="0.96875" table:display="true" table:show-details="true"/>
                <table:data-pilot-member table:name="1" table:display="true" table:show-details="true"/>
                <table:data-pilot-member table:name="1.008" table:display="true" table:show-details="true"/>
                <table:data-pilot-member table:name="1.0263157895" table:display="true" table:show-details="true"/>
                <table:data-pilot-member table:name="1.0476190476" table:display="true" table:show-details="true"/>
                <table:data-pilot-member table:name="1.05" table:display="true" table:show-details="true"/>
                <table:data-pilot-member table:name="1.0909090909" table:display="true" table:show-details="true"/>
                <table:data-pilot-member table:name="1.1052631579" table:display="true" table:show-details="true"/>
                <table:data-pilot-member table:name="1.1111111111" table:display="true" table:show-details="true"/>
                <table:data-pilot-member table:name="1.125" table:display="true" table:show-details="true"/>
                <table:data-pilot-member table:name="1.15" table:display="true" table:show-details="true"/>
                <table:data-pilot-member table:name="1.1666666667" table:display="true" table:show-details="true"/>
                <table:data-pilot-member table:name="1.1875" table:display="true" table:show-details="true"/>
                <table:data-pilot-member table:name="1.2" table:display="true" table:show-details="true"/>
                <table:data-pilot-member table:name="1.2142857143" table:display="true" table:show-details="true"/>
                <table:data-pilot-member table:name="1.2333333333" table:display="true" table:show-details="true"/>
                <table:data-pilot-member table:name="1.25" table:display="true" table:show-details="true"/>
                <table:data-pilot-member table:name="1.275" table:display="true" table:show-details="true"/>
                <table:data-pilot-member table:name="1.2777777778" table:display="true" table:show-details="true"/>
                <table:data-pilot-member table:name="1.2916666667" table:display="true" table:show-details="true"/>
                <table:data-pilot-member table:name="1.3148148148" table:display="true" table:show-details="true"/>
                <table:data-pilot-member table:name="1.3225806452" table:display="true" table:show-details="true"/>
                <table:data-pilot-member table:name="1.3333333333" table:display="true" table:show-details="true"/>
                <table:data-pilot-member table:name="1.3513513514" table:display="true" table:show-details="true"/>
                <table:data-pilot-member table:name="1.3651685393" table:display="true" table:show-details="true"/>
                <table:data-pilot-member table:name="1.375" table:display="true" table:show-details="true"/>
                <table:data-pilot-member table:name="1.4583333333" table:display="true" table:show-details="true"/>
                <table:data-pilot-member table:name="1.4596774194" table:display="true" table:show-details="true"/>
                <table:data-pilot-member table:name="1.5" table:display="true" table:show-details="true"/>
                <table:data-pilot-member table:name="1.5153846154" table:display="true" table:show-details="true"/>
                <table:data-pilot-member table:name="1.5357142857" table:display="true" table:show-details="true"/>
                <table:data-pilot-member table:name="1.6428571429" table:display="true" table:show-details="true"/>
                <table:data-pilot-member table:name="1.6818181818" table:display="true" table:show-details="true"/>
                <table:data-pilot-member table:name="1.78125" table:display="true" table:show-details="true"/>
                <table:data-pilot-member table:name="1.7857142857" table:display="true" table:show-details="true"/>
                <table:data-pilot-member table:name="1.8431372549" table:display="true" table:show-details="true"/>
                <table:data-pilot-member table:name="1.8833333333" table:display="true" table:show-details="true"/>
                <table:data-pilot-member table:name="1.9" table:display="true" table:show-details="true"/>
                <table:data-pilot-member table:name="1.9027777778" table:display="true" table:show-details="true"/>
                <table:data-pilot-member table:name="1.9166666667" table:display="true" table:show-details="true"/>
                <table:data-pilot-member table:name="1.9243697479" table:display="true" table:show-details="true"/>
                <table:data-pilot-member table:name="1.9583333333" table:display="true" table:show-details="true"/>
                <table:data-pilot-member table:name="1.9705882353" table:display="true" table:show-details="true"/>
                <table:data-pilot-member table:name="1.9782608696" table:display="true" table:show-details="true"/>
                <table:data-pilot-member table:name="2.0131578947" table:display="true" table:show-details="true"/>
                <table:data-pilot-member table:name="2.0454545455" table:display="true" table:show-details="true"/>
                <table:data-pilot-member table:name="2.1" table:display="true" table:show-details="true"/>
                <table:data-pilot-member table:name="2.1413043478" table:display="true" table:show-details="true"/>
                <table:data-pilot-member table:name="2.1567436209" table:display="true" table:show-details="true"/>
                <table:data-pilot-member table:name="2.2121212121" table:display="true" table:show-details="true"/>
                <table:data-pilot-member table:name="2.2875647668" table:display="true" table:show-details="true"/>
                <table:data-pilot-member table:name="2.2993730408" table:display="true" table:show-details="true"/>
                <table:data-pilot-member table:name="2.375" table:display="true" table:show-details="true"/>
                <table:data-pilot-member table:name="2.40875" table:display="true" table:show-details="true"/>
                <table:data-pilot-member table:name="2.4166666667" table:display="true" table:show-details="true"/>
                <table:data-pilot-member table:name="2.425" table:display="true" table:show-details="true"/>
                <table:data-pilot-member table:name="2.4333333333" table:display="true" table:show-details="true"/>
                <table:data-pilot-member table:name="2.5" table:display="true" table:show-details="true"/>
                <table:data-pilot-member table:name="2.5217391304" table:display="true" table:show-details="true"/>
                <table:data-pilot-member table:name="2.5714285714" table:display="true" table:show-details="true"/>
                <table:data-pilot-member table:name="2.595890411" table:display="true" table:show-details="true"/>
                <table:data-pilot-member table:name="2.6707317073" table:display="true" table:show-details="true"/>
                <table:data-pilot-member table:name="2.72" table:display="true" table:show-details="true"/>
                <table:data-pilot-member table:name="2.8095238095" table:display="true" table:show-details="true"/>
                <table:data-pilot-member table:name="2.8181818182" table:display="true" table:show-details="true"/>
                <table:data-pilot-member table:name="2.8191489362" table:display="true" table:show-details="true"/>
                <table:data-pilot-member table:name="2.8333333333" table:display="true" table:show-details="true"/>
                <table:data-pilot-member table:name="2.9193548387" table:display="true" table:show-details="true"/>
                <table:data-pilot-member table:name="2.9342105263" table:display="true" table:show-details="true"/>
                <table:data-pilot-member table:name="3.0208333333" table:display="true" table:show-details="true"/>
                <table:data-pilot-member table:name="3.2083333333" table:display="true" table:show-details="true"/>
                <table:data-pilot-member table:name="3.4855769231" table:display="true" table:show-details="true"/>
                <table:data-pilot-member table:name="3.5555555556" table:display="true" table:show-details="true"/>
                <table:data-pilot-member table:name="3.6066666667" table:display="true" table:show-details="true"/>
                <table:data-pilot-member table:name="3.7575757576" table:display="true" table:show-details="true"/>
                <table:data-pilot-member table:name="3.7926829268" table:display="true" table:show-details="true"/>
                <table:data-pilot-member table:name="3.7962962963" table:display="true" table:show-details="true"/>
                <table:data-pilot-member table:name="3.8873239437" table:display="true" table:show-details="true"/>
                <table:data-pilot-member table:name="4.0988372093" table:display="true" table:show-details="true"/>
                <table:data-pilot-member table:name="4.2368421053" table:display="true" table:show-details="true"/>
                <table:data-pilot-member table:name="4.3267326733" table:display="true" table:show-details="true"/>
                <table:data-pilot-member table:name="5.1041666667" table:display="true" table:show-details="true"/>
                <table:data-pilot-member table:name="5.7321428571" table:display="true" table:show-details="true"/>
                <table:data-pilot-member table:name="6.4482758621" table:display="true" table:show-details="true"/>
                <table:data-pilot-member table:name="7.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09:49:47.982598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7:26:55.094856953</meta:creation-date>
    <dc:date>2018-04-08T11:43:14.936606324</dc:date>
    <meta:editing-duration>PT2H23M29S</meta:editing-duration>
    <meta:editing-cycles>20</meta:editing-cycles>
    <meta:generator>LibreOffice/5.1.6.2$Linux_X86_64 LibreOffice_project/10m0$Build-2</meta:generator>
    <meta:document-statistic meta:table-count="3" meta:cell-count="3079" meta:object-count="0"/>
    <meta:user-defined meta:name="qrichtext">1</meta:user-defined>
  </office:meta>
</office:document-meta>
</file>